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97.75mm"/>
    </style:style>
    <style:style style:name="co2" style:family="table-column">
      <style:table-column-properties fo:break-before="auto" style:column-width="110.65mm"/>
    </style:style>
    <style:style style:name="co3" style:family="table-column">
      <style:table-column-properties fo:break-before="auto" style:column-width="93.13mm"/>
    </style:style>
    <style:style style:name="co4" style:family="table-column">
      <style:table-column-properties fo:break-before="auto" style:column-width="117.65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3.39mm" fo:break-before="auto" style:use-optimal-row-height="true"/>
    </style:style>
    <style:style style:name="ro3" style:family="table-row">
      <style:table-row-properties style:row-height="29.1mm" fo:break-before="auto" style:use-optimal-row-height="true"/>
    </style:style>
    <style:style style:name="ro4" style:family="table-row">
      <style:table-row-properties style:row-height="76.73mm" fo:break-before="auto" style:use-optimal-row-height="true"/>
    </style:style>
    <style:style style:name="ro5" style:family="table-row">
      <style:table-row-properties style:row-height="33.87mm" fo:break-before="auto" style:use-optimal-row-height="true"/>
    </style:style>
    <style:style style:name="ro6" style:family="table-row">
      <style:table-row-properties style:row-height="24.34mm" fo:break-before="auto" style:use-optimal-row-height="true"/>
    </style:style>
    <style:style style:name="ro7" style:family="table-row">
      <style:table-row-properties style:row-height="38.63mm" fo:break-before="auto" style:use-optimal-row-height="true"/>
    </style:style>
    <style:style style:name="ro8" style:family="table-row">
      <style:table-row-properties style:row-height="129.12mm" fo:break-before="auto" style:use-optimal-row-height="true"/>
    </style:style>
    <style:style style:name="ro9" style:family="table-row">
      <style:table-row-properties style:row-height="19.58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ext-properties fo:font-weight="bold" style:font-weight-asian="bold" style:font-weight-complex="bold"/>
    </style:style>
    <style:style style:name="ce7" style:family="table-cell" style:parent-style-name="Default">
      <style:table-cell-properties fo:wrap-option="wrap"/>
      <style:text-properties fo:font-weight="bold" style:font-weight-asian="bold" style:font-weight-complex="bold"/>
    </style:style>
    <style:style style:name="ce8" style:family="table-cell" style:parent-style-name="Default">
      <style:table-cell-properties fo:wrap-option="wrap"/>
    </style:style>
    <style:style style:name="ce9"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ZeeNews" table:style-name="ta1">
        <table:table-column table:style-name="co1" table:default-cell-style-name="ce8"/>
        <table:table-column table:style-name="co2" table:default-cell-style-name="Default"/>
        <table:table-column table:style-name="co3" table:default-cell-style-name="ce8"/>
        <table:table-column table:style-name="co4" table:default-cell-style-name="ce8"/>
        <table:table-row table:style-name="ro1">
          <table:table-cell table:style-name="ce7" office:value-type="string" calcext:value-type="string">
            <text:p>Title</text:p>
          </table:table-cell>
          <table:table-cell table:style-name="ce9" office:value-type="string" calcext:value-type="string">
            <text:p>Date and Time</text:p>
          </table:table-cell>
          <table:table-cell table:style-name="ce7" office:value-type="string" calcext:value-type="string">
            <text:p>Image Source</text:p>
          </table:table-cell>
          <table:table-cell table:style-name="ce7" office:value-type="string" calcext:value-type="string">
            <text:p>Story</text:p>
          </table:table-cell>
        </table:table-row>
        <table:table-row table:style-name="ro2">
          <table:table-cell office:value-type="string" calcext:value-type="string">
            <text:p>Congress On Adani: ईडी दफ्तर में अडानी मामले की शिकायत करने से रोका गया तो मल्लिकार्जुन खरगे ने कर दिया ईमेल</text:p>
          </table:table-cell>
          <table:table-cell office:value-type="string" calcext:value-type="string">
            <text:p>By: एबीपी न्यूज, एजेंसी | Updated at : 15 Mar 2023 06:26 PM (IST) <text:s/></text:p>
          </table:table-cell>
          <table:table-cell office:value-type="string" calcext:value-type="string">
            <text:p><text:a xlink:href="https://feeds.abplive.com/onecms/images/uploaded-images/2023/03/15/832f3adfb80d6bbf41a77e98f23f34131678883029270330_original.jpg?impolicy=abp_cdn&amp;imwidth=720" xlink:type="simple">https://feeds.abplive.com/onecms/images/uploaded-images/2023/03/15/832f3adfb80d6bbf41a77e98f23f34131678883029270330_original.jpg?impolicy=abp_cdn&amp;imwidth=720</text:a></text:p>
          </table:table-cell>
          <table:table-cell office:value-type="string" calcext:value-type="string">
            <text:p>['By: एबीपी न्यूज, एजेंसी | Updated at : 15 Mar 2023 06:26 PM (IST) <text:s/>', '\n', 'अडानी समूह के खिलाफ मार्च में कांग्रेस अध्यक्ष मल्लिकार्जुन खरगे <text:s/>( Image Source : PTI )', 'Mallikarjun Kharge Email To ED Over Adani: कांग्रेस अध्यक्ष मल्लिकार्जुन खरगे ने बुधवार (15 मार्च) को प्रवर्तन निदेशालय (ED) को ईमेल के माध्यम से एक पत्र भेजा, जिसके जरिये अडानी समूह पर लगाए गए धोखाधड़ी के आरोपों पर तत्काल प्रभाव से कार्रवाई करने की मांग की गई है. कथित तौर पर खरगे ने यह ईमेल 16 विपक्षी दलों के नेताओं को प्रवर्तन निदेशालय के कार्यालय में पहुंचकर हाथ से पत्र जमा करने से रोके जाने के बाद किया है.\xa0', 'बुधवार को संसद परिसर से ईडी कार्यालय तक बैरिकेड लगाए गए. रिपोर्ट्स के मुताबिक, नेताओं को ईडी कार्यालय तक पहुंचने से रोकने के लिए पुलिस ने यह कदम उठाया. इस दौरान परिसर के आसपास कथित तौर पर धारा 144 लागू कर दी गई, जो एक जगह चार से ज्यादा लोगों के इकट्ठा होने को प्रतिबंधित करती है.\xa0ईडी मुख्यालय की ओर मार्च निकालने वाले 16 विपक्षी दलों के नेताओं को पुलिस ने विजय चौक पर ही रोक लिया.', "'ED अपने अधिकार क्षेत्र का त्याग नहीं कर सकती'", 'ईडी के निदेशक एसके मिश्रा को ईमेल किए गए पत्र में विपक्षी नेताओं ने कहा कि यह संस्था अपने अधिकार क्षेत्र का त्याग नहीं कर सकती और उसे जांच करनी चाहिए. कांग्रेस अध्यक्ष खरगे ने मीडिया से कहा, ‘‘हम अडानी समूह के घोटाले के मामले में ज्ञापन देने के लिए ईडी निदेशक से मिलने जा रहे थे, लेकिन सरकार ने हमें रोक लिया और विजय चौक तक भी जाने नहीं दिया. उन्होंने दावा किया, ‘‘लाखों करोड़ रुपये का घोटाला हुआ है. एलआईसी, स्टेट बैंक और दूसरे कई बैंक बर्बाद हो गए हैं. लोगों के बैंकों में रखे पैसे एक व्यक्ति को दे दिए गए. एक व्यक्ति अचानक से इतना अमीर हो गया. आज इस व्यक्ति की संपत्ति 13 लाख करोड़ रुपये हो गई है.’’', 'उन्होंने कहा, ‘‘इसकी जांच होनी चाहिए कि अडाणी और मोदी जी का रिश्ता क्या है.’’ राष्ट्रीय जनता दल के सांसद मनोज झा ने आरोप लगाया कि यह तानाशाही सरकार है और यह विपक्ष की आवाज को दबाना चाहती है.\xa0', 'जयराम रमेश ने ट्वीट की पत्र की कॉपी', 'कांग्रेस महासचिव जयराम रमेश ने ईडी निदेशक को मेल किया गया पत्र साझा करते हुए ट्वीट किया, ‘‘ईडी को अडानी घोटाले की जांच की मांग का शिकायती पत्र सौंपने जा रहे 16 विपक्षी दलों के नेताओं और सांसदों को आज दोपहर ईडी के कार्यालय तक जाने से रोक दिया गया. यह वह पत्र है, जिसे ईडी को ईमेल किया गया है.’’\xa0', 'ईडी को अडानी घोटाले की जांच की मांग का शिकायती पत्र सौंपने जा रहे 16 विपक्षी दलों के नेताओं और सांसदों को आज दोपहर ईडी के कार्यालय तक जाने से रोक दिया गया।यह वह पत्र है, जिसे ईडी को ईमेल किया गया है। pic.twitter.com/u9XGWOmE2V', '\n\n', 'कांग्रेस के अलावा इन दलों ने किए पत्र पर हस्ताक्षर', 'कांग्रेस समेत कई विपक्षी दलों ने अडानी समूह के खिलाफ तीन पन्नों के इस पत्र में ‘शेल’ कंपनियों और धनशोधन समेत कई आरोप लगाए गए हैं.\xa0कांग्रेस, भारतीय कम्युनिस्ट पार्टी, मार्क्सवादी कम्युनिस्ट पार्टी, जनता दल (यूनाइटेड), शिवसेना (यूबीटी), राष्ट्रीय जनता दल, झारखंड मुक्ति मोर्चा, आम आदमी पार्टी, इंडियन यूनियन मुस्लिम लीग, और कई अन्य दलों के नेताओं ने इस पत्र पर हस्ताक्षर किए हैं.\xa0', 'मार्च पर पहले खरगे के ऑफिस में बनाई गई थी रणनीति', 'विपक्षी दलों के मार्च से पहले, खरगे के संसद भवन परिसर स्थित कार्यालय में विपक्षी दलों के नेताओं ने अडाणी समूह से जुड़े मुद्दे पर अपनी संयुक्त रणनीति में समन्वय के लिए एक बैठक की थी. तृणमूल कांग्रेस विपक्षी दलों के इस मार्च का हिस्सा नहीं थी. उसके सांसदों ने घरेलू रसोई गैस (एलपीजी) की कीमतों में वृद्धि को लेकर संसद भवन परिसर में महात्मा गांधी की प्रतिमा के सामने प्रदर्शन किया.', 'अडानी मामले पर JPC की मांग कर रहा विपक्ष', 'अमेरिकी वित्तीय शोध संस्था ‘हिंडनबर्ग रिसर्च’ की रिपोर्ट आने के बाद से ही अडानी समूह और प्रधानमंत्री नरेंद्र मोदी पर लगातार हमलावर विपक्षी दलों के सदस्यों की मांग है कि इस मुद्दे की जांच के लिए संयुक्त संसदीय समिति (JPC) का गठन किया जाए.\xa0उल्लेखनीय है कि ‘हिंडनबर्ग रिसर्च’ ने अडानी समूह के खिलाफ फर्जी तरीके से लेन-देन और शेयर की कीमतों में हेर-फेर सहित कई आरोप लगाए थे. अडानी समूह ने इन आरोपों को झूठा करार देते हुए कहा था कि उसने सभी कानूनों और प्रावधानों का पालन किया है.', "यह भी पढ़ें- Rahul Gandhi Remarks: 'राहुल गांधी की संसद सदस्यता खत्म कर दें', बीजेपी सांसद ने स्पीकर को लिखा पत्र", 'Delhi Excise Policy: दिल्ली सरकार ने 6 महीने के लिए बढ़ाई मौजूदा आबकारी नीति, सीएम केजरीवाल ने दी मंजूरी', 'क्या प्रधानमंत्री नरेंद्र मोदी को मिल सकता है शांति का नोबेल पुरस्कार?', 'Viral Video: टिकट चेकर और महिला यात्री के बीच स्टेशन पर हुई झड़प, वीडियो वायरल हुआ तो रेलवे ने किया सस्पेंड', 'Cheating Case: मुख्यमंत्री जगन मोहन रेड्डी का PA बनकर पूर्व रणजी क्रिकेटर ने कर ली लाखों की ठगी, अब चढ़ा पुलिस के हत्थे', "Uddhav vs Shinde: 'शिंदे कैंप के विधायकों को उद्धव ठाकरे के कांग्रेस-NCP से गठबंधन पर एतराज था तो...', सुप्रीम कोर्ट की अहम टिप्पणी", 'IPL\xa02023: ऋषभ पंत से लेकर जसप्रीत बुमराह तक, आगामी सीजन में ये बड़े खिलाड़ी नहीं दिखेंगे मैदान पर', 'सिलिकॉन वैली: <text:s/>हिंदू-मुसलमान या फिर सिख, कोई भी हो अब हर युवा यहीं जाना चाहता है, जानिए क्यों?', 'Sonu Sood को ऑफर हुए राज्यसभा और डिप्टी सीएम बनने के पद, पॉलिटिक्स जॉइन करने के सवाल पर एक्टर ने किया खुलासा', 'Mobile Tariff: रिलायंस जियो के इस धमाकेदार नए पोस्ट-पेड टैरिफ प्लान ने बढ़ाई एयरटेल-वोडाफोन आइडिया की मुश्किल!', 'SCO Summit: एससीओ समिट के लिए भारत ने पाकिस्तान के रक्षा मंत्री को भेजा न्यौता, अगले महीने दिल्ली में होगी मीटिंग']</text:p>
          </table:table-cell>
        </table:table-row>
        <table:table-row table:style-name="ro3">
          <table:table-cell office:value-type="string" calcext:value-type="string">
            <text:p>Delhi Excise Policy: दिल्ली सरकार ने 6 महीने के लिए बढ़ाई मौजूदा आबकारी नीति, सीएम केजरीवाल ने दी मंजूरी</text:p>
          </table:table-cell>
          <table:table-cell office:value-type="string" calcext:value-type="string">
            <text:p>By: सुशांत शुक्ला | Updated at : 15 Mar 2023 06:23 PM (IST) <text:s/></text:p>
          </table:table-cell>
          <table:table-cell office:value-type="string" calcext:value-type="string">
            <text:p><text:a xlink:href="https://feeds.abplive.com/onecms/images/uploaded-images/2023/03/15/aee0fbfcf8a103982232613f8770e0ea1678880517088607_original.jpg?impolicy=abp_cdn&amp;imwidth=720" xlink:type="simple">https://feeds.abplive.com/onecms/images/uploaded-images/2023/03/15/aee0fbfcf8a103982232613f8770e0ea1678880517088607_original.jpg?impolicy=abp_cdn&amp;imwidth=720</text:a></text:p>
          </table:table-cell>
          <table:table-cell office:value-type="string" calcext:value-type="string">
            <text:p>['By: सुशांत शुक्ला | Updated at : 15 Mar 2023 06:23 PM (IST) <text:s/>', '\n', 'दिल्ली के सीएम अरविंद केजरीवाल <text:s/>( Image Source : PTI File Photo )', 'Delhi Excise Policy Extend: दिल्ली में कथित शराब घोटाले पर जारी हो-हल्ला के बीच मौजूदा पुरानी आबकारी नीति जारी रहेगी. मुख्यमंत्री अरविंद केजरीवाल ने बुधवार (15 मार्च) को वर्तमान आबकारी नीति को 6 महीने के लिए आगे बढ़ाने के प्रस्ताव को मंजूरी दे दी. सीएम केजरीवाल ने इसके साथ ही आबकारी विभाग के अधिकारियों को नई आबकारी नीति पर तेजी से काम करने के निर्देश दिए हैं.\xa0', 'इसके साथ ही दिल्ली सरकार ने आगामी तीन महीनों के लिए 5 ड्राई डे भी घोषित किए हैं. दरअसल, वर्तमान एक्साइज पॉलिसी का समय 31 मार्च को खत्म हो रहा है. जिसे 6 महीने के लिए आगे बढ़ाने का प्रस्ताव आबकारी विभाग की तरफ से दिया गया था. आबकारी मंत्री की तरफ से इसे मंजूरी देने के बाद प्रस्ताव मुख्यमंत्री अरविंद केजरीवाल के पास पहुंचा.\xa0', 'अधिकारियों को दिए ये आदेश', 'सीएम अरविंद केजरीवाल ने बुधवार (15 मार्च) को मंजूर कर दिया है. अब दिल्ली में वर्तमान में चल रही एक्साइज पॉलिसी 30 सितंबर 2023 तक लागू रहेगी. इसके साथ ही सीएम अरविंद केजरीवाल ने आबकारी विभाग को नई एक्साइज पॉलिसी पर तेजी से काम करने के निर्देश दिए हैं. उन्होंने अधिकारियों से डिटेल प्लान तैयार करने को कहा है. जिससे जल्द से जल्द दिल्ली को एक नई आबकारी नीति दी जा सके.', 'ड्राइ-डे की लिस्ट भी घोषित', 'वहीं दिल्ली सरकार ने ड्राई डे की लिस्ट भी घोषित कर दी है. दिल्ली में आगामी तीन महीने में 5 ड्राइ डे रहेंगे. दिल्ली सरकार ने 4 अप्रैल को महावीर जयंती, 7 अप्रैल को गुड फ्राइडे, 22 अप्रैल को ईद उल फितर, 5 मई को बुद्ध पूर्णिमा और 29 जून को ईद उल जुहा पर ड्राई डे घोषित किया है.', 'जेल में बंद हैं सिसोदिया', 'बता दें कि दिल्ली सरकार की ओर से लाई गई आबकारी नीति 2021-22 को वापस ले लिया गया था. साथ ही सरकार ने नई एक्साइज पॉलिसी के तैयार होने तक पुरानी शराब नीति को लागू किया गया था. हालांकि, अभी तक अधिकारियों की तरफ से नई एक्साइज पॉलिसी तैयार नहीं हो पाई है. वहीं शराब घोटाले में केजरीवाल सरकार और आम आदमी पार्टी बुरी तरह घिरी हुई है. मुख्यमंत्री के सबसे खास और पूर्व डिप्टी सीएम मनीष सिसोदिया जेल में बंद हैं.\xa0', "ये भी पढ़ें-Uddhav vs Shinde: 'शिंदे कैंप के विधायकों को उद्धव ठाकरे के कांग्रेस-NCP से गठबंधन पर एतराज था तो...', सुप्रीम कोर्ट की अहम टिप्पणी", 'क्या प्रधानमंत्री नरेंद्र मोदी को मिल सकता है शांति का नोबेल पुरस्कार?', 'Viral Video: टिकट चेकर और महिला यात्री के बीच स्टेशन पर हुई झड़प, वीडियो वायरल हुआ तो रेलवे ने किया सस्पेंड', 'Congress On Adani: ईडी दफ्तर में अडानी मामले की शिकायत करने से रोका गया तो मल्लिकार्जुन खरगे ने कर दिया ईमेल', 'Cheating Case: मुख्यमंत्री जगन मोहन रेड्डी का PA बनकर पूर्व रणजी क्रिकेटर ने कर ली लाखों की ठगी, अब चढ़ा पुलिस के हत्थे', "Uddhav vs Shinde: 'शिंदे कैंप के विधायकों को उद्धव ठाकरे के कांग्रेस-NCP से गठबंधन पर एतराज था तो...', सुप्रीम कोर्ट की अहम टिप्पणी", 'IPL\xa02023: ऋषभ पंत से लेकर जसप्रीत बुमराह तक, आगामी सीजन में ये बड़े खिलाड़ी नहीं दिखेंगे मैदान पर', 'सिलिकॉन वैली: <text:s/>हिंदू-मुसलमान या फिर सिख, कोई भी हो अब हर युवा यहीं जाना चाहता है, जानिए क्यों?', 'Sonu Sood को ऑफर हुए राज्यसभा और डिप्टी सीएम बनने के पद, पॉलिटिक्स जॉइन करने के सवाल पर एक्टर ने किया खुलासा', 'Mobile Tariff: रिलायंस जियो के इस धमाकेदार नए पोस्ट-पेड टैरिफ प्लान ने बढ़ाई एयरटेल-वोडाफोन आइडिया की मुश्किल!', 'SCO Summit: एससीओ समिट के लिए भारत ने पाकिस्तान के रक्षा मंत्री को भेजा न्यौता, अगले महीने दिल्ली में होगी मीटिंग']</text:p>
          </table:table-cell>
        </table:table-row>
        <table:table-row table:style-name="ro4">
          <table:table-cell office:value-type="string" calcext:value-type="string">
            <text:p>क्या प्रधानमंत्री नरेंद्र मोदी को मिल सकता है शांति का नोबेल पुरस्कार?</text:p>
          </table:table-cell>
          <table:table-cell office:value-type="string" calcext:value-type="string">
            <text:p>By: एबीपी लाइव प्लस | Updated at : 15 Mar 2023 06:11 PM (IST) <text:s/></text:p>
          </table:table-cell>
          <table:table-cell office:value-type="string" calcext:value-type="string">
            <text:p>https://feeds.abplive.com/onecms/images/uploaded-images/2023/02/06/62df69bb94bef1e02439ec57e8b4f20f1675659098053179_original.jpg?impolicy=abp_cdn&amp;imwidth=720</text:p>
          </table:table-cell>
          <table:table-cell office:value-type="string" calcext:value-type="string">
            <text:p>['By: एबीपी लाइव प्लस | Updated at : 15 Mar 2023 06:11 PM (IST) <text:s/>', '\n', 'भारत के प्रधानमंत्री नरेंद्र मोदी <text:s/>( Image Source : PTI file )', 'दुनिया के सबसे बड़े लोकतंत्र भारत के प्रधानमंत्री नरेंद्र मोदी ने लोकप्रियता बढ़ती ही जा रही है. दुनिया को शांति और तरक्की की राह दिखा रहे हिंदुस्तान की अगुवाई कर रहे पीएम मोदी ना सिर्फ अपने देश का परचम पूरी दुनिया में लहरा रहे है. बल्कि उनकी खूबियों की तारीफ करने वालों में नोबेल प्राइज कमेटी के मेंबर का नाम भी शामिल हो गया है.\xa0', 'दरअसल नार्वे से नोबेल प्राइज कमेटी की टीम भारत पहुंची है. ये वो कमेटी है जो पीस प्राइज का विजेता तय करती है और सबसे बड़ी बात ये है कि इस कमेटी के डिप्टी लीडर ने प्रधानमंत्री नरेंद्र मोदी की जमकर तारीफ की है. उन्होंने कहा कि पीएम मोदी जैसे ताकतवर लीडर में शांति स्थापित करने की ज़बरदस्त क्षमता है.', 'ऐसे में अनुमान लगाया जा रहा है कि जल्द ही भारतवासियों को नोबेल पुरस्कार से जुड़ी कोई बहुत बड़ी खबर सुनने को मिल सकती है.\xa0', 'नोबेल प्राइज कमेटी के डिप्टी लीडर ने क्या कहा\xa0', 'नोबेल पीस प्राइज का वीजेता घोषित करने भारत आए नॉर्वे की नोबेल प्राइज कमेटी के डिप्टी लीडर एस्ले टोजे (Asle Toje) ने एबीपी न्यूज़ से कहा, “नोबेल पीस प्राइज के लिए हमें बड़ी संख्या में भारतीय नॉमिनेशन मिल रहे हैं. मैं उम्मीद कर रहा हूं कि दुनिया का हर नेता वो काम करे जो नोबेल पीस प्राइज के लिए ज़रूरी हो."', 'उन्होंने प्रधानमंत्री नरेंद्र मोदी का जिक्र करते हुए कहा, \'मैं मोदी के एफर्ट को फॉलो कर रहा हूं. मोदी जैसे ताकतवर लीडर में शांति स्थापित करने की जबरदस्त क्षमता है. पीएम मोदी बहुत ताकतवर देश से आते हैं उन्हें बहुत ही सीरियसली लिया जाता है. उनके भीतर बेहद विश्वसनीयता है. वे अपनी विश्वसनीयता और स्ट्रेंथ का इस्तेमाल इस भयावह युद्ध को रोकने में करेंगे."\xa0', "एस्ले आगे कहते हैं, 'पीएम मोदी ने रूस अमेरिका और चीन के राष्ट्राध्यक्षों से बात की है कि भविष्य शांति का हो ना कि युद्ध का. मुझे ख़ुशी है कि मोदी सिर्फ़ भारत को ही आगे बढ़ाने का काम नहीं कर रहे हैं बल्कि उन मुद्दों पर भी काम कर रहे हैं जो दुनिया में शांति के लिए ज़रूरी हैं. दुनिया को भारत से सीखने की ज़रूरत है. भारत का सुपर पावर बनना तय है.\xa0", 'एक तरफ जहां रूस और अमेरिका दोनों ही न्यूक्लियर वार और बचाव की बात कर रहे हैं. ऐसे में इन देशों को भारत की ओर देखने की जरूरत है. भारत की नो फर्स्ट यूज पॉलिसी सबसे रिस्पॉन्सिबल पॉलिसी है.”', 'रूस यूक्रेन की लड़ाई को रोकने के लिए भारत का रोल बेहद जरूरी\xa0', 'वहीं नॉर्वे के भारतीय मूल के सांसद हिमांशु गुलाटी ने एबीपी न्यूज से कहा, “आने वाले समय में बहुत भारतीयों को नोबेल प्राइज के लिए नॉमिनेट किया जाएगा. दुनिया में शांति बनाए रखने में पीएम मोदी का रोल बहुत ज़रूरी है. रूस यूक्रेन दोनों ही साइड भारत की रिस्पेक्ट करते हैं. अगर इस लड़ाई को रोकना है भारत का रोल बेहद ज़रूरी है.\xa0', 'जब प्रधानमंत्री नरेंद्र मोदी की मुरीद हुई दुनिया मोदी\xa0', 'सितंबर 2022: पिछले एक साल से रूस और यूक्रेन के बीच चल रहे युद्ध का लेकर सुरक्षा परिषद (यूएनएससी) ने अपने एक बैठक में शांति के लिए भारत के प्रयासों की तारीफ की थी.\xa0', "सितंबर 2022: \xa0फ्रांस के राष्ट्रपति इमैनुएल मैक्रों ने महासभा रूस यूक्रेन युद्ध को लेकर रूस की जमकर आलोचना की थी. उन्होंने अपने संबोधित ने पीएम नरेंद्र मोदी का जिक्र करते हुए कहा था, 'पीएम मोदी उस वक्त सही थे जब उन्होंने कहा था कि यह समय युद्ध का, पश्चिम से बदला लेने का या पूर्व के खिलाफ पश्चिम का विरोध करने का नहीं है.'\xa0", 'इमैनुएल मैक्रों ने कहा कि भारत के प्रधानमंत्री ने कहा था कि यह समय हमारे समान संप्रभु देशों के लिए सामने आने वाली चुनौतियों का सामना करने का समय है.\xa0', "अगस्त 2022: पड़ोसी देश पाकिस्तान के पूर्व पीएम इमरान खान ने कई बार वैश्विक से लेकर देश के मंच पर भारत की और पीएम मोदी की नीतियों की तारीफ की है. उन्होंने अगस्त 2022 के महीने में कहा था, 'पीएम मोदी के नेतृत्व में भारत की नीतियां पूरी तरह आजाद मुल्क जैसी हैं.'\xa0", "इमरान यह भी कह चुके हैं, 'भारत हमारे साथ आजाद हुआ. उसे मैं बहुत बेहतर जानता हूं. मेरे वहां कई दोस्त हैं. वो एक खुद्दार कौम है. कोई सूपर पावर उस देश को आंख नहीं दिखा सकता. वो रूस से तेल खरीद रहे हैं, जबकि उस पर बैन लगा हुआ है.\xa0", 'मई 2022: कोरोना महामारी के दौरान जब पूरी दुनिया वैक्सीन के लिए परेशान था. तब भारत ने न सिर्फ भारत के करोड़ों लोगों का वैक्सीनेशन सफलतापूर्वक करवाया था. बल्कि पड़ोसी देशों की भी मदद कर रहे थे. जिसकी तारीफ करते हुए अमेरिकी राष्ट्रपति जो बाइडेन ने प्रधानमंत्री नरेंद्र मोदी की तारीफ करते हुए कहा था कि पीएम मोदी ने बड़ी आबादी के बावजूद भारत ने कोरोना पर लोकतांत्रिक तरीके से काबू पाया है.', 'किसे दिया जाता है नोबेल शांति पुरस्कार', 'नोबेल शांति पुरस्कार दुनियाभर के कुछ ऐसे चुनिंदा व्यक्ति को दिया जाता है जिन्होंने "सेना की तैनाती को कम करने और शांति को स्थापित करने या बढ़ावा देने के लिए देशों में सबसे बेहतरीन काम किया हो."', 'अब तक नोबेल शांति पुरस्कार के प्रख्यात विजेता ? \xa0', 'अमेरिका के पूर्व राष्ट्रपति बराक ओबामा को साल 2009 में शांति पुरस्कार के सम्मान से नवाजा गया था. यह सम्मान उन्हें अंतरराष्ट्रीय डिप्लोमेसी को मजबूत करने के लिए और लोगों के बीच सहयोग बढ़ाने की कोशिशों के लिए दिया गया था.', 'इसके अलावा पूर्व अमेरिकी राष्ट्रपति जिमी कार्टर \xa0को साल 2002 में इस सम्मान से नवाजा गया था. यूरोपीय यूनियन \xa0को साल 2012, संयुक्त राष्ट्र और इसके जनरल सेक्रेटरी कोफ़ी अन्नान को साल 2001 में और कलकत्ता की सेंट टेरेसा को साल 1979 में और 2014 में कैलाश सत्यार्थी और मलाला यूसुफजई सम्मान से नवाजा जा चुका है.', 'पीएम नरेंद्र मोदी ने दुनिया में मदद पहुंचाने के लिए क्या-क्या किए', "1. कोरोना महामारी के दौरान भारत ने अपना पड़ोसी धर्म और 'नेबर्स फर्स्ट' की नीति के तहत मालदीव, भूटान, नेपाल जैसे कई पड़ोसी देशों को कोरोना की वैक्सीन उपलब्ध कराई थी. दरअसल साल 2020 के मार्च महीने में जब कोरोना ने पूरी दुनिया को अपनी गिरफ्त में करना शुरू किया तब विश्व के कई देशों में इसकी वैक्सीन बनाने की कवायद शुरू हुई. उस वक्त भारत ने न सिर्फ तेजी से वैक्सीन बनाई, बल्कि अमेरिका की सबसे सस्ती वैक्सीन से सात गुना कम लागत में इसे तैयार कर दिया. इसके अलावा भारत ने कोवैक्स और वैक्सीन मैत्री प्रोग्राम के तहत दुनिया के 101 देशों को कोरोना वैक्सीन के 25 करोड़ डोज भी सप्लाई की थी. भारत की मदद को के कारण विदेशी देशों से हमारे रिश्तें और भी मजबूत हुए.\xa0", '2. रूस- यूक्रेन युद्ध को एक साल से ज्यादा हो गया है. इस युद्ध ने पूरी दुनिया को दो गुट में बांट दिया. लेकिन भारत का नजरिया रूस-यूक्रेन युद्ध में मिला-जुला रहा है. इसका एक उदाहरण उस वक्त देखा गया, जब 24 फरवरी को युद्ध शुरू हुआ, तो भारत ने यूक्रेन की मानवीय जरूरतों का समर्थन करने में तेजी दिखाई, लेकिन भारत ने संयुक्त राष्ट्र में मॉस्को की कार्रवाइयों की निंदा करने से परहेज भी किया. ये सारे फैसले हमारे देश की विदेशी कूटनीति के एक उदाहरण के तौर पर भी देखा गया. पिछले एक साल के युद्ध के दौरान भारत रूस के साथ इनडायरेक्ट तरीके से जुड़ा हुआ है और अपनी दोस्ती वाली छवि को दोहरा भी रहा है.', '3. हाल ही आए भूकंप के झटके ने तुर्किए और सीरिया को पूरी तरह तबाह कर दिया था. ऐसे में भारत ने भूकंप प्रभावित तुर्किए और सीरिया को जीवन रक्षक दवाओं, सुरक्षात्मक वस्तुओं और 7 करोड़ रुपये से सहायता भेजी थी. इसके अलावा वहां फंसे लोगों को निकालने के लिए भारत से कई रेस्क्यू टीम भी पहुंची थी.\xa0', 'बता दें कि भारत और तुर्की के बीच रिश्ते बहुत अच्छे नहीं है. बावजूद इसके पीएम मोदी किसी भी तरह मदद भेजने में कभी पीछे नहीं रहे. दोनों देशों के बीच साल 1948 से ही डिप्लोमैटिक रिलेशन हैं. हालांकि, कोल्ड वॉर के समय दोनों देशों में थोड़ी दूरी बढ़ गई थी. साल 1965 और 1971 की जंग के समय तुर्किए ने पाकिस्तान की सैन्य मदद की थी. ये कारण भी था कि भारत और तुर्किए के बीच दूरियां बढ़ गई थी. 1984 में राजीव गांधी के प्रधानमंत्री बनने के बाद भारत और तुर्की में फिर से नजदीकियां बढ़ गईं. हालांकि, दोनों ही देशों के रिश्तों में काफी उतार चढ़ाव भी रहा है.\xa0', 'ग्लोबल लीडर्स की लिस्ट में टॉप पर PM मोदी', 'प्रधानमंत्री नरेंद्र मोदी ने हाल ही में लोकप्रिय ग्लोबल लीडर्स की लिस्ट में विश्व के कई बड़े नेताओं को पीछे छोड़ शीर्ष स्थान हासिल किया है. दरअसल बिजनेस इंटेलिजेंस कंपनी, मॉर्निंग कंसल्ट के ताजा सर्वे Global Leader Approval Ratings के अनुसार प्रधानमंत्री नरेंद्र मोदी, अमेरिका के पीएम जो बाइडेन, ब्रिटेन के पीएम ऋषि सुनक समेत 22 देशों के नेताओं को पीछे छोड़कर सबसे लोकप्रिय वैश्विक नेता के रूप में उभरे हैं. भारत के प्रधानमंत्री नरेंद्र मोदी ने 78 प्रतिशत रेटिंग के साथ सर्वे में टॉप किया है.', 'लिस्ट के अनुसार प्रधानमंत्री नरेंद्र मोदी को 78 प्रतिशत की लोकप्रियता रेटिंग मिली है और इसके साथ ही वह सबसे लोकप्रिय लीडर्स की केस में शीर्ष पर हैं. दूसरे स्थान पर मेक्सिको के राष्ट्रपति लोपेज ओब्रेडोर हैं जिन्हें 68 फीसदी रेटिंग मिली है. वहीं तीसरे स्थान पर ऑस्ट्रेलिया के प्रधानमंत्री एंथनी अल्बनीज 58 प्रतिशत रेटिंग के साथ तीसरे स्थान पर हैं.', 'Viral Video: टिकट चेकर और महिला यात्री के बीच स्टेशन पर हुई झड़प, वीडियो वायरल हुआ तो रेलवे ने किया सस्पेंड', 'Congress On Adani: ईडी दफ्तर में अडानी मामले की शिकायत करने से रोका गया तो मल्लिकार्जुन खरगे ने कर दिया ईमेल', 'Cheating Case: मुख्यमंत्री जगन मोहन रेड्डी का PA बनकर पूर्व रणजी क्रिकेटर ने कर ली लाखों की ठगी, अब चढ़ा पुलिस के हत्थे', "Uddhav vs Shinde: 'शिंदे कैंप के विधायकों को उद्धव ठाकरे के कांग्रेस-NCP से गठबंधन पर एतराज था तो...', सुप्रीम कोर्ट की अहम टिप्पणी", 'Uddhav Vs Shinde: उद्धव ठाकरे को एक और झटका, पूर्व स्वास्थ्य मंत्री और करीबी नेता शिंदे गुट में होंगे शामिल', 'IPL\xa02023: ऋषभ पंत से लेकर जसप्रीत बुमराह तक, आगामी सीजन में ये बड़े खिलाड़ी नहीं दिखेंगे मैदान पर', 'सिलिकॉन वैली: <text:s/>हिंदू-मुसलमान या फिर सिख, कोई भी हो अब हर युवा यहीं जाना चाहता है, जानिए क्यों?', 'Sonu Sood को ऑफर हुए राज्यसभा और डिप्टी सीएम बनने के पद, पॉलिटिक्स जॉइन करने के सवाल पर एक्टर ने किया खुलासा', 'Mobile Tariff: रिलायंस जियो के इस धमाकेदार नए पोस्ट-पेड टैरिफ प्लान ने बढ़ाई एयरटेल-वोडाफोन आइडिया की मुश्किल!', 'SCO Summit: एससीओ समिट के लिए भारत ने पाकिस्तान के रक्षा मंत्री को भेजा न्यौता, अगले महीने दिल्ली में होगी मीटिंग']</text:p>
          </table:table-cell>
        </table:table-row>
        <table:table-row table:style-name="ro3">
          <table:table-cell office:value-type="string" calcext:value-type="string">
            <text:p>Viral Video: टिकट चेकर और महिला यात्री के बीच स्टेशन पर हुई झड़प, वीडियो वायरल हुआ तो रेलवे ने किया सस्पेंड</text:p>
          </table:table-cell>
          <table:table-cell office:value-type="string" calcext:value-type="string">
            <text:p>By: ABP Live | Updated at : 15 Mar 2023 06:02 PM (IST) <text:s/></text:p>
          </table:table-cell>
          <table:table-cell office:value-type="string" calcext:value-type="string">
            <text:p>https://feeds.abplive.com/onecms/images/uploaded-images/2023/03/15/310a69a1b2b8ea5f4779d6a6b1b527a21678882965218426_original.jpg?impolicy=abp_cdn&amp;imwidth=720</text:p>
          </table:table-cell>
          <table:table-cell office:value-type="string" calcext:value-type="string">
            <text:p>['By: ABP Live | Updated at : 15 Mar 2023 06:02 PM (IST) <text:s/>', '\n', 'महिला यात्रा और टिकट चेकर के बीच झड़प <text:s/>( Image Source : Social Media Video )', 'Ticket Checker Video: बेंगलुरु के केआरपुरम रेलवे स्टेशन पर एक टिकट चेकर और महिला यात्री के बीच तीखी बहस हो गई. इस घटना का वीडियो सोशल मीडिया पर वायरल हो रहा है. वीडियो में अपने टिकट को लेकर परेशान महिला पर ये टीसी चिल्लाते हुए दिख रहा है. वहीं प्लेटफॉर्म पर खड़े लोग इन लोगों के बीच हो रही नोकझोंक को देख रहे हैं.', 'महिला जोर देकर कहती है कि उसने अपना टिकट बुक कराया था और इसे दूसरे टीसी को दिखाया था, लेकिन ये रेलवे का कर्मचारी उसे चुप करा देता है और वहां से जाने का प्रयास करने लगता है. ऐसे में आस-पास खड़े लोग टीसी को रोकने की कोशिश करते हैं. उसकी कमीज को पकड़ लेते हैं और वापस महिला के पास खींचकर ले आते हैं. इसी दौरान उस पर नशे में होने का आरोप भी लगता है.', 'क्या है वीडियो में?', 'परेशान महिला इस रेलवे कर्मचारी से कहती दिखती है, “तुम मुझे क्यों धमका रहे हो? मैंने टिकट बुक किया और इसीलिए मैं यहां पर हूं.” इसका जवाब देते हुए रेलवे कर्मी कहता है कि दिखाओ और जाओ. ये मेरा काम है. इसके बाद वहां पर धीरे-धीरे अन्य लोग भी जमा हो जाते हैं और महिला के पास खड़ा एक पुरुष कहता है, “ये लड़की अकेले यात्रा कर रही है और ये इसे धमका रहा है. मैं इस महिला को जानता भी नहीं हूं लेकिन ये देख सकता हूं कि ये लड़का उसका मजाक बना रहा है.”', "Drunk TT pulled her at KJM . While the girl was telling she had her ticket, showed ticket to TT but TT didn't listen anything,pulled her and still misbehave with her.We need explanation for on duty drunk TT.@RailMinIndia@Central_Railway please take strict action against the TT. pic.twitter.com/UUjRcm8X1w", '\n\n', 'हालांकि, इस मामले की जानकारी जब दक्षिण-पश्चिम रेलवे को हुई तो उन्होंने इस टिकट चेकर को सस्पेंड कर दिया है. इससे पहले भी एक घटना लखनऊ में सामने आई थी, जिसमें टिकट चेकर ने नशे की हालत में एक यात्री के ऊपर पेशाब कर दी थी. राजकीय रेलवे पुलिस अधिकारियों ने बताया था कि एक महिला अपने पति के साथ अकालतख्त एक्सप्रेस के ए1 कोच में यात्रा कर रही थी.', 'ये भी पढ़ें: Viral Video: चलती कार से बरसे नोट, डिग्गी में बैठा शख्स उड़ा रहा पैसों का ढेर, देखें वीडियो', 'Congress On Adani: ईडी दफ्तर में अडानी मामले की शिकायत करने से रोका गया तो मल्लिकार्जुन खरगे ने कर दिया ईमेल', 'Cheating Case: मुख्यमंत्री जगन मोहन रेड्डी का PA बनकर पूर्व रणजी क्रिकेटर ने कर ली लाखों की ठगी, अब चढ़ा पुलिस के हत्थे', "Uddhav vs Shinde: 'शिंदे कैंप के विधायकों को उद्धव ठाकरे के कांग्रेस-NCP से गठबंधन पर एतराज था तो...', सुप्रीम कोर्ट की अहम टिप्पणी", 'Uddhav Vs Shinde: उद्धव ठाकरे को एक और झटका, पूर्व स्वास्थ्य मंत्री और करीबी नेता शिंदे गुट में होंगे शामिल', 'SCO Summit: एससीओ समिट के लिए भारत ने पाकिस्तान के रक्षा मंत्री को भेजा न्यौता, अगले महीने दिल्ली में होगी मीटिंग', 'IPL\xa02023: ऋषभ पंत से लेकर जसप्रीत बुमराह तक, आगामी सीजन में ये बड़े खिलाड़ी नहीं दिखेंगे मैदान पर', 'सिलिकॉन वैली: <text:s/>हिंदू-मुसलमान या फिर सिख, कोई भी हो अब हर युवा यहीं जाना चाहता है, जानिए क्यों?', 'Sonu Sood को ऑफर हुए राज्यसभा और डिप्टी सीएम बनने के पद, पॉलिटिक्स जॉइन करने के सवाल पर एक्टर ने किया खुलासा', 'Mobile Tariff: रिलायंस जियो के इस धमाकेदार नए पोस्ट-पेड टैरिफ प्लान ने बढ़ाई एयरटेल-वोडाफोन आइडिया की मुश्किल!', 'Mumbai Crime: मां को 23 साल की बेटी ने ही उतार दिया मौत के घाट, हत्या के बाद मार्बल कटर से किए पांच टुकड़े']</text:p>
          </table:table-cell>
        </table:table-row>
        <table:table-row table:style-name="ro5">
          <table:table-cell office:value-type="string" calcext:value-type="string">
            <text:p>Cheating Case: मुख्यमंत्री जगन मोहन रेड्डी का PA बनकर पूर्व रणजी क्रिकेटर ने कर ली लाखों की ठगी, अब चढ़ा पुलिस के हत्थे</text:p>
          </table:table-cell>
          <table:table-cell office:value-type="string" calcext:value-type="string">
            <text:p>By: मृत्युंजय सिंह, एबीपी न्यूज | Updated at : 15 Mar 2023 05:48 PM (IST) <text:s/></text:p>
          </table:table-cell>
          <table:table-cell office:value-type="string" calcext:value-type="string">
            <text:p>https://feeds.abplive.com/onecms/images/uploaded-images/2023/03/15/afe7e07dc6cf59047fb886e3eaf69dfd1678882592731503_original.jpg?impolicy=abp_cdn&amp;imwidth=720</text:p>
          </table:table-cell>
          <table:table-cell office:value-type="string" calcext:value-type="string">
            <text:p>['By: मृत्युंजय सिंह, एबीपी न्यूज | Updated at : 15 Mar 2023 05:48 PM (IST) <text:s/>', '\n', 'आंध्र प्रदेश का पूर्व रणजी क्रिकेटर ठगी के मामले में गिरफ्तार <text:s/>( Image Source : ABP Live )', 'Ex Ranji Cricketer Nagaraju Budumuru Cheating Case:\xa0मुंबई पुलिस की बीकेसी साइबर सेल ने आंध्र प्रदेश के पूर्व रणजी क्रिकेटर को ठगी के मामले में गिरफ़्तार किया है. पूर्व रणजी क्रिकेटर नागराज बुदुमरु (Nagaraju Budumuru\xa0) ठगी करने के लिए छोटी मोटी चालाकी नहीं बल्कि आंध्र प्रदेश के मुख्यमंत्री वाई एस जगन मोहन रेड्डी (Y S Jagan Mohan Reddy) का निजी सचिव बताकर ठगी करता था. आरोपी क्रिकेटर पर 30 से अधिक आपराधिक मामले दर्ज हैं.\xa0', 'सीएम के नाम और लेटर हेड का इस्तेमाल', 'मुंबई पुलिस की साइबर सेल की गिरफ़्त में आए इस आरोपी का नाम नागराज बुदुमरु है जो आंध्र प्रदेश और तेलंगाना राज्य से क्रिकेट खेलने वाला रणजी क्रिकेटर है. नागराज क्रिकेट के अलावा एक और मामले में माहिर है वो है ठगी. ठगी को अंजाम देने के लिए वो मुख्यमंत्री के नाम और लेटर हेड तक का इस्तेमाल करता था.', 'आरोप है कि नागराज बुदुमरु ने अपने आप को आंध्र प्रदेश के सीएम वाई. एस. जगन मोहन रेड्डी का पाए बताकर ठगी को अंजाम दिया और इस तरीके से उसने लगभग 60 कंपनियों को 3 करोड़ रुपये का चूना लगाया. नागराज के बैंक खाते से पुलिस को 7.60 लाख रुपये मिले हैं. मुंबई पुलिस साइबर सेल के डीसीपी बलसिंह राजपूत ने बताया कि लाखों रुपये ठगने के लिए नागराज नामी कंपनी को फ़ोन करता और उन्हें बताता की वो आंध्र प्रदेश के सीएम का निजी सचिव है.', 'राज्य के गरीब क्रिकेट खिलाड़ियों को स्पॉन्सरशिप देने के नाम पर कंपनी से लाखों रुपये की मांग करता और पैसे ठग लेता. कंपनी का विश्वास जितने के लिए आंध्र प्रदेश सरकार के आधिकारिक ईमेल आईडी से मिलता जुलता ईमेल ID से मेल भेजता और आंध्र प्रदेश सरकार का फ़र्ज़ी लेटर हेड पर लेटर भी देता था.', 'सनराइजर्स हैदराबाद की टीम में रहा था शामिल', 'नागराज ने मुंबई के एक इलेक्ट्रॉनिक उपकरण कंपनी के एमडी से क्रिकेटर्स की\u200d किट के स्पॉन्सर के लिए 12 लाख रुपये की मांग की थी . नागराज ने कंपनी को आंध्र क्रिकेट संघ के नाम से फर्जी दस्\u200dतावेज और ईमेल आईडी भी दी थी. कंपनी को जब पता चला कि नागराज ने ठगी की है तो उसने मुंबई पुलिस में शिकायत दर्ज कराई . नागराज पर आंध्र प्रदेश और तेलंगाना में करीब 30 मामले दर्ज हैं.\xa0\xa0', 'मुंबई पुलिस साइबर सेल के डीसीपी बलसिंह राजपूत ने बताया की , नागराज बुदुमरु आंध्र प्रदेश का पूर्व रणजी खिलाड़ी है. वह आईपीएल में सनराइजर्स हैदराबाद की टीम में भी शामिल रहा है. नागराज बुदुमरु आंध्र प्रदेश के लिए रणजी मैच खेल चुका है . 2014 से 2016 तक वह आंध्र प्रदेश रणजी टीम का हिस्\u200dसा था . नागराज 2016 से 2018 के दरम्\u200dयान इंडिया बी टीम में भी शामिल रहा है. वह आईपीएल फ्रेंचाइजी सनराइजर्स हैदराबाद की टीम में भी शामिल था.\xa0', 'ये भी पढ़ें: Ranji Trophy: इस साल रणजी ट्रॉफी में इन खिलाड़ियों ने मचाया धमाल, जानें सबसे ज्यादा रन और विकेट लेने वाले टॉप-5 प्लेयर्स', 'Delhi Excise Policy: दिल्ली सरकार ने 6 महीने के लिए बढ़ाई मौजूदा आबकारी नीति, सीएम केजरीवाल ने दी मंजूरी', 'क्या प्रधानमंत्री नरेंद्र मोदी को मिल सकता है शांति का नोबेल पुरस्कार?', 'Viral Video: टिकट चेकर और महिला यात्री के बीच स्टेशन पर हुई झड़प, वीडियो वायरल हुआ तो रेलवे ने किया सस्पेंड', 'Congress On Adani: ईडी दफ्तर में अडानी मामले की शिकायत करने से रोका गया तो मल्लिकार्जुन खरगे ने कर दिया ईमेल', "Uddhav vs Shinde: 'शिंदे कैंप के विधायकों को उद्धव ठाकरे के कांग्रेस-NCP से गठबंधन पर एतराज था तो...', सुप्रीम कोर्ट की अहम टिप्पणी", 'IPL\xa02023: ऋषभ पंत से लेकर जसप्रीत बुमराह तक, आगामी सीजन में ये बड़े खिलाड़ी नहीं दिखेंगे मैदान पर', 'सिलिकॉन वैली: <text:s/>हिंदू-मुसलमान या फिर सिख, कोई भी हो अब हर युवा यहीं जाना चाहता है, जानिए क्यों?', 'Sonu Sood को ऑफर हुए राज्यसभा और डिप्टी सीएम बनने के पद, पॉलिटिक्स जॉइन करने के सवाल पर एक्टर ने किया खुलासा', 'Mobile Tariff: रिलायंस जियो के इस धमाकेदार नए पोस्ट-पेड टैरिफ प्लान ने बढ़ाई एयरटेल-वोडाफोन आइडिया की मुश्किल!', 'SCO Summit: एससीओ समिट के लिए भारत ने पाकिस्तान के रक्षा मंत्री को भेजा न्यौता, अगले महीने दिल्ली में होगी मीटिंग']</text:p>
          </table:table-cell>
        </table:table-row>
        <table:table-row table:style-name="ro6">
          <table:table-cell office:value-type="string" calcext:value-type="string">
            <text:p>Uddhav vs Shinde: 'शिंदे कैंप के विधायकों को उद्धव ठाकरे के कांग्रेस-NCP से गठबंधन पर एतराज था तो...', सुप्रीम कोर्ट की अहम टिप्पणी</text:p>
          </table:table-cell>
          <table:table-cell office:value-type="string" calcext:value-type="string">
            <text:p>By: निपुण सहगल | Updated at : 15 Mar 2023 05:35 PM (IST) <text:s/></text:p>
          </table:table-cell>
          <table:table-cell office:value-type="string" calcext:value-type="string">
            <text:p>https://feeds.abplive.com/onecms/images/uploaded-images/2023/03/15/a6a04ba15378dc29c3557398da9147ba1678877022550528_original.jpg?impolicy=abp_cdn&amp;imwidth=720</text:p>
          </table:table-cell>
          <table:table-cell office:value-type="string" calcext:value-type="string">
            <text:p>['By: निपुण सहगल | Updated at : 15 Mar 2023 05:35 PM (IST) <text:s/>', '\n', 'एकनाथ शिंदे (फाइल फोटो) <text:s/>( Image Source : PTI )', 'Uddhav Thackeray Vs Eknath Shinde: महाराष्ट्र के शिंदे बनाम उद्धव विवाद पर सुप्रीम कोर्ट की संविधान पीठ में चल रही सुनवाई बुधवार (15 मार्च) को भी पूरी नहीं हो सकी. कल यानी गुरुवार (16 मार्च) को 9वें दिन सुनवाई पूरी होगी.', 'सुनवाई में कोर्ट ने इस बात पर सवाल उठाया कि अगर शिंदे कैंप के विधायकों को उद्धव के कांग्रेस-एनसीपी से गठबंधन पर एतराज था तो वह 3 साल तक सरकार के साथ क्यों रहे. सीजेआई डीवाई चंद्रचूड ने कहा कि अचानक से 34 लोगों कहने लगते हैं कि यह सही नहीं है.', 'गर्वनर को लेकर क्या कहा?\xa0सुप्रीम कोर्ट ने कहा कि राज्यपाल को अपनी शक्ति का इस्तेमाल सावधानी से करना चाहिए. उन्हें पता होना चाहिए है कि विश्वास मत बुलाने से सरकार गिर सकती है. ऐसे में किसी भी शक्ति का इस्तेमाल करते हुए गर्वनर को सभी बातों को ध्यान रखना चाहिए.\xa0', 'मामला क्या है?बता दें कि एकनाथ शिंदे ने पिछले साल जून में बगावत कर दी थी. इसके बाद उन्होंने बीजेपी के साथ मिलकर सरकार बना ली. इस कारण उद्धव ठाकरे की सरकार गिर गई. इसके बाद ठाकरे गुट ने सुप्रीम कोर्ट का दरवाजा खटखटाया.', 'तत्कालीन गर्वनर भगत सिंह कोश्यारी के उद्धव ठाकरे को फ्लोर टेस्ट करने के लिए कहने और विधायकों को बर्खास्तगी नोटिस जारी करने सहित अन्य मुद्दों को लेकर इस समय सुप्रीम कोर्ट में सुनवाई चल रही है.\xa0', "वहीं चुनाव आयोग ने शिंदे गुट को असली शिवसेना को रूप में मान्यता देते हुए एकनाथ शिंदे को 'तीर-कमान' चुनाव चिह्न दे दिया है.\xa0", 'ये भी पढ़ें- Maharashtra Politics: शिंदे खेमे को सुप्रीम कोर्ट से राहत, असली शिवसेना पर चुनाव आयोग का आदेश बरकरार', 'Viral Video: टिकट चेकर और महिला यात्री के बीच स्टेशन पर हुई झड़प, वीडियो वायरल हुआ तो रेलवे ने किया सस्पेंड', 'Congress On Adani: ईडी दफ्तर में अडानी मामले की शिकायत करने से रोका गया तो मल्लिकार्जुन खरगे ने कर दिया ईमेल', 'Cheating Case: मुख्यमंत्री जगन मोहन रेड्डी का PA बनकर पूर्व रणजी क्रिकेटर ने कर ली लाखों की ठगी, अब चढ़ा पुलिस के हत्थे', 'Uddhav Vs Shinde: उद्धव ठाकरे को एक और झटका, पूर्व स्वास्थ्य मंत्री और करीबी नेता शिंदे गुट में होंगे शामिल', 'SCO Summit: एससीओ समिट के लिए भारत ने पाकिस्तान के रक्षा मंत्री को भेजा न्यौता, अगले महीने दिल्ली में होगी मीटिंग', 'IPL\xa02023: ऋषभ पंत से लेकर जसप्रीत बुमराह तक, आगामी सीजन में ये बड़े खिलाड़ी नहीं दिखेंगे मैदान पर', 'सिलिकॉन वैली: <text:s/>हिंदू-मुसलमान या फिर सिख, कोई भी हो अब हर युवा यहीं जाना चाहता है, जानिए क्यों?', 'Sonu Sood को ऑफर हुए राज्यसभा और डिप्टी सीएम बनने के पद, पॉलिटिक्स जॉइन करने के सवाल पर एक्टर ने किया खुलासा', 'Mobile Tariff: रिलायंस जियो के इस धमाकेदार नए पोस्ट-पेड टैरिफ प्लान ने बढ़ाई एयरटेल-वोडाफोन आइडिया की मुश्किल!', 'Mumbai Crime: मां को 23 साल की बेटी ने ही उतार दिया मौत के घाट, हत्या के बाद मार्बल कटर से किए पांच टुकड़े']</text:p>
          </table:table-cell>
        </table:table-row>
        <table:table-row table:style-name="ro3">
          <table:table-cell office:value-type="string" calcext:value-type="string">
            <text:p>Uddhav Vs Shinde: उद्धव ठाकरे को एक और झटका, पूर्व स्वास्थ्य मंत्री और करीबी नेता शिंदे गुट में होंगे शामिल</text:p>
          </table:table-cell>
          <table:table-cell office:value-type="string" calcext:value-type="string">
            <text:p>By: रौनक कुकडे | Updated at : 15 Mar 2023 05:30 PM (IST) <text:s/></text:p>
          </table:table-cell>
          <table:table-cell office:value-type="string" calcext:value-type="string">
            <text:p>https://feeds.abplive.com/onecms/images/uploaded-images/2023/03/15/fd11029421849032c7b39a61216b66571678880780925528_original.jpg?impolicy=abp_cdn&amp;imwidth=720</text:p>
          </table:table-cell>
          <table:table-cell office:value-type="string" calcext:value-type="string">
            <text:p>['By: रौनक कुकडे | Updated at : 15 Mar 2023 05:30 PM (IST) <text:s/>', '\n', 'उद्धव ठाकरे (फइल फोटो) <text:s/>( Image Source : PTI )', 'Uddhav Thackeray Vs Eknath Shinde: महाराष्ट्र के पूर्व मुख्यमंत्री उद्धव ठाकरे को एक और बड़ा झटका लग सकता है. सूत्रों ने बताया कि ठाकरे के क़रीबी और पूर्व स्वास्थ्य मंत्री दीपक सावंत जल्द ही मुख्यमंत्री एकनाथ शिंदे गुट में शामिल होंगे.\xa0', 'उद्धव ठाकरे को लगातार कई नेता छोड़कर जा रहे हैं. शिवसेना (उद्धव बालासाहेब ठाकरे) के वरिष्ठ नेता सुभाष देसाई के बेटे भूषण देसाई सोमवार (13 मार्च) को शिंदे के नेतृत्व वाली शिवसेना में शामिल हो गए थे.', 'उद्धव ठाकरे ने क्या कहा?\xa0पार्टी में हो रही टूट के बीच उद्धव ठाकरे ने बीजेपी और शिंदे गुट पर जमकर निशाना साधा. उन्होंने मुंबई में बुधवार (15 मार्च) को बीजेपी की तुलना अफजल खान से करते हुए कहा कि जिस तरह अफजल खान ने हिंदुस्तान में आक्रमण करते हुए लोगों के घर तोड़ दिए, भगवान के मंदिरों को तहस नहस किया. लोगो को अपने साथ लाने के लिए जो किया, वही काम बीजेपी आज कर रही है. अगर पार्टी में शामिल नहीं होते हैं तो जेल भेज रही है.', 'सुभाष देसाई ने क्या कहा था?\xa0सुभाष देसाई ने सत्ताधारी संगठन में अपने बेटे के शामिल होने को तवज्जो नहीं देने की कोशिश की, उन्होंने कहा कि भूषण देसाई की राजनीति या शिवसेना (यूबीटी) में कोई भूमिका नहीं थी. बता दें कि निर्वाचन आयोग ने हाल में पार्टी का नाम और चुनाव चिह्न ‘धनुष-बाण’ शिंदे नीत खेमे को आवंटित किया था.\xa0', 'पिछले साल जून में एकनाथ शिंदे उद्धव ठाकरे से अलग होकर उन्होंने बीजेपी के साथ मिलकर सरकार बना ली. शिंदे खुद मुख्यमंत्री बन गए. इसके बाद से असली शिवसेना को लेकर लड़ाई चली लेकिन चुनाव आयोग ने शिंदे गुट को असली शिवसेना के रूप में मान्यता दे दी थी. आए दिन शिंदे गुट और उद्धव गुट के नेताओं एक दूसरे पर हमले कर रहे हैं.\xa0', "ये भी पढ़ें- Uddhav vs Shinde: 'शिंदे कैंप के विधायकों को उद्धव ठाकरे के कांग्रेस-NCP से गठबंधन पर एतराज था तो...', सुप्रीम कोर्ट की अहम टिप्पणी", 'Congress On Adani: ईडी दफ्तर में अडानी मामले की शिकायत करने से रोका गया तो मल्लिकार्जुन खरगे ने कर दिया ईमेल', 'Cheating Case: मुख्यमंत्री जगन मोहन रेड्डी का PA बनकर पूर्व रणजी क्रिकेटर ने कर ली लाखों की ठगी, अब चढ़ा पुलिस के हत्थे', "Uddhav vs Shinde: 'शिंदे कैंप के विधायकों को उद्धव ठाकरे के कांग्रेस-NCP से गठबंधन पर एतराज था तो...', सुप्रीम कोर्ट की अहम टिप्पणी", 'SCO Summit: एससीओ समिट के लिए भारत ने पाकिस्तान के रक्षा मंत्री को भेजा न्यौता, अगले महीने दिल्ली में होगी मीटिंग', "Rahul Gandhi Remarks: 'राहुल गांधी की संसद सदस्यता खत्म कर दें', बीजेपी सांसद ने स्पीकर को लिखा पत्र", 'IPL\xa02023: ऋषभ पंत से लेकर जसप्रीत बुमराह तक, आगामी सीजन में ये बड़े खिलाड़ी नहीं दिखेंगे मैदान पर', 'सिलिकॉन वैली: <text:s/>हिंदू-मुसलमान या फिर सिख, कोई भी हो अब हर युवा यहीं जाना चाहता है, जानिए क्यों?', 'Sonu Sood को ऑफर हुए राज्यसभा और डिप्टी सीएम बनने के पद, पॉलिटिक्स जॉइन करने के सवाल पर एक्टर ने किया खुलासा', 'Mobile Tariff: रिलायंस जियो के इस धमाकेदार नए पोस्ट-पेड टैरिफ प्लान ने बढ़ाई एयरटेल-वोडाफोन आइडिया की मुश्किल!', 'Mumbai Crime: मां को 23 साल की बेटी ने ही उतार दिया मौत के घाट, हत्या के बाद मार्बल कटर से किए पांच टुकड़े']</text:p>
          </table:table-cell>
        </table:table-row>
        <table:table-row table:style-name="ro3">
          <table:table-cell office:value-type="string" calcext:value-type="string">
            <text:p>SCO Summit: एससीओ समिट के लिए भारत ने पाकिस्तान के रक्षा मंत्री को भेजा न्यौता, अगले महीने दिल्ली में होगी मीटिंग</text:p>
          </table:table-cell>
          <table:table-cell office:value-type="string" calcext:value-type="string">
            <text:p>By: ABP Live | Updated at : 15 Mar 2023 05:17 PM (IST) <text:s/></text:p>
          </table:table-cell>
          <table:table-cell office:value-type="string" calcext:value-type="string">
            <text:p>https://feeds.abplive.com/onecms/images/uploaded-images/2023/03/15/babc4f5091123c0337a31b967cb6e0151678880302418426_original.jpg?impolicy=abp_cdn&amp;imwidth=720</text:p>
          </table:table-cell>
          <table:table-cell office:value-type="string" calcext:value-type="string">
            <text:p>['By: ABP Live | Updated at : 15 Mar 2023 05:17 PM (IST) <text:s/>', '\n', 'एससीओ समिट (फाइल फोटो) <text:s/>( Image Source : PTI )', 'India Invites Pakistan In SCO Summit: अगले महीने दिल्ली में होने वाली रक्षा मंत्रियों शंघाई सहयोग संगठन (एससीओ) की बैठक के लिए भारत ने पाकिस्तान के रक्षा मंत्री ख्वाजा आसिफ को निमंत्रण भेजा है. एससीओ के रक्षा मंत्रियों की बैठक में सदस्य देशों को औपचारिक तौर पर आमंत्रित किया गया है. शंघाई सहयोग संगठन के देशों में भारत, पाकिस्तान, चीन, कजाकिस्तान, किर्गिस्तान, रूस, तजाकिस्तान और उज्बेकिस्तान शामिल हैं और फिलहाल भारत इस संगठन का अध्यक्ष है.', 'इस बैठक के लिए सभी मंत्रियों ने अपने समकक्ष सभी एससीओ सदस्य मंत्रियों को आमंत्रित किया है जिसमें गृह मंत्री ने पाकिस्तान के गृह मंत्री को भी आमंत्रित किया है. इसके साथ ही राष्ट्रीय सुरक्षा सलाहकार ने अपने समकक्ष को भी आमंत्रित किया है. मंगलवार (14 मार्च) को विदेश मंत्रालय ने पाकिस्तान के विदेश मंत्री को भी आमंत्रित किया है.', 'इससे पहले भी किया गया है आमंत्रित', 'भारत ने इससे पहले एससीओ के चीफ जस्टिस वाली बैठक के लिए पाकिस्तान के चीफ जस्टिस उमर अता बांदियाल को भी आमंत्रित किया था. हालांकि, वो इस बैठक में शामिल नहीं हुए थे. उनकी जगह पर जस्टिस मुनीब अख्तर वीडियो कॉन्फ्रेंसिंग के जरिए बैठक में शामिल हुए थे.', 'गोवा में होगी विदेश मंत्रियों की बैठक', 'एससीओ के रक्षा मंत्रियों की बैठक अप्रैल में होगा तो वहीं, विदेश मंत्रियों की बैठक मई के महीने में गोवा में होने वाली है. वहीं, पाकिस्तान सरकार का कहना है कि अभी इस बारे में कोई फैसला नहीं लिया गया है कि विदेश मंत्री बिलावल भुट्टो और रक्षा मंत्री ख्वाजा आसिफ भारत में होने वाली इन बैठकों में शामिल होंगे या नहीं. भारत ने पाकिस्तान के विदेश मंत्री सहित चीन के विदेश मंत्री किन गांग को भी इस बैठक में आमंत्रित किया है.', 'क्या है एससीओ समिट?', 'शंघाई सहयोग संगठन की स्थापना साल 1996 में 26 अप्रैल को हुई थी. इसकी स्थापना सदस्य देशों के बीच आर्थिक, राजनीतिक, और सैन्य सहयोग को बढ़ावा देने के लिए की गई थी. इसकी बैठक हर साल आयोजित की जाती है और इस साल एससीओ की अध्यक्षता भारत के पास है. \xa0', 'ये भी पढ़ें: बिलावल भुट्टो के भारत दौरे को लेकर कंफ्यूज पाकिस्तान, कह रहा हम अभी फैसला...', 'क्या प्रधानमंत्री नरेंद्र मोदी को मिल सकता है शांति का नोबेल पुरस्कार?', 'Viral Video: टिकट चेकर और महिला यात्री के बीच स्टेशन पर हुई झड़प, वीडियो वायरल हुआ तो रेलवे ने किया सस्पेंड', 'Congress On Adani: ईडी दफ्तर में अडानी मामले की शिकायत करने से रोका गया तो मल्लिकार्जुन खरगे ने कर दिया ईमेल', 'Cheating Case: मुख्यमंत्री जगन मोहन रेड्डी का PA बनकर पूर्व रणजी क्रिकेटर ने कर ली लाखों की ठगी, अब चढ़ा पुलिस के हत्थे', "Uddhav vs Shinde: 'शिंदे कैंप के विधायकों को उद्धव ठाकरे के कांग्रेस-NCP से गठबंधन पर एतराज था तो...', सुप्रीम कोर्ट की अहम टिप्पणी", 'IPL\xa02023: ऋषभ पंत से लेकर जसप्रीत बुमराह तक, आगामी सीजन में ये बड़े खिलाड़ी नहीं दिखेंगे मैदान पर', 'सिलिकॉन वैली: <text:s/>हिंदू-मुसलमान या फिर सिख, कोई भी हो अब हर युवा यहीं जाना चाहता है, जानिए क्यों?', 'Sonu Sood को ऑफर हुए राज्यसभा और डिप्टी सीएम बनने के पद, पॉलिटिक्स जॉइन करने के सवाल पर एक्टर ने किया खुलासा', 'Mobile Tariff: रिलायंस जियो के इस धमाकेदार नए पोस्ट-पेड टैरिफ प्लान ने बढ़ाई एयरटेल-वोडाफोन आइडिया की मुश्किल!', 'Mumbai Crime: मां को 23 साल की बेटी ने ही उतार दिया मौत के घाट, हत्या के बाद मार्बल कटर से किए पांच टुकड़े']</text:p>
          </table:table-cell>
        </table:table-row>
        <table:table-row table:style-name="ro7">
          <table:table-cell office:value-type="string" calcext:value-type="string">
            <text:p>Rahul Gandhi Remarks: 'राहुल गांधी की संसद सदस्यता खत्म कर दें', बीजेपी सांसद ने स्पीकर को लिखा पत्र</text:p>
          </table:table-cell>
          <table:table-cell office:value-type="string" calcext:value-type="string">
            <text:p>By: ABP Live | Updated at : 15 Mar 2023 05:15 PM (IST) <text:s/></text:p>
          </table:table-cell>
          <table:table-cell office:value-type="string" calcext:value-type="string">
            <text:p>https://feeds.abplive.com/onecms/images/uploaded-images/2023/03/15/f590a3ee0ed27a54059cc832ac26f6ef1678880433715330_original.jpg?impolicy=abp_cdn&amp;imwidth=720</text:p>
          </table:table-cell>
          <table:table-cell office:value-type="string" calcext:value-type="string">
            <text:p>['By: ABP Live | Updated at : 15 Mar 2023 05:15 PM (IST) <text:s/>', '\n', 'बीजेपी सांसद निशिकांत दुबे (फाइल फोटो) <text:s/>( Image Source : PTI )', 'BJP on Rahul Gandhi Remarks: कांग्रेस के पूर्व अध्यक्ष और मौजूदा वायनाड सांसद राहुल गांधी (Rahul Gandhi) के लंदन में हाल में दिए बयानों पर बवाल मचा है. एक तरफ संसद के बजट सत्र के दूसरे चरण की कार्यवाही राहुल के बयानों को लेकर हंगामे की भेंट चढ़ रही है तो वहीं बीजेपी सांसद निशिकांत दुबे ने कांग्रेस नेता के खिलाफ एक नया पत्र लोकसभा अध्यक्ष ओम बिरला को लिख दिया है.', 'बुधवार (15 मार्च) को लोकसभा अध्यक्ष को भेजे पत्र में बीजेपी सांसद निशिकांत दुबे ने राहुल गांधी की संसद सदस्यता खत्म करने की मांग की है.\xa0राहुल गांधी के विदेश में दिए गए हाल के बयानों को बीजेपी सांसद ने संसद की गंभीर अवमानना करार दिया है.', 'राहुल गांधी का वो बयान जिस पर मचा है बवाल', 'राहुल के जिस बयान पर सबसे ज्यादा हंमामा हो रहा है, वह संसद में माइक बंद करने को लेकर है. इसी महीने 6 मार्च को लंदन में हाउस ऑफ पार्लियामेंट के परिसर में ब्रिटिश सांसदों के साथ राहुल गांधी ने मुलाकात की थी. परिसर के ग्रैंड कमेटी रूम में ब्रिटेन की विपक्षी लेबर पार्टी के भारतीय मूल के सांसद वीरेंद्र शर्मा ने राहुल गांधी की मेजबानी एक कार्यक्रम के जरिये की थी. इसी कार्यक्रम में राहुल गांधी ने कहा था कि संसद में विपक्षी नेताओं के माइक बंद कर दिए जाते हैं.', "उन्होंने कहा था कि भारत में हमारे माइक काम कर रहे हैं, वे खराब नहीं है लेकिन आप उन्हें नहीं चला सकते हैं. उन्होंने कहा, ''भारत में संसद में जब मैंने अपनी बात रखने की कोशिश की तो मेरे साथ कई बार हुआ.'' उन्होंने दावा किया कि भारत में विपक्ष को दबाया जा रहा है. इसी के साथ लोकतंत्र और आरएसएस समेत कई मुद्दों पर राहुल गांधी ने बयान दिए थे, जिन्हें लेकर वह और कांग्रेस पार्टी बीजेपी के निशाने पर है.", 'लोकभा अध्यक्ष को भेजे पत्र में बीजेपी सांसद ने क्या लिखा?', "झारखंड के गोड्डा से लोकसभा सांसद निशिकांत दुबे ने मांग की है कि एक विशेष समिति को कांग्रेस सांसद की सदस्यता बर्खास्त करने के बारे में विचार करना चाहिए. इंडिया टुडे की रिपोर्ट के मुताबिक, निशिकांत दुबे ने अपने पत्र में लिखा, ''उनके (राहुल गांधी) आचरण को या तो विशेषाधिकार समिति या विशेष समिति की ओर से पूरी तरह जांचे जाने की जरूरत है और उसके बाद सदन को विचार करना चाहिए कि क्या ऐसे सदस्य को निष्कासित कर दिया जाना चाहिए ताकि संसद और अन्य लोकतांत्रिक संस्थानों की रक्षा की जा सके. उन्होंने लिखा कि यह स्पष्ट संदेश दिए जाने की जरूरत है कि आगे से कोई भी उच्च संस्थानों के गौरव और सम्मान से खिलवाड़ नहीं कर सकता है.\xa0", 'बता दें कि इससे पहले भी बीजेपी राहुल गांधी की संसद सदस्यता खत्म करने की मांग कर चुकी है. दरअसल, राष्ट्रपति के अभिभाषण पर धन्यवाद प्रस्ताव के दौरान प्रधानमंत्री नरेंद्र ने भाषण दिया था, जिसे लेकर राहुल गांधी ने टिप्पणियां की थीं, जिनका बीजेपी की ओर से विरोध किया गया था.', "'ये यूरोप को बुलाने की बात कर रहे हैं'", "वहीं, निशिकांत दुबे ने अपने हैंडल से एक वीडियो भी ट्वीट किया है, जिसमें वह कहते दिख रहे हैं, ''राहुल गांधी ने देश की गरिमा को आघात पहुंचाया है. ये यूरोप को बुलाने की बात कर रहे हैं... अंग्रेजों को भारत छुड़वा दिया लेकिन फिर से अंग्रेजों को बुलाने की बात करते हैं, फिर से अमेरिका को लाने की बात करते हैं और कहते हैं कि लोकतंत्र खतरे में है. स्पीकर को चैलेंज करते हैं कि मेरा माइक बंद कर देते हैं क्योंकि माइक तो स्पीकर ही बंद करते हैं. प्रधानमंत्री के ऊपर जिस तरह से अनर्गल बयानबाजी कर रहे हैं.'' उन्होंने कहा कि इनकी (राहुल गांधी) सदस्यता कैसे रद्द हो, उसका प्रयास किया जा रहा है.", 'यह भी पढ़ें- Rahul Gandhi Remarks: ‘राहुल गांधी देंगे जवाब’, स्मृति ईरानी के पीएम से नफरत, देश से नफरत के आरोप पर बोले मल्लिकार्जुन खरगे', 'क्या प्रधानमंत्री नरेंद्र मोदी को मिल सकता है शांति का नोबेल पुरस्कार?', 'Viral Video: टिकट चेकर और महिला यात्री के बीच स्टेशन पर हुई झड़प, वीडियो वायरल हुआ तो रेलवे ने किया सस्पेंड', 'Congress On Adani: ईडी दफ्तर में अडानी मामले की शिकायत करने से रोका गया तो मल्लिकार्जुन खरगे ने कर दिया ईमेल', 'Cheating Case: मुख्यमंत्री जगन मोहन रेड्डी का PA बनकर पूर्व रणजी क्रिकेटर ने कर ली लाखों की ठगी, अब चढ़ा पुलिस के हत्थे', "Uddhav vs Shinde: 'शिंदे कैंप के विधायकों को उद्धव ठाकरे के कांग्रेस-NCP से गठबंधन पर एतराज था तो...', सुप्रीम कोर्ट की अहम टिप्पणी", 'IPL\xa02023: ऋषभ पंत से लेकर जसप्रीत बुमराह तक, आगामी सीजन में ये बड़े खिलाड़ी नहीं दिखेंगे मैदान पर', 'सिलिकॉन वैली: <text:s/>हिंदू-मुसलमान या फिर सिख, कोई भी हो अब हर युवा यहीं जाना चाहता है, जानिए क्यों?', 'Sonu Sood को ऑफर हुए राज्यसभा और डिप्टी सीएम बनने के पद, पॉलिटिक्स जॉइन करने के सवाल पर एक्टर ने किया खुलासा', 'Mobile Tariff: रिलायंस जियो के इस धमाकेदार नए पोस्ट-पेड टैरिफ प्लान ने बढ़ाई एयरटेल-वोडाफोन आइडिया की मुश्किल!', 'SCO Summit: एससीओ समिट के लिए भारत ने पाकिस्तान के रक्षा मंत्री को भेजा न्यौता, अगले महीने दिल्ली में होगी मीटिंग']</text:p>
          </table:table-cell>
        </table:table-row>
        <table:table-row table:style-name="ro3">
          <table:table-cell office:value-type="string" calcext:value-type="string">
            <text:p>Karnataka Election 2023: टिकट बंटवारे से पहले दावेदारों ने बढ़ाई BJP की टेंशन, सीएम बसवराज बोम्मई ने क्या कुछ कहा?</text:p>
          </table:table-cell>
          <table:table-cell office:value-type="string" calcext:value-type="string">
            <text:p>By: ABP Live | Updated at : 15 Mar 2023 04:56 PM (IST) <text:s/></text:p>
          </table:table-cell>
          <table:table-cell office:value-type="string" calcext:value-type="string">
            <text:p>https://feeds.abplive.com/onecms/images/uploaded-images/2023/03/15/ce7601f5852f3f6161a5db99758b5ef31678877617785607_original.jpg?impolicy=abp_cdn&amp;imwidth=720</text:p>
          </table:table-cell>
          <table:table-cell office:value-type="string" calcext:value-type="string">
            <text:p>['By: ABP Live | Updated at : 15 Mar 2023 04:56 PM (IST) <text:s/>', '\n', 'कर्नाटक के मुख्यमंत्री बसवराज बोम्मई <text:s/>( Image Source : ANI File Photo )', 'CM Basavaraj Bommai On Karnataka Election: कर्नाटक में कुछ ही महीनों में विधानसभा चुनाव होने वाले हैं. बीजेपी के सामने सत्ता में वापसी की बड़ी चुनौती है. वहीं, बीजेपी में टिकट को लेकर मारामारी की खबरें सामने आ रही हैं. अब इस पर मुख्यमंत्री बसवराज बोम्मई की प्रतिक्रिया भी सामने आ चुकी है. मुख्यमंत्री बोम्मई ने इस पर खुशी जाहिर की और दावा किया कि यह साबित करता है कि बीजेपी चुनाव जीत रही है.', 'सीएम बोम्मई ने बुधवार (15 मार्च) को कहा, "यह स्वाभाविक है कि जो पार्टी जीतेगी उसमें प्रतिस्पर्धा होगी, इसलिए बीजेपी में टिकट के लिए होड़ स्वाभाविक है." उन्होंने आगे कहा, "हमारी पार्टी और उसका नेतृत्व इस स्थिति को संभालने में सक्षम है." उन्होंने आगे कहा, "आलाकमान जिसे भी टिकट देगा, सभी उसका समर्थन करेंगे और सुनिश्चित करेंगे कि पार्टी पूर्ण बहुमत से जीते."', 'बोम्मई ने कांग्रेस पर साधा निशाना', 'मुख्यमंत्री बोम्मई ने कहा, "सभी वर्तमान विधायकों को टिकट देने का कोई उदाहरण नहीं है. हर चुनाव अलग होता है." उन्होंने साफ कर दिया कि सर्वे, प्रदर्शन और अन्य दिशा-निर्देशों के बाद ही टिकट दिया जाएगा. मुख्यमंत्री ने इस दौरान कांग्रेस पर भी जमकर निशाना साधा. उन्होंने कहा, "कांग्रेस के चुनावी वादे कभी पूरे नहीं हो सकते, क्योंकि विपक्षी दल कभी सत्ता में नहीं आ सकती." बता दें कि प्रदेश में मई से पहले विधानसभा चुनाव होने हैं.', 'पार्टी ने 150 सीटें जीतने का लक्ष्य रखा', 'बीजेपी ने इस बार प्रदेश की 224 विधानसभा सीटों में कम से कम 150 सीटें जीतने का लक्ष्य रखा है. पार्टी के कुछ सूत्रों के अनुसार, टिकट के लिए मारामारी से बागियों के उभरने की संभावना अधिक है, जो कई सीटों पर पार्टी के लिए मुसीबत खड़ी कर सकते हैं. पार्टी सूत्रों ने कहा, "कई निर्वाचन क्षेत्रों में पुराने नेताओं के साथ कई नए उम्मीदवार हैं और पार्टी को उनके बीच संतुलन बनाना होगा. उम्मीदवारों का फैसला करते समय सर्वे के आधार पर किया जाएगा."\xa0', "ये भी पढ़ें-Uddhav vs Shinde: 'शिंदे कैंप के विधायकों को उद्धव ठाकरे के कांग्रेस-NCP से गठबंधन पर एतराज था तो...', सुप्रीम कोर्ट की अहम टिप्पणी", 'BJP Sufi Abhiyan: 2024 के लिए मुस्लिम समुदाय पर बीजेपी की नजर, शुरू करने जा रही है सूफी संवाद महाअभियान कार्यक्रम', 'Congress On Adani: ईडी दफ्तर में अडानी मामले की शिकायत करने से रोका गया तो मल्लिकार्जुन खरगे ने कर दिया ईमेल', 'Delhi Excise Policy: दिल्ली सरकार ने 6 महीने के लिए बढ़ाई मौजूदा आबकारी नीति, सीएम केजरीवाल ने दी मंजूरी', 'क्या प्रधानमंत्री नरेंद्र मोदी को मिल सकता है शांति का नोबेल पुरस्कार?', 'Viral Video: टिकट चेकर और महिला यात्री के बीच स्टेशन पर हुई झड़प, वीडियो वायरल हुआ तो रेलवे ने किया सस्पेंड', 'IPL\xa02023: ऋषभ पंत से लेकर जसप्रीत बुमराह तक, आगामी सीजन में ये बड़े खिलाड़ी नहीं दिखेंगे मैदान पर', 'सिलिकॉन वैली: <text:s/>हिंदू-मुसलमान या फिर सिख, कोई भी हो अब हर युवा यहीं जाना चाहता है, जानिए क्यों?', 'Sonu Sood को ऑफर हुए राज्यसभा और डिप्टी सीएम बनने के पद, पॉलिटिक्स जॉइन करने के सवाल पर एक्टर ने किया खुलासा', 'Mobile Tariff: रिलायंस जियो के इस धमाकेदार नए पोस्ट-पेड टैरिफ प्लान ने बढ़ाई एयरटेल-वोडाफोन आइडिया की मुश्किल!', 'SCO Summit: एससीओ समिट के लिए भारत ने पाकिस्तान के रक्षा मंत्री को भेजा न्यौता, अगले महीने दिल्ली में होगी मीटिंग']</text:p>
          </table:table-cell>
        </table:table-row>
        <table:table-row table:style-name="ro5">
          <table:table-cell office:value-type="string" calcext:value-type="string">
            <text:p>Shiv Sena Symbol Row: एकनाथ शिंदे गुट को शिवसेना का चिह्न देने के मामले में EC ने SC में दाखिल किया जवाब, कहा- सही था फैसला</text:p>
          </table:table-cell>
          <table:table-cell office:value-type="string" calcext:value-type="string">
            <text:p>By: निपुण सहगल | Updated at : 15 Mar 2023 04:49 PM (IST) <text:s/></text:p>
          </table:table-cell>
          <table:table-cell office:value-type="string" calcext:value-type="string">
            <text:p>https://feeds.abplive.com/onecms/images/uploaded-images/2023/03/15/5d6aee74c20a1333ee1fd4eeeaa15b491678875012454426_original.jpg?impolicy=abp_cdn&amp;imwidth=720</text:p>
          </table:table-cell>
          <table:table-cell office:value-type="string" calcext:value-type="string">
            <text:p>['By: निपुण सहगल | Updated at : 15 Mar 2023 04:49 PM (IST) <text:s/>', '\n', 'सुप्रीम कोर्ट <text:s/>( Image Source : PTI )', 'Election Commission On Shiv Sena Symbol Issue: शिवसेना के दो गुट होने के बाद इसके चुनाव चिह्न को लेकर विवाद पर चुनाव आयोग ने सुप्रीम कोर्ट में जवाब दाखिल कर दिया है. चुनाव आयोग ने चुनाव आयोग ने शिंदे खेमे को चुनाव चिह्न आवंटित करने के अपने फैसले को सही ठहराया और कहा कि यह एक तर्कसंगत आदेश था और इसमें उद्धव खेमे के उठाए गए सभी मुद्दे शामिल हैं.\xa0', 'इससे पहले सुप्रीम कोर्ट ने शिदे गुट को राहत देते हुए कहा था कि फिलहाल शिंदे गुट के पास ही शिवसेना का नाम और सिंबल रहेगा. वहीं उद्धव ठाकरे के पास (उद्धव बालासाहेब ठाकरे) नाम और मशाल चुनाव चिह्न होगा. इसके साथ ही सुप्रीम कोर्ट ने चुनाव आयोग और शिंदे गुट से जवाब देने के लिए कहा था. चुनाव आयोग ने जवाब देते हुए कहा कि याचिकाकर्ता (उद्धव ठाकरे) की तरफ से रखी बातों का खंडन करते हैं. चुनाव आयोग का फैसला प्रशासनिक नहीं, अर्ध-न्यायिक था. फैसला लेने वाली संस्था को पक्ष बना कर जवाब नहीं मांगा जा सकता.', 'उद्धव की अर्जी पर नोटिस', 'सुप्रीम कोर्ट ने कहा था कि वह चुनाव आयोग के फैसले पर रोक नहीं लगा सकता. सुप्रीम कोर्ट की टिप्पणी से स्पष्ट हो गया कि फिलहाल शिंदे गुट ही असली शिवसेना कहलाएगा. इसके अलावा सुप्रीम कोर्ट ने चुनाव आयोग के फैसले के खिलाफ उद्धव की अर्जी पर नोटिस जारी किया था. कोर्ट ने दो हफ्ते के अंदर शिंदे गुट और चुनाव आयोग से जवाब मांगा था.', 'शिवसेना चुनाव चिन्ह मामले में चुनाव आयोग ने SC में दाखिल किया जवाब। कहा-* याचिकाकर्ता (उद्धव ठाकरे) की तरफ से रखी बातों का खंडन करते हैं* चुनाव आयोग का फैसला प्रशासनिक नहीं, अर्ध-न्यायिक था* फैसला लेने वाली संस्था को पक्ष बना कर जवाब नहीं मांगा जा सकता', '\n\n', 'चीफ जस्टिस डी वाई चंद्रचूड़, न्यायमूर्ति पीएस नरसिम्हा और न्यायमूर्ति जेबी पारदीवाला की बेंच ने नोटिस जारी किया लेकिन शिंदे खेमे को असली शिवसेना मानने वाले निर्वाचन आयोग के फैसले पर रोक लगाने से इनकार करते हुए कहा कि यह दूसरे पक्ष को सुने बिना नहीं किया जा सकता है.', 'शिंदे खेमे के वकील ने पीठ से कहा कि वह इस बीच ठाकरे गुट के विधायकों को अयोग्य घोषित करने के लिए कोई विप जारी नहीं करेगा या प्रक्रिया शुरू नहीं करेगा. बेंच ने कहा, ‘ठीक है, नोटिस जारी किया जाता है. जवाबी हलफनामा दो हफ्ते के भीतर दाखिल करें.’', 'ये भी पढ़ें: Bhushan Desai: उद्धव गुट को लगा झटका, उनके वफादार सुभाष देसाई के पुत्र ने थामा सीएम शिंदे की शिवसेना का हाथ', 'Viral Video: टिकट चेकर और महिला यात्री के बीच स्टेशन पर हुई झड़प, वीडियो वायरल हुआ तो रेलवे ने किया सस्पेंड', 'Congress On Adani: ईडी दफ्तर में अडानी मामले की शिकायत करने से रोका गया तो मल्लिकार्जुन खरगे ने कर दिया ईमेल', 'Cheating Case: मुख्यमंत्री जगन मोहन रेड्डी का PA बनकर पूर्व रणजी क्रिकेटर ने कर ली लाखों की ठगी, अब चढ़ा पुलिस के हत्थे', "Uddhav vs Shinde: 'शिंदे कैंप के विधायकों को उद्धव ठाकरे के कांग्रेस-NCP से गठबंधन पर एतराज था तो...', सुप्रीम कोर्ट की अहम टिप्पणी", 'Uddhav Vs Shinde: उद्धव ठाकरे को एक और झटका, पूर्व स्वास्थ्य मंत्री और करीबी नेता शिंदे गुट में होंगे शामिल', 'IPL\xa02023: ऋषभ पंत से लेकर जसप्रीत बुमराह तक, आगामी सीजन में ये बड़े खिलाड़ी नहीं दिखेंगे मैदान पर', 'सिलिकॉन वैली: <text:s/>हिंदू-मुसलमान या फिर सिख, कोई भी हो अब हर युवा यहीं जाना चाहता है, जानिए क्यों?', 'Sonu Sood को ऑफर हुए राज्यसभा और डिप्टी सीएम बनने के पद, पॉलिटिक्स जॉइन करने के सवाल पर एक्टर ने किया खुलासा', 'Mobile Tariff: रिलायंस जियो के इस धमाकेदार नए पोस्ट-पेड टैरिफ प्लान ने बढ़ाई एयरटेल-वोडाफोन आइडिया की मुश्किल!', 'SCO Summit: एससीओ समिट के लिए भारत ने पाकिस्तान के रक्षा मंत्री को भेजा न्यौता, अगले महीने दिल्ली में होगी मीटिंग']</text:p>
          </table:table-cell>
        </table:table-row>
        <table:table-row table:style-name="ro3">
          <table:table-cell office:value-type="string" calcext:value-type="string">
            <text:p>H3N2: सावधान! पैर पसार रहा H3N2 इन्फ्लूएंजा वायरस, इस केंद्र शासित प्रदेश में 26 मार्च तक स्कूल बंद</text:p>
          </table:table-cell>
          <table:table-cell office:value-type="string" calcext:value-type="string">
            <text:p>By: एबीपी न्यूज, एजेंसी | Updated at : 15 Mar 2023 04:40 PM (IST) <text:s/></text:p>
          </table:table-cell>
          <table:table-cell office:value-type="string" calcext:value-type="string">
            <text:p>https://feeds.abplive.com/onecms/images/uploaded-images/2023/03/15/2eb5af7c17d606a96ac828429c6ccf471678876311849528_original.jpg?impolicy=abp_cdn&amp;imwidth=720</text:p>
          </table:table-cell>
          <table:table-cell office:value-type="string" calcext:value-type="string">
            <text:p>['By: एबीपी न्यूज, एजेंसी | Updated at : 15 Mar 2023 04:40 PM (IST) <text:s/>', '\n', 'एच3एन2 का बढ़ता खतरा <text:s/>( Image Source : PTI )', 'Puducherry H3N2 Influenza: केंद्र शासित प्रदेश पुडुचेरी में सरकार ने एच3एन2 इन्फ्लूएंजा (H3N2) वायरस के बढ़ते प्रभाव के मद्देनजर बुधवार (15 मार्च) को 16 मार्च से 26 मार्च तक आठवीं कक्षा तक के सभी स्कूलों में छुट्टी की घोषणा की. ये फैसला एच3एन2 के बढ़ते खतरे को देखते हुए लिया गया है.\xa0', 'विशेष रूप से बच्चों में एच3एन2 इन्फ्लुएंजा के बढ़ते प्रभाव के कारण पुडुचेरी, कराईकल, माहे और यनम के सभी चार क्षेत्रों के स्कूलों के लिए यह आदेश लागू होगा. \xa0शून्य काल के दौरान विधानसभा में गृह और शिक्षा मंत्री ए. नम्माशिवयम (A. Nammasivayam) ने कहा कि बच्चों में इन्फ्लूएंजा के प्रसार को देखते हुए सरकार ने पहली क्लास से आठवीं कक्षा तक के सभी सरकारी और प्राइवेट स्कूलों में 26 मार्च तक अवकाश का ऐलान किया. पुडुचेरी के स्वास्थ्य विभाग ने 11 मार्च को कहा था कि यहां में चार मार्च तक एच3एन2 की तरह या उससे संबंधित 79 मामले सामने आए हैं.\xa0', 'एच3एन2 को क्यों बढ़ रहा है?इंद्रप्रस्थ अपोलो अस्पताल के रेस्पिरेटरी, क्रिटिकल केयर एंड स्लीप मेडिसिन कंसलटेंट के सलाहकार डॉ विनी कांट्रो ने बढ़ते मामले के संभावित कारणों के बारे में बताया कि मौसमी बदलाव, वायरस के उत्परिवर्तन और अर्थव्यवस्था पूरी तरह खुल जाने के कारण हो सकता हैय\xa0', 'उन्होंने कहा, “बच्चे स्कूल जा रहे हैं और वे इसे बुजुर्गों तक पहुंचा रहे हैं. एक देश से दूसरे देश की यात्राएं हो रही हैं. पिछले दो सालों में कोविड प्रमुख वायरस रहा है और उस दौरान प्रतिबंध भी रहे, लेकिन प्रतिबंधों में छूट और सामान्य स्थिति की वापसी के साथ ही इसका (एच3एन2 वायरस का) प्रकोप देखा जा रहा है.\xa0', 'देश में कितने lकेस है?केंद्रीय स्वास्थ्य मंत्रालाय के शुक्रवार को जारी किए गए आंकड़ों के मुताबिक, इस साल 2 जनवरी से 5 मार्च तक 451 एच3एन2 इन्फ्लूएंजा के मामले आए हैं. देश में सबसे पहली मौत कर्नाटक में हुई थी. इसको लेकर केंद्रीय स्वास्थ्य मंत्री मनुसख मंडाविया ने हाल ही में बैठक भी की थी.\xa0', 'ये भी पढ़ें- H3N2 Influenza: किडनी की सेहत बिगाड़ सकता है H3N2 इन्फ्लूएंजा, इस बीमारी से हैं परेशान तो सावधान और सतर्क रहें', 'क्या प्रधानमंत्री नरेंद्र मोदी को मिल सकता है शांति का नोबेल पुरस्कार?', 'Viral Video: टिकट चेकर और महिला यात्री के बीच स्टेशन पर हुई झड़प, वीडियो वायरल हुआ तो रेलवे ने किया सस्पेंड', 'Congress On Adani: ईडी दफ्तर में अडानी मामले की शिकायत करने से रोका गया तो मल्लिकार्जुन खरगे ने कर दिया ईमेल', 'Cheating Case: मुख्यमंत्री जगन मोहन रेड्डी का PA बनकर पूर्व रणजी क्रिकेटर ने कर ली लाखों की ठगी, अब चढ़ा पुलिस के हत्थे', "Uddhav vs Shinde: 'शिंदे कैंप के विधायकों को उद्धव ठाकरे के कांग्रेस-NCP से गठबंधन पर एतराज था तो...', सुप्रीम कोर्ट की अहम टिप्पणी", 'IPL\xa02023: ऋषभ पंत से लेकर जसप्रीत बुमराह तक, आगामी सीजन में ये बड़े खिलाड़ी नहीं दिखेंगे मैदान पर', 'सिलिकॉन वैली: <text:s/>हिंदू-मुसलमान या फिर सिख, कोई भी हो अब हर युवा यहीं जाना चाहता है, जानिए क्यों?', 'Sonu Sood को ऑफर हुए राज्यसभा और डिप्टी सीएम बनने के पद, पॉलिटिक्स जॉइन करने के सवाल पर एक्टर ने किया खुलासा', 'Mobile Tariff: रिलायंस जियो के इस धमाकेदार नए पोस्ट-पेड टैरिफ प्लान ने बढ़ाई एयरटेल-वोडाफोन आइडिया की मुश्किल!', 'SCO Summit: एससीओ समिट के लिए भारत ने पाकिस्तान के रक्षा मंत्री को भेजा न्यौता, अगले महीने दिल्ली में होगी मीटिंग']</text:p>
          </table:table-cell>
        </table:table-row>
        <table:table-row table:style-name="ro2">
          <table:table-cell office:value-type="string" calcext:value-type="string">
            <text:p>Budget Session: राहुल गांधी के बयान और JPC की मांग पर संसद में संग्राम जारी, विपक्ष ने निकाला मार्च, सरकार बोली- ध्यान हटाने की है कोशिश | बड़ी बातें</text:p>
          </table:table-cell>
          <table:table-cell office:value-type="string" calcext:value-type="string">
            <text:p>By: ABP Live | Updated at : 15 Mar 2023 04:18 PM (IST) <text:s/></text:p>
          </table:table-cell>
          <table:table-cell office:value-type="string" calcext:value-type="string">
            <text:p>https://feeds.abplive.com/onecms/images/uploaded-images/2023/03/15/e40749a30281c05b06bbcf7acaa656c31678874367669528_original.jpg?impolicy=abp_cdn&amp;imwidth=720</text:p>
          </table:table-cell>
          <table:table-cell office:value-type="string" calcext:value-type="string">
            <text:p>['By: ABP Live | Updated at : 15 Mar 2023 04:18 PM (IST) <text:s/>', '\n', 'विपक्षी दलों का मार्च <text:s/>( Image Source : PTI )', 'Parliament Budget Session: संसद के बजट सत्र के दूसरे चरण में लगातार तीसरे दिन हंगामा जारी रहा. विपक्षी पार्टियां जहां अडानी मामले में जेपीसी की मांग पर अड़ी है. वहीं सत्ता पक्ष राहुल गांधी के माइक बंद कर देने वाले बयान पर माफी की मांग को लेकर पीछे हटने को तैयार नहीं है. दिनभर की 10 बड़ी बातें-', '1. सरकार और विपक्ष के हंगामे को देखते हुए लोकसभा और राज्यसभा दोनों ही सदनों की कार्यवाही कल तक के लिए स्थगित कर दी गई. इससे पहले सोमवार और मंगलवार को भी सदन की कार्यवाही नहीं चल सकी.', '2.\xa0कांग्रेस समेत 16 विपक्षी दलों के नेताओं ने अडानी समूह से जुड़े मामले में प्रवर्तन निदेशालय (ईडी) के समक्ष ज्ञापन देने के लिए बुधवार (15 मार्च) को संसद भवन से मार्च निकाला, हालांकि पुलिस ने उन्हें विजय चौक पर ही रोक लिया. \xa0ईडी मुख्यालय के लिए संसद भवन से निकलने के बाद ही पुलिस ने विजय चौक पर विपक्षी सांसदों को रोका. पुलिस ने विजय चौक के निकट बैरिकेडिंग लगा रखे थे.', '3. विपक्षी दलों के मार्च में ममता बनर्जी की पार्टी टीएमसी ने हिस्सा नहीं लिया. टीएमसी के सांसदों ने घरेलू रसोई गैस (LPG) की कीमतों में वृद्धि को लेकर संसद भवन परिसर में महात्मा गांधी की प्रतिमा के सामने प्रदर्शन किया.\xa0', '4.\xa0राज्यसभा में नेता प्रतिपक्ष और कांग्रेस अध्यक्ष मल्लिकार्जुन खरगे ने कहा कि हम अडानी समूह के घोटाले के मामले में ज्ञापन देने के लिए ईडी निदेशक से मिलने जा रहे थे, लेकिन सरकार ने हमें रोक लिया और विजय चौक तक भी जाने नहीं दिया. उन्होंने कहा कि विपक्ष इस मामले पर ईडी के समक्ष विस्तृत पक्ष रखना चाहता है और आगे जाने की कोशिश करेगा. कांग्रेस समेत कई विपक्षी दल ने अडानी समूह के खिलाफ तीन पेजों का ज्ञापन तैयार किया है जिसमें शेल कंपनियों समेत कई आरोप लगाए गए हैं.\xa0', '5.\xa0कांग्रेस सांसद अधीर रंजन चौधरी ने कहा कि अडानी ग्रुप के मामले पर जेपीसी जांच की मांग कर रहे हैं. बीजेपी यह नहीं चाहती. ऐसे में बीजेपी का असली चेहरा दिख रहा है. कांग्रेस से केंद्र सरकार डर रही है. इस पर केंद्रीय मंत्री जी.किशन रेड्डी ने कहा कि हम सभी विषयों पर चर्चा करने के लिए तैयार हैं. हम पीछे हटने वाले नहीं है. हम विपक्ष की समस्या समझ रहे हैं. चुनाव आने वाला है इसलिए वो कीचड़ फेंकने का प्रयास करते हैं मगर उन्हें नहीं पता कि कीचड़ में ही कमल खिलेगा. \xa0', '6.\xa0कांग्रेस सहित अन्य विपक्षी दलों के आरोपों पर केंद्रीय मंत्री प्रह्लाद जोशी ने कहा कि विपक्ष ये सब ध्यान हटाने के लिए कर रही है क्योंकि उनके सांसदों को पता है कि राहुल गांधी ने जो किया है वो गलत है. इस पर चर्चा नहीं हो इसलिए ऐसा किया जा रहा है. साथ ही राहुल गांधी से माफी की मांग की है.\xa0', '7.\xa0कांग्रेस अध्यक्ष खरगे ने राहुल गांधी की माफी मांगने को लेकर कहा कि पार्टी नेता राहुल गांधी के ब्रिटेन के बयान पर माफी मांगने का कोई सवाल ही नहीं है और ऐसी मांग कर रहे लोगों को प्रधानमंत्री नरेंद्र मोदी देश की जनता को अपमानित करने वाले विदेश में दिये गये बयानों पर जवाब देना चाहिए. दरअसल राहुल गांधी ने ब्रिटेन दौरे के दौरान कहा था कि सदन में विपक्ष के लिए माइक बंद कर दिए जाते हैं. मोदी सरकार लोकतंत्र पर हमला कर रही है.\xa0', '8. कांग्रेस ने राहुल गांधी पर हमले को लेकर केंद्रीय मंत्री स्मृति ईरानी पर पलटवार करते हुए बुधवार को आरोप लगाया कि वह ‘राहुल गांधी ट्रोल मंत्रालय’ की मंत्री हैं. केंद्रीय मंत्री स्मृति ईरानी ने बुधवार को कांग्रेस नेता राहुल गांधी की ब्रिटेन में उनकी हालिया टिप्पणी को लेकर आलोचना की और कहा कि भारत का लोकतंत्र खतरे में नहीं है, लेकिन विदेशों में उन्होंने जिस तरह का ‘व्यवहार’ किया, उसके लिए लोगों ने उनकी पार्टी को ‘राजनीतिक तबाही’ की ओर धकेल दिया है.', '9. हाल ही में लंदन में एक कार्यक्रम में राहुल गांधी ने आरोप लगाया था कि भारतीय लोकतंत्र के ढांचे पर ‘‘बर्बर हमला’’ हो रहा है. उन्होंने अफसोस जताया कि अमेरिका और यूरोप समेत दुनिया के लोकतांत्रिक हिस्से इस पर ध्यान देने में नाकाम रहे हैं. राहुल ने व्याख्यान में यह आरोप भी लगाया था कि प्रधानमंत्री नरेन्द्र मोदी भारत के लोकतांत्रिक ढांचे को नष्ट कर रहे हैं.', '10. बीजेपी सांसद निशिकांत दुबे ने पूरे मामले पर लोकसभा स्पीकर ओम बिड़ला को लेटर लिखकर राहुल गांधी को बर्खास्त करने की मांग की है.\xa0 उन्होंने कहा कि राहुल गांधी ने देश के खिलाफ बयान दिया है.\xa0', "ये भी पढ़ें- Parliament Budget Session: 'जिस देश ने बनाया था गुलाम, उसी से मदद मांग रहे राहुल गांधी', स्मृति ईरानी बोलीं- टुकड़े-टुकड़े गैंग के समर्थक...", 'क्या प्रधानमंत्री नरेंद्र मोदी को मिल सकता है शांति का नोबेल पुरस्कार?', 'Viral Video: टिकट चेकर और महिला यात्री के बीच स्टेशन पर हुई झड़प, वीडियो वायरल हुआ तो रेलवे ने किया सस्पेंड', 'Congress On Adani: ईडी दफ्तर में अडानी मामले की शिकायत करने से रोका गया तो मल्लिकार्जुन खरगे ने कर दिया ईमेल', 'Cheating Case: मुख्यमंत्री जगन मोहन रेड्डी का PA बनकर पूर्व रणजी क्रिकेटर ने कर ली लाखों की ठगी, अब चढ़ा पुलिस के हत्थे', "Uddhav vs Shinde: 'शिंदे कैंप के विधायकों को उद्धव ठाकरे के कांग्रेस-NCP से गठबंधन पर एतराज था तो...', सुप्रीम कोर्ट की अहम टिप्पणी", 'IPL\xa02023: ऋषभ पंत से लेकर जसप्रीत बुमराह तक, आगामी सीजन में ये बड़े खिलाड़ी नहीं दिखेंगे मैदान पर', 'सिलिकॉन वैली: <text:s/>हिंदू-मुसलमान या फिर सिख, कोई भी हो अब हर युवा यहीं जाना चाहता है, जानिए क्यों?', 'Sonu Sood को ऑफर हुए राज्यसभा और डिप्टी सीएम बनने के पद, पॉलिटिक्स जॉइन करने के सवाल पर एक्टर ने किया खुलासा', 'Mobile Tariff: रिलायंस जियो के इस धमाकेदार नए पोस्ट-पेड टैरिफ प्लान ने बढ़ाई एयरटेल-वोडाफोन आइडिया की मुश्किल!', 'SCO Summit: एससीओ समिट के लिए भारत ने पाकिस्तान के रक्षा मंत्री को भेजा न्यौता, अगले महीने दिल्ली में होगी मीटिंग']</text:p>
          </table:table-cell>
        </table:table-row>
        <table:table-row table:style-name="ro3">
          <table:table-cell office:value-type="string" calcext:value-type="string">
            <text:p>Suicide Cases: ‘राष्ट्रीय पुरुष आयोग बनाएं', शादी के बाद सुसाइड केस का जिक्र करते हुए सुप्रीम कोर्ट में याचिका दायर</text:p>
          </table:table-cell>
          <table:table-cell office:value-type="string" calcext:value-type="string">
            <text:p>By: ABP Live | Updated at : 15 Mar 2023 04:16 PM (IST) <text:s/></text:p>
          </table:table-cell>
          <table:table-cell office:value-type="string" calcext:value-type="string">
            <text:p>https://feeds.abplive.com/onecms/images/uploaded-images/2023/03/15/81f609309976758bef2eaadb8d506f851678875055361607_original.jpg?impolicy=abp_cdn&amp;imwidth=720</text:p>
          </table:table-cell>
          <table:table-cell office:value-type="string" calcext:value-type="string">
            <text:p>['By: ABP Live | Updated at : 15 Mar 2023 04:16 PM (IST) <text:s/>', '\n', 'सुप्रीम कोर्ट <text:s/>( Image Source : ANI File Photo )', 'National Commission For Men: सुप्रीम कोर्ट में एक याचिका दायर की गई है, जिसमें पुरुषों के लिए राष्ट्रीय आयोग की मांग की गई है. याचिका में कहा गया कि शादीशुदा मर्दो में आत्महत्या करने के मामलों में बढ़ोतरी हो रही है. याचिका में राष्ट्रीय अपराध रिकॉर्ड ब्यूरो (NCRB) का आंकड़ा दिया गया है. इससे निपटने के लिए गाइडलाइंस जारी करने और राष्ट्रीय पुरुष आयोग बनाने की मांग की गई है.', 'अधिवक्ता महेश कुमार तिवारी की ओर से सुप्रीम कोर्ट में यह याचिका दायर की गई है. याचिका में अपील की गई है कि घरेलू हिंसा के शिकार विवाहित पुरुषों के लिए राष्ट्रीय पुरुष आयोग बनाया जाए. याचिका में एनसीआरबी के आंकड़ों का हवाला देते हुए कहा गया, वर्ष 2021 में दावा किया गया कि उस वर्ष पूरे देश में 1,64,033 लोगों ने आत्महत्या की. याचिका में कहा गया है कि इनमें से आत्महत्या करने वाले विवाहित पुरुषों की संख्या 81,063 थी जबकि 28,680 विवाहित महिलाएं थीं.', 'पुरुषों के लिए आयोग बनाने की मांग', 'याचिका में एनसीआरबी के आंकड़ों का हवाला देते हुए कहा गया, "वर्ष 2021 में पारिवारिक समस्याओं के कारण तकरीबन 33.2 फीसदी पुरुषों ने और 4.8 प्रतिशत पुरुषों ने विवाह संबंधी वजहों से अपना जीवन समाप्त कर लिया था." याचिका में विवाहित पुरुषों द्वारा आत्महत्या के मुद्दे से निपटने और घरेलू हिंसा से पीड़ित पुरुषों की शिकायतों पर कार्रवाई करने के लिए राष्ट्रीय मानवाधिकार आयोग को निर्देश देने का भी अनुरोध किया गया है.', 'गृह मंत्रालय से की गई यह अपील', 'याचिका में केंद्र को गृह मंत्रालय के जरिए पुलिस विभाग को यह निर्देश देने का अनुरोध भी किया गया है कि घरेलू हिंसा के शिकार पुरुषों की शिकायतें तत्काल स्वीकार की जाएं. याचिका में मांग की गई कि घरेलू हिंसा या पारिवारिक समस्या और विवाह संबंधी मुद्दों से पीड़ित विवाहित पुरुषों की आत्महत्या के मुद्दे पर अनुसंधान करने के लिए भारत के विधि आयोग को एक निर्देश/सिफारिश जारी करें और राष्ट्रीय जैसे मंच का गठन करने के लिए आवश्यक रिपोर्ट तैयार करें.', 'ये भी पढ़ें-Jail Inmates Of UP: यूपी के जेलों में ओबीसी और दलित कैदियों की संख्या अधिक, जानें क्या कहते हैं सरकार के आंकड़े', 'क्या प्रधानमंत्री नरेंद्र मोदी को मिल सकता है शांति का नोबेल पुरस्कार?', 'Viral Video: टिकट चेकर और महिला यात्री के बीच स्टेशन पर हुई झड़प, वीडियो वायरल हुआ तो रेलवे ने किया सस्पेंड', 'Congress On Adani: ईडी दफ्तर में अडानी मामले की शिकायत करने से रोका गया तो मल्लिकार्जुन खरगे ने कर दिया ईमेल', 'Cheating Case: मुख्यमंत्री जगन मोहन रेड्डी का PA बनकर पूर्व रणजी क्रिकेटर ने कर ली लाखों की ठगी, अब चढ़ा पुलिस के हत्थे', "Uddhav vs Shinde: 'शिंदे कैंप के विधायकों को उद्धव ठाकरे के कांग्रेस-NCP से गठबंधन पर एतराज था तो...', सुप्रीम कोर्ट की अहम टिप्पणी", 'IPL\xa02023: ऋषभ पंत से लेकर जसप्रीत बुमराह तक, आगामी सीजन में ये बड़े खिलाड़ी नहीं दिखेंगे मैदान पर', 'सिलिकॉन वैली: <text:s/>हिंदू-मुसलमान या फिर सिख, कोई भी हो अब हर युवा यहीं जाना चाहता है, जानिए क्यों?', 'Sonu Sood को ऑफर हुए राज्यसभा और डिप्टी सीएम बनने के पद, पॉलिटिक्स जॉइन करने के सवाल पर एक्टर ने किया खुलासा', 'Mobile Tariff: रिलायंस जियो के इस धमाकेदार नए पोस्ट-पेड टैरिफ प्लान ने बढ़ाई एयरटेल-वोडाफोन आइडिया की मुश्किल!', 'SCO Summit: एससीओ समिट के लिए भारत ने पाकिस्तान के रक्षा मंत्री को भेजा न्यौता, अगले महीने दिल्ली में होगी मीटिंग']</text:p>
          </table:table-cell>
        </table:table-row>
        <table:table-row table:style-name="ro3">
          <table:table-cell office:value-type="string" calcext:value-type="string">
            <text:p>Rahul Gandhi Remarks: ‘राहुल गांधी देंगे जवाब’, स्मृति ईरानी के पीएम से नफरत, देश से नफरत के आरोप पर बोले मल्लिकार्जुन खरगे</text:p>
          </table:table-cell>
          <table:table-cell office:value-type="string" calcext:value-type="string">
            <text:p>By: ABP Live | Updated at : 15 Mar 2023 04:13 PM (IST) <text:s/></text:p>
          </table:table-cell>
          <table:table-cell office:value-type="string" calcext:value-type="string">
            <text:p>https://feeds.abplive.com/onecms/images/uploaded-images/2023/03/15/b1fd3e633492a45e5950bd8c240223421678876469514426_original.jpg?impolicy=abp_cdn&amp;imwidth=720</text:p>
          </table:table-cell>
          <table:table-cell office:value-type="string" calcext:value-type="string">
            <text:p>['By: ABP Live | Updated at : 15 Mar 2023 04:13 PM (IST) <text:s/>', '\n', 'मल्लिकार्जुन खरगे (फाइल फोटो) <text:s/>( Image Source : PTI )', 'Mallikarjun Kharge On Smriti Irani: वायनाड से कांग्रेस सांसद राहुल गांधी की ब्रिटेन यात्रा के दौरान जो बयान दिए गए उससे देश में राजनीतिक माहौल गरमा गया है. एक तरफ बीजेपी राहुल पर हमलावर है तो वहीं कांग्रेस भी जमकर मुकाबला कर रही है. इसी क्रम में कांग्रेस अध्यक्ष मल्लिकार्जुन खरगे ने कहा है कि राहुल गांधी केंद्रीय मंत्री स्मृति ईरानी के उस आरोप का जवाब देंगे जिसमें उन्होंने कहा था कि उनकी पीएम मोदी से नफरत देश से नफरत में बदल गई.', 'फिलहाल राहुल गांधी ब्रिटेन की यात्रा खत्म करके बुधवार (15 मार्च) को भारत पहुंच चुके हैं. उनकी टिप्पणियों पर हुए विवाद के बीच वो पहले ही सफाई दे चुके हैं कि उन्होंने देश के गौरव को कभी कम नहीं आंका है. वहीं, कांग्रेस भी इस बात को कह रही है कि पीएम मोदी और बीजेपी की आलोचना करना देश की आलोचना करना नहीं है.', 'क्या कहा स्मृति ईरानी ने?', 'साल 2019 के लोकसभा चुनाव में अमेठी से राहुल गांधी को हराने वाली स्मृति ईरानी ने उन पर हमला करते हुए कहा कि पीएम मोदी पर हमला करते-करते राहुल गांधी अब भारत पर भी हमला करने लगे हैं. बीजेपी ऑफिस में प्रेस कॉन्फ्रेंस करते हुए स्मृति ईरानी ने कहा कि प्रधानमंत्री नरेंद्र मोदी को लेकर जो राहुल गांधी की नफरत थी, वो अब देश के खिलाफ होने लगी है. उन्होंने एक ऐसे देश का दौरा करके विदेशी ताकतों को उकसाया है, जिसका इतिहास भारत को गुलाम बनाने का रहा है. इसके साथ ही बीजेपी ने राहुल गांधी से माफी की मांग की.', 'क्या बोले मल्लिकार्जुन खरगे?', 'राहुल गांधी से माफी की मांग पर कांग्रेस अध्यक्ष मल्लिकार्जुन खरगे भड़क गए और कहा, “मैं राहुल गांधी से माफी की मांग करने वाले लोगों से एक सवाल करना चाहता हूं कि पीएम मोदी 5 से 6 देशों में गए. हमारे देश के लोगों को अपमानित किया. उन्होंने कहा कि भारत में जन्म लेना पाप है. बोलने के अधिकार को कमजोर किया जा रहा है. सच बोलने वाले लोगों को जेल भेजा जा रहा है. क्या ये लोकतंत्र को खत्म करना नहीं है.”', 'ये भी पढ़ें: देश की राष्ट्रीय सुरक्षा से समझौता क्यों कर रही है सरकार? बीजेपी के हमले पर राहुल गांधी का पलटवार', 'क्या प्रधानमंत्री नरेंद्र मोदी को मिल सकता है शांति का नोबेल पुरस्कार?', 'Viral Video: टिकट चेकर और महिला यात्री के बीच स्टेशन पर हुई झड़प, वीडियो वायरल हुआ तो रेलवे ने किया सस्पेंड', 'Congress On Adani: ईडी दफ्तर में अडानी मामले की शिकायत करने से रोका गया तो मल्लिकार्जुन खरगे ने कर दिया ईमेल', 'Cheating Case: मुख्यमंत्री जगन मोहन रेड्डी का PA बनकर पूर्व रणजी क्रिकेटर ने कर ली लाखों की ठगी, अब चढ़ा पुलिस के हत्थे', "Uddhav vs Shinde: 'शिंदे कैंप के विधायकों को उद्धव ठाकरे के कांग्रेस-NCP से गठबंधन पर एतराज था तो...', सुप्रीम कोर्ट की अहम टिप्पणी", 'IPL\xa02023: ऋषभ पंत से लेकर जसप्रीत बुमराह तक, आगामी सीजन में ये बड़े खिलाड़ी नहीं दिखेंगे मैदान पर', 'सिलिकॉन वैली: <text:s/>हिंदू-मुसलमान या फिर सिख, कोई भी हो अब हर युवा यहीं जाना चाहता है, जानिए क्यों?', 'Sonu Sood को ऑफर हुए राज्यसभा और डिप्टी सीएम बनने के पद, पॉलिटिक्स जॉइन करने के सवाल पर एक्टर ने किया खुलासा', 'Mobile Tariff: रिलायंस जियो के इस धमाकेदार नए पोस्ट-पेड टैरिफ प्लान ने बढ़ाई एयरटेल-वोडाफोन आइडिया की मुश्किल!', 'SCO Summit: एससीओ समिट के लिए भारत ने पाकिस्तान के रक्षा मंत्री को भेजा न्यौता, अगले महीने दिल्ली में होगी मीटिंग']</text:p>
          </table:table-cell>
        </table:table-row>
        <table:table-row table:style-name="ro7">
          <table:table-cell office:value-type="string" calcext:value-type="string">
            <text:p>Jail Inmates Of UP: यूपी के जेलों में ओबीसी और दलित कैदियों की संख्या अधिक, जानें क्या कहते हैं सरकार के आंकड़े</text:p>
          </table:table-cell>
          <table:table-cell office:value-type="string" calcext:value-type="string">
            <text:p>By: ABP Live | Updated at : 15 Mar 2023 03:53 PM (IST) <text:s/></text:p>
          </table:table-cell>
          <table:table-cell office:value-type="string" calcext:value-type="string">
            <text:p>https://feeds.abplive.com/onecms/images/uploaded-images/2023/03/15/1ab5a8f3e862b85a0799563f1d7b21aa1678872898150503_original.jpg?impolicy=abp_cdn&amp;imwidth=720</text:p>
          </table:table-cell>
          <table:table-cell office:value-type="string" calcext:value-type="string">
            <text:p>['By: ABP Live | Updated at : 15 Mar 2023 03:53 PM (IST) <text:s/>', '\n', 'साल 2021 की रिपोर्ट में यूपी की जेलों में 24 फीसदी कैदी दलित और 45 फीसदी ओबीसी रहे. (प्रतीकात्मक फोटो) <text:s/>( Image Source : Getty )', 'Govt Tells In Parliament About UP Jail Inmates: उत्तर प्रदेश की जेलों में 24 फीसदी कैदी दलित और 45 फीसदी अन्य पिछड़ा वर्ग (ओबीसी) के रहे. ये बात सरकार ने 2021 के आंकड़ों का हवाला देते हुए संसद में बताई. दरअसल\xa0 राज्य मंत्री (MoS) अजय कुमार मिश्रा ने संसद में एक सवाल के जवाब में ये आंकड़े पेश किए. ये सवाल बहुजन समाज पार्टी (बसपा) के सदस्य श्याम सिंह यादव ने पूछा था.', 'ताकि जेलों में बेवजह न रहें कैदी', 'राज्य मंत्री मिश्रा ने कैदियों के कल्याण के लिए किए गए अन्य उपायों को सूचीबद्ध करते हुए बताया कि 2021 तक, यूपी राज्य में 90,606 अंडरट्रायल कैदी थे, जिनमें से 21,942 एससी समुदाय के थे, 4,657 एसटी समुदाय के थे और 41,678 ओबीसी वर्ग के थे. इस दौरान सरकार ने विचाराधीन कैदियों को जेल में सड़ने से रोकने के लिए की गई पहलों के बारे में भी जानकारी दी.', 'इसके साथ ही उन्होंने इस तरफ भी ध्यान दिलाया कि केंद्र सरकार ने\xa0 मॉडल प्रिज़न मैनुअल 2016 (Model Prison Manual 2016) प्रसारित किया है और ये राज्य सरकारों की जिम्मेदारी और जवाबदेही है कि इस बारे में राज्यों में जागरूकता बढ़ाएं. इसके तहत उन सुविधाओं के बारे में बताया जाता है जो विचाराधीन कैदियों को दी जाती हैं. इनमें अंडर ट्रायल कैदियों की कानूनी मदद के साथ ही याचिका के लिए सौदेबाजी जैसी सुविधाएं शामिल हैं. ', 'दरअसल\xa0बीएसपी सांसद श्याम सिंह यादव ने जेलों में कैदियों के बारे में चिंता जताई थी, जिसमें उनके परीक्षण, जेलों की भीड़भाड़ और वंचित सामाजिक-आर्थिक समूहों से संबंधित कैदियों के मामले शामिल थे, जो मुकदमे का इंतजार कर रहे थे.', "'ई-जेल सॉफ्टवेयर है मददगार'", 'गृह मंत्रालय ने संसद में बताया, “ई-जेल सॉफ्टवेयर, एक जेल मैनेजमेंट एप्लीकेशन है. ये इंटरऑपरेबल आपराधिक न्याय प्रणाली के साथ जुड़ा है जो राज्य में जेल अधिकारियों को कैदियों के डेटा को तेजी और कुशल तरीके से एक्सेस करने की सुविधा देता\xa0 है, जिससे उन्हें उन कैदियों की पहचान करने में मदद मिलती है जिनके मामले विचाराधीन समीक्षा समिति के विचार के लिए बकाया हैं.“', 'बसपा सांसद ने आगे गृह मंत्रालय से जेल में संचारी रोगों (Communicable Diseases) के प्रसार में स्पाइक के बारे में पूछा, क्योंकि लॉकडाउन के बाद के वक्त में गिरफ्तारियों में बढ़ोतरी देखी गई.\xa0 इस पर जवाब देते हुए मंत्रालय ने जवाब दिया कि राज्य सरकारें जेलों में क्षमता से अधिक कैदियों के मुद्दे से निपटने में सक्षम हैं.', 'मंत्रालय ने कहा कि राज्य सरकार ने जरूरत और आवश्यकता के अनुसार जेल के कैदियों को समायोजित करने के लिए अतिरिक्त बैरकों और अतिरिक्त जेलों के लिए पर्याप्त प्रावधान किए हैं. मंत्रालय ने ये भी कहा, "राज्य कानूनी सेवा प्राधिकरणों ने जेलों में कानूनी सेवा क्लीनिक स्थापित किए हैं, जो जरूरतमंद व्यक्तियों को मुफ्त कानूनी मदद देते हैं."\xa0 भारत की जेल सांख्यिकी रिपोर्ट (2021) के मुताबिक, 5,54,034 कैदियों में से 4,27,165, (76%) विचाराधीन कैदी थे. इसी रिपोर्ट से जेलों में भीड़भाड़ की स्थिति का पता चलता है', 'गृह मामलों के मंत्रालय ने संसद को बताया कि राष्ट्रीय विधिक सेवा प्राधिकरण (एनएएलएसए) जेलों में मुफ्त कानूनी मदद देने, प्ली बार्गेनिंग, लोक अदालतों और कैदियों के जमानत के अधिकार सहित उनके कानूनी अधिकारों के बारे में जागरूकता पैदा करने के लिए शिविर भी लगाता है.', 'ये भी पढ़ें: UP Jail News: मुख्यमंत्री योगी आदित्यनाथ ने जेलों में भीड़ कम करने के लिए बनाया प्लान, दिए ये निर्देश', 'क्या प्रधानमंत्री नरेंद्र मोदी को मिल सकता है शांति का नोबेल पुरस्कार?', 'Viral Video: टिकट चेकर और महिला यात्री के बीच स्टेशन पर हुई झड़प, वीडियो वायरल हुआ तो रेलवे ने किया सस्पेंड', 'Congress On Adani: ईडी दफ्तर में अडानी मामले की शिकायत करने से रोका गया तो मल्लिकार्जुन खरगे ने कर दिया ईमेल', 'Cheating Case: मुख्यमंत्री जगन मोहन रेड्डी का PA बनकर पूर्व रणजी क्रिकेटर ने कर ली लाखों की ठगी, अब चढ़ा पुलिस के हत्थे', "Uddhav vs Shinde: 'शिंदे कैंप के विधायकों को उद्धव ठाकरे के कांग्रेस-NCP से गठबंधन पर एतराज था तो...', सुप्रीम कोर्ट की अहम टिप्पणी", 'IPL\xa02023: ऋषभ पंत से लेकर जसप्रीत बुमराह तक, आगामी सीजन में ये बड़े खिलाड़ी नहीं दिखेंगे मैदान पर', 'सिलिकॉन वैली: <text:s/>हिंदू-मुसलमान या फिर सिख, कोई भी हो अब हर युवा यहीं जाना चाहता है, जानिए क्यों?', 'Sonu Sood को ऑफर हुए राज्यसभा और डिप्टी सीएम बनने के पद, पॉलिटिक्स जॉइन करने के सवाल पर एक्टर ने किया खुलासा', 'Mobile Tariff: रिलायंस जियो के इस धमाकेदार नए पोस्ट-पेड टैरिफ प्लान ने बढ़ाई एयरटेल-वोडाफोन आइडिया की मुश्किल!', 'SCO Summit: एससीओ समिट के लिए भारत ने पाकिस्तान के रक्षा मंत्री को भेजा न्यौता, अगले महीने दिल्ली में होगी मीटिंग']</text:p>
          </table:table-cell>
        </table:table-row>
        <table:table-row table:style-name="ro3">
          <table:table-cell office:value-type="string" calcext:value-type="string">
            <text:p>Karnataka Election 2023: 'सत्ता में आए तो...', <text:s/>प्रदेश कांग्रेस अध्यक्ष डीके शिवकुमार ने कर्नाटक के DGP को चेताया</text:p>
          </table:table-cell>
          <table:table-cell office:value-type="string" calcext:value-type="string">
            <text:p>By: ABP Live | Updated at : 15 Mar 2023 03:40 PM (IST) <text:s/></text:p>
          </table:table-cell>
          <table:table-cell office:value-type="string" calcext:value-type="string">
            <text:p>https://feeds.abplive.com/onecms/images/uploaded-images/2023/03/15/f3e9a37f2d207e986c246efbf1e788c11678873405820330_original.jpg?impolicy=abp_cdn&amp;imwidth=720</text:p>
          </table:table-cell>
          <table:table-cell office:value-type="string" calcext:value-type="string">
            <text:p>['By: ABP Live | Updated at : 15 Mar 2023 03:40 PM (IST) <text:s/>', '\n', 'कार्नाटक कांग्रेस प्रदेश अध्यक्ष डीके शिवकुमार (फाइल फोटो) <text:s/>( Image Source : PTI )', 'Karnataka Congress Chief Warns DGP Praveen Sood:\xa0कर्नाटक कांग्रेस प्रमुख डीके शिवकुमार (DK Shivakumar) ने राज्य के पुलिस महानिदेशक (DGP) प्रवीण सूद (Praveen Sood) की गिरफ्तारी की मांग की है. इसी के साथ उन्होंने चेतावनी दी है कि अगर कांग्रेस (Congress) फिर से सत्ता में आती है तो डीजीपी के खिलाफ कार्रवाई की जाएगी. एनडीटीवी की रिपोर्ट के मुताबिक, डीके शिवकुमार ने दावा किया कि डीजीपी सत्तारूढ़ बीजेपी (BJP) सरकार का बचाव कर रहे हैं और उनकी पार्टी (कांग्रेस) के नेताओं के खिलाफ मामले दर्ज कर रहे हैं.', "रिपोर्ट के मुताबिक, कांग्रेस प्रदेश अध्यक्ष ने पुलिस महानिदेशक के लिए 'नालायक' शब्द का इस्तेमाल किया. एक वीडियो में वह इसे बोलते भी सुनाई दे रहे हैं. शिवकुमार ने कहा कि तत्काल प्रभाव से डीजीपी के खिलाफ मामला दर्ज किया जाना चाहिए और उनकी गिरफ्तारी होनी चाहिए. उन्होंने कहा कि निर्वाचन आयोग (ECI) को डीजीपी को हटा देना चाहिए.\xa0बता दें कि कर्नाटक में मई से पहले विधानसभा चुनाव होना है. इस लिहाज से चुनाव में अब बहुत कम दिन बचे हैं. उससे पहले कांग्रेस प्रदेश अध्यक्ष की ओर से डीजीपी को लेकर यह चेतावनी सामने आई है.\xa0", 'और क्या बोले डीके शिवकुमार?', "रिपोर्ट के मुताबिक, डीके शिवकुमार ने आगे कहा, ''उन्होंने (डीजीपी) सेवा में तीन साल पूरे कर लिए हैं. आप कितने दिन उन्हें रखना और उनकी पूजा करना चाहते हैं. उन्होंने हमारे खिलाफ 25 से ज्यादा मामले दर्ज कराए हैं.'' इसी के साथ उन्होंने कहा कि कांग्रेस उनके खिलाफ एक्शन लेगी अगर सत्ता में वापस आती है.", 'बता दें कि 224 सदस्यीय कर्नाटक विधानसभा में कांग्रेस ने कम से कम 150 सीटें जीतने का लक्ष्य रखा है. बहुमत हासिल करने के उद्देश्य से यह लक्ष्य निर्धारित किया गया है. बता दें कि कर्नाटक में विधानसभा के लिए बहुमत का आंकड़ा 113 सीटों का है. वहीं, जनता दल (सेक्युलर) (JDS) ने पहले ही अपने 93 उम्मीदवारों की पहली लिस्ट जारी कर दी है जबकि बीजेपी और कांग्रेस ने अभी तक अपने-अपने उम्मीदवारों के नामों की घोषणा नहीं की है.', 'यह भी पढ़ें- 89 साल के देवगौड़ा के लिए कर्नाटक का चुनाव इस बार सबसे मुश्किल क्यों?\xa0', 'Viral Video: टिकट चेकर और महिला यात्री के बीच स्टेशन पर हुई झड़प, वीडियो वायरल हुआ तो रेलवे ने किया सस्पेंड', 'Congress On Adani: ईडी दफ्तर में अडानी मामले की शिकायत करने से रोका गया तो मल्लिकार्जुन खरगे ने कर दिया ईमेल', 'Cheating Case: मुख्यमंत्री जगन मोहन रेड्डी का PA बनकर पूर्व रणजी क्रिकेटर ने कर ली लाखों की ठगी, अब चढ़ा पुलिस के हत्थे', "Uddhav vs Shinde: 'शिंदे कैंप के विधायकों को उद्धव ठाकरे के कांग्रेस-NCP से गठबंधन पर एतराज था तो...', सुप्रीम कोर्ट की अहम टिप्पणी", 'Uddhav Vs Shinde: उद्धव ठाकरे को एक और झटका, पूर्व स्वास्थ्य मंत्री और करीबी नेता शिंदे गुट में होंगे शामिल', 'IPL\xa02023: ऋषभ पंत से लेकर जसप्रीत बुमराह तक, आगामी सीजन में ये बड़े खिलाड़ी नहीं दिखेंगे मैदान पर', 'सिलिकॉन वैली: <text:s/>हिंदू-मुसलमान या फिर सिख, कोई भी हो अब हर युवा यहीं जाना चाहता है, जानिए क्यों?', 'Sonu Sood को ऑफर हुए राज्यसभा और डिप्टी सीएम बनने के पद, पॉलिटिक्स जॉइन करने के सवाल पर एक्टर ने किया खुलासा', 'Mobile Tariff: रिलायंस जियो के इस धमाकेदार नए पोस्ट-पेड टैरिफ प्लान ने बढ़ाई एयरटेल-वोडाफोन आइडिया की मुश्किल!', 'SCO Summit: एससीओ समिट के लिए भारत ने पाकिस्तान के रक्षा मंत्री को भेजा न्यौता, अगले महीने दिल्ली में होगी मीटिंग']</text:p>
          </table:table-cell>
        </table:table-row>
        <table:table-row table:style-name="ro5">
          <table:table-cell office:value-type="string" calcext:value-type="string">
            <text:p>First Bullet Train: गुजरात और महाराष्‍ट्र में अब तक कितना हुआ काम और कब से शुरू हो रही बुलेट ट्रेन, केंद्र सरकार ने दिया जवाब</text:p>
          </table:table-cell>
          <table:table-cell office:value-type="string" calcext:value-type="string">
            <text:p>By: ABP Live | Updated at : 15 Mar 2023 03:23 PM (IST) <text:s/></text:p>
          </table:table-cell>
          <table:table-cell office:value-type="string" calcext:value-type="string">
            <text:p>https://feeds.abplive.com/onecms/images/uploaded-images/2023/03/15/2bc9fed09f8798f96403b5cb8779c9dd1678871335842607_original.jpg?impolicy=abp_cdn&amp;imwidth=720</text:p>
          </table:table-cell>
          <table:table-cell office:value-type="string" calcext:value-type="string">
            <text:p>['By: ABP Live | Updated at : 15 Mar 2023 03:23 PM (IST) <text:s/>', '\n', 'बुलेट ट्रेन प्रोजेक्ट <text:s/>( Image Source : File Photo )', 'Mumbai-Ahmedabad Bullet Train Project: पीएम मोदी की महत्वकांक्षी परियोजना बुलेट ट्रेन का देशवासी बड़ी बेसब्री से इंतजार कर रहे हैं. रेल मंत्री अश्विनी वैष्णव ने अगस्त 2026 तक पहली बुलेट ट्रेन चलाने का लक्ष्य रखा है. लिहाजा इस परियोजना पर काफी तेजी के साथ काम चल रहा है. पहली बुलेट ट्रेन गुजरात के अहमदाबाद से महाराष्ट्र के मुंबई के बीच चलाई जानी है. इस परियोजना में अबतक कितना काम हुआ है, इसकी जानकारी अश्विनी वैष्णव ने दी है.', 'रेल मंत्री के मुताबिक, अहमदाबाद से मुंबई के बीच चलाई जाने वाली बुलेट ट्रेन के लिए 36.93% काम पूरा हो चुका है. वहीं रेल मंत्रालय ने ट्विटर पर अपडेट साझा करते हुए बताया कि 28 फरवरी 2023 तक 26.33 प्रतिशत फिजिकल प्रोसेस पूरा हो चुका है. इसमें महाराष्ट्र ने 13.72 प्रतिशत काम पूरा कर लिया है, वहीं दूसरी ओर, गुजरात ने 52 प्रतिशत से अधिक सिविल कार्य पूरा कर लिया है.', 'अगस्त 2026 में दौड़ेगी पहली बुलेट ट्रेन', 'मंत्रालय के अनुसार, परियोजना तेज गति से आगे बढ़ रही है. बुलेट ट्रेन की नींव अगस्त 2021 में रखी गई थी और महज डेढ़ साल के अंदर 154 किलोमीटर ट्रैक का काम पूरा किया जा चुका है. मंत्रालय ने आगे कहा, "हमारे पास अगस्त 2026 में पहली बुलेट ट्रेन चलाने और अगस्त 2027 तक एक बड़े सेक्शन को चालू करने का लक्ष्य है."\xa0', '257.06 किमी. तक पाइलिंग का काम पूरा', 'रेल मंत्रालय के मुताबिक, 257.06 किलोमीटर के हिस्से में पाइलिंग का काम पूरा हो चुका है, जबकि 155.48 किमी तक पीयर वर्क भी पूरा हो चुका था. 37.64 किलोमीटर के ट्रैक पर गार्डर्स भी बिझा दिए गए हैं. मंत्रालय ने आगे बताया कि इस परियोजना के लिए अभी तक 8,000 से अधिक पेड़ लगाए गए हैं और 83,600 छोटे पौधे लगाए गए हैं.', '\xa0', '#BulletTrain Project (As on 28.02.23)Overall Physical Progress: 𝟐𝟔.𝟑𝟑%GujaratOverall📈:32.93%Civil Works:54.74%MaharashtraOverall📈:13.72%🏗️Pile work: 257.06 Km🏗️Pier work: 155.48 Km🏗️37.64 Km Girders launched🌲8003 trees transplanted🌱83,600 saplings planted pic.twitter.com/0qntHKykoa', '\n\n', "'उद्धव सरकार के कारण लेट हुआ प्रोजेक्ट'", 'बुलेट ट्रेन प्रोजेक्ट पर जानकारी देते हुए रेल मंत्री अश्विनी वैष्णव ने कहा, "हमारे सामने महाराष्ट्र में सबसे ज्यादा चुनौती थी, लेकिन सरकार बदलने के बाद से वहां भी अब सब कुछ योजना के अनुसार चल रहा है." उन्होंने कहा, "उद्धव ठाकरे के नेतृत्व वाली MVA सरकार के दौरान महाराष्ट्र में भूमि अधिग्रहण की धीमी गति और राज्य के अंतर्गत आने वाले खंड में कार्यों की निविदा में देरी के कारण इस परियोजना में देरी हुई है."', 'ये भी पढ़ें-High Air Fare: एयरलाइंस के मनमाने हवाई किराये वसूलने पर संसद की स्थाई समिति ने जताई चिंता, लोअर- अपर बैंड फिक्स करने की सिफारिश की', 'Viral Video: टिकट चेकर और महिला यात्री के बीच स्टेशन पर हुई झड़प, वीडियो वायरल हुआ तो रेलवे ने किया सस्पेंड', 'Congress On Adani: ईडी दफ्तर में अडानी मामले की शिकायत करने से रोका गया तो मल्लिकार्जुन खरगे ने कर दिया ईमेल', 'Cheating Case: मुख्यमंत्री जगन मोहन रेड्डी का PA बनकर पूर्व रणजी क्रिकेटर ने कर ली लाखों की ठगी, अब चढ़ा पुलिस के हत्थे', "Uddhav vs Shinde: 'शिंदे कैंप के विधायकों को उद्धव ठाकरे के कांग्रेस-NCP से गठबंधन पर एतराज था तो...', सुप्रीम कोर्ट की अहम टिप्पणी", 'Uddhav Vs Shinde: उद्धव ठाकरे को एक और झटका, पूर्व स्वास्थ्य मंत्री और करीबी नेता शिंदे गुट में होंगे शामिल', 'IPL\xa02023: ऋषभ पंत से लेकर जसप्रीत बुमराह तक, आगामी सीजन में ये बड़े खिलाड़ी नहीं दिखेंगे मैदान पर', 'सिलिकॉन वैली: <text:s/>हिंदू-मुसलमान या फिर सिख, कोई भी हो अब हर युवा यहीं जाना चाहता है, जानिए क्यों?', 'Sonu Sood को ऑफर हुए राज्यसभा और डिप्टी सीएम बनने के पद, पॉलिटिक्स जॉइन करने के सवाल पर एक्टर ने किया खुलासा', 'Mobile Tariff: रिलायंस जियो के इस धमाकेदार नए पोस्ट-पेड टैरिफ प्लान ने बढ़ाई एयरटेल-वोडाफोन आइडिया की मुश्किल!', 'SCO Summit: एससीओ समिट के लिए भारत ने पाकिस्तान के रक्षा मंत्री को भेजा न्यौता, अगले महीने दिल्ली में होगी मीटिंग']</text:p>
          </table:table-cell>
        </table:table-row>
        <table:table-row table:style-name="ro3">
          <table:table-cell office:value-type="string" calcext:value-type="string">
            <text:p>Rain Alert: खुशनुमा होगा मौसम! यूपी और हरियाणा समेत इन राज्यों में होगी बारिश, IMD का अलर्ट जारी</text:p>
          </table:table-cell>
          <table:table-cell office:value-type="string" calcext:value-type="string">
            <text:p>By: ABP Live | Updated at : 15 Mar 2023 02:42 PM (IST) <text:s/></text:p>
          </table:table-cell>
          <table:table-cell office:value-type="string" calcext:value-type="string">
            <text:p>https://feeds.abplive.com/onecms/images/uploaded-images/2023/03/15/928f552e61e7e0e96ae68bcea1835f651678870206844539_original.jpg?impolicy=abp_cdn&amp;imwidth=720</text:p>
          </table:table-cell>
          <table:table-cell office:value-type="string" calcext:value-type="string">
            <text:p>['By: ABP Live | Updated at : 15 Mar 2023 02:42 PM (IST) <text:s/>', '\n', 'भारत के कई राज्यों में बारिश का अनुमान <text:s/>( Image Source : PTI )', 'IMD Rain Alert: बीते एक-दो दिनों में कई राज्यों में तेज हवाएं चलने के साथ हल्की बारिश का सिलसिला जारी है. इस बीच अब भारतीय मौसम विज्ञान विभाग (IMD) ने फिर से 18 राज्यों के लिए बारिश का अलर्ट जारी कर दिया है. मौसम पूर्वानुमान के मुताबिक बिहार, पूर्वी मध्य प्रदेश, उत्तर प्रदेश और छत्तीसगढ़, तेलंगाना और मराठवाड़ा में 16 और 17 मार्च को बारिश की संभावना जताई गई है.\xa0', 'आईएमडी ने ट्वीट कर बताया कि इन राज्यों में छिटपुट बारिश के साथ आंधी, बिजली गिरने और तूफान आने की भी स्थिति रहेगी. 30 से 40 किमी प्रति घंटे की रफ्तार से हवाएं चल सकती है. वहीं, पहाड़ी राज्य उत्तराखंड, हिमाचल प्रदेश, जम्मू कश्मीर में भी 17 और 18 मार्च को बारिश होने के आसार हैं. कई जगहों पर बिजली चमकने के साथ बादलों में गड़गड़ाहट और हल्की बारिश की संभावना बन रही है.\xa0', 'बिहार में कैसा रहेगा मौसम\xa0', 'मौसम विज्ञान केंद्र पटना की तरफ से जारी मौसम बुलेटिन में बताया गया है कि अगले 24 घंटों के दौरान प्रदेश का मौसम शुष्क रहेगा. आज आसमान में बादल छाए रहेंगे तो वहीं कुछ जगहों पर हल्की बारिश के साथ बिजली चमकने की भी संभावना है. बिहार के भभुआ और बक्सर जिले के एक-दो स्थानों पर हल्की बारिश दर्ज की जा सकती है.', 'यूपी में होगी झमाझम बारिश', 'आईएमडी के अनुसार उत्तर प्रदेश (Uttar Pradesh) में बुधवार से लेकर गुरुवार तक राज्य के कई इलाकों में बारिश हो सकती है. पश्चिमी यूपी में भी बारिश का अलर्ट जारी किया गया है. मौसम वैज्ञानिक के अनुसार पश्चिमी विक्षोभ की सक्रियता ही इसकी मुख्य वजह है. हालांकि, बारिश के बाद गर्मी एक बार फिर से बढ़ने लगेगी.\xa0', 'हरियाणा-पंजाब के मौसम में होगा बदलाव', 'हरियाणा और पंजाब में भी मौसम में लगातार बदलाव आ रहा है. हरियाणा कृषि विश्वविद्यालय के मौसम विभाग ने मौसम को लेकर अलर्ट जारी किया है. पश्चिम विक्षोभ की वजह से 18 और 19 मार्च को मौसम में बदलाव आएगा और हल्कि बारिश भी हो सकती है.\xa0', 'ये भी पढ़ें:\xa0', 'हीट वेव अलर्ट के बीच आंध्र, कर्नाटक और तमिलनाडु में होगी प्री मानसून बारिश, किसानों के लिए खतरे की घंटी, नॉर्थ ईस्ट का हाल भी जानें', 'क्या प्रधानमंत्री नरेंद्र मोदी को मिल सकता है शांति का नोबेल पुरस्कार?', 'Viral Video: टिकट चेकर और महिला यात्री के बीच स्टेशन पर हुई झड़प, वीडियो वायरल हुआ तो रेलवे ने किया सस्पेंड', 'Congress On Adani: ईडी दफ्तर में अडानी मामले की शिकायत करने से रोका गया तो मल्लिकार्जुन खरगे ने कर दिया ईमेल', 'Cheating Case: मुख्यमंत्री जगन मोहन रेड्डी का PA बनकर पूर्व रणजी क्रिकेटर ने कर ली लाखों की ठगी, अब चढ़ा पुलिस के हत्थे', "Uddhav vs Shinde: 'शिंदे कैंप के विधायकों को उद्धव ठाकरे के कांग्रेस-NCP से गठबंधन पर एतराज था तो...', सुप्रीम कोर्ट की अहम टिप्पणी", 'IPL\xa02023: ऋषभ पंत से लेकर जसप्रीत बुमराह तक, आगामी सीजन में ये बड़े खिलाड़ी नहीं दिखेंगे मैदान पर', 'सिलिकॉन वैली: <text:s/>हिंदू-मुसलमान या फिर सिख, कोई भी हो अब हर युवा यहीं जाना चाहता है, जानिए क्यों?', 'Sonu Sood को ऑफर हुए राज्यसभा और डिप्टी सीएम बनने के पद, पॉलिटिक्स जॉइन करने के सवाल पर एक्टर ने किया खुलासा', 'Mobile Tariff: रिलायंस जियो के इस धमाकेदार नए पोस्ट-पेड टैरिफ प्लान ने बढ़ाई एयरटेल-वोडाफोन आइडिया की मुश्किल!', 'SCO Summit: एससीओ समिट के लिए भारत ने पाकिस्तान के रक्षा मंत्री को भेजा न्यौता, अगले महीने दिल्ली में होगी मीटिंग']</text:p>
          </table:table-cell>
        </table:table-row>
        <table:table-row table:style-name="ro3">
          <table:table-cell office:value-type="string" calcext:value-type="string">
            <text:p>&lt;h1 class="article-title _heading_top_ipl"&gt;IPL 2023: ऋषभ पंत से लेकर जसप्रीत बुमराह तक, आगामी सीजन में ये बड़े खिलाड़ी नहीं दिखेंगे मैदान पर</text:p>
          </table:table-cell>
          <table:table-cell office:value-type="string" calcext:value-type="string">
            <text:p>By: ABP Live | Updated at : 15 Mar 2023 05:47 PM (IST) <text:s/></text:p>
          </table:table-cell>
          <table:table-cell office:value-type="string" calcext:value-type="string">
            <text:p>https://feeds.abplive.com/onecms/images/uploaded-images/2023/03/15/57e56a8cd9144604e37aae3c54b622551678881876721582_original.jpg?impolicy=abp_cdn&amp;imwidth=720</text:p>
          </table:table-cell>
          <table:table-cell office:value-type="string" calcext:value-type="string">
            <text:p>['By: ABP Live | Updated at : 15 Mar 2023 05:47 PM (IST) <text:s/>', '\n', 'ऋषभ पंत <text:s/>( Image Source : Rishabh Pant/Instagram )', 'Indian Premier League 2023: इंडियन प्रीमियर लीग (IPL) 2023 के सीजन को शुरू होने में अब अधिक समय नहीं बचा है. आगामी सीजन का पहला मुकाबला 31 मार्च को गतविजेता गुजरात टाइटंस और चेन्नई सुपर किंग्स के बीच में खेला जाएगा. हालांकि इस बार का सीजन शुरू होने से पहले कुछ स्टार खिलाड़ियों की गैरमौजूदगी की वजह से थोड़ा फीका दिख सकता है, जिसमें ऋषभ पंत से लेकर जसप्रीत बुमराह तक का नाम शामिल है.', 'आईपीएल 2023 के सीजन में इस बार दिल्ली कैपिटल्स टीम के कप्तान ऋषभ पंत एक कार दुर्घटना में बुरी तरह से घायल होने की वजह लंबे समय के लिए क्रिकेट मैदान से दूर हो चुके हैं, जिसमें उनकी जगह पर आगामी सीजन में डेविड वॉर्नर को टीम की कप्तानी सौंपी गई है.', 'मुंबई इंडियंस टीम का प्रमुख हिस्सा रहने वाले जसप्रीत बुमराह की गेंदबाजी का जलवा भी आगामी आईपीएल सीजन में देखने को नहीं मिलेगा. बुमराह पिछले साल से बैक इंजरी की समस्या से जूझ रहे हैं और इसी कारण अब वह इसकी सर्जरी के लिए न्यूजीलैंड गए हुए हैं, जिसके बाद बुमराह कब तक मैदान पर फिट होकर वापसी करेंगे इसको लेकर अभी कुछ भी तय नहीं है.', 'काइल जेमिसन, झाय रिचर्डसन और प्रसिद्ध कृष्णा भी नहीं दिखेंगे खेलते हुए', 'आगामी सीजन में चेन्नई सुपर किंग्स की टीम का हिस्सा कीवी तेज गेंदबाज काइल जेमिसन भी स्ट्रेस फ्रेक्चर की समस्या सामने आने के बाद इस सीजन में खेलते हुए नहीं दिखाई देंगे. इसके अलावा ऑस्ट्रेलियाई तेज गेंदबाज झाय रिचर्ड्स जो मुंबई इंडियंस टीम का हिस्सा थे उन्हें हैमस्ट्रिंग में समस्या होने की वजह से सर्जरी करानी पड़ी और इस कारण वह इस आईपीएल सीजन में खेलते हुए नहीं दिखाई देंगे.', 'इसके अलावा पिछले सीजन में राजस्थान रॉयल्स की तरफ से खेलते हुए अपनी गेंदबाजी से शानदार प्रदर्शन करने वाले प्रसिद्ध कृष्णा भी अपनी बैक सर्जरी की वजह से इस सीजन में खेलते हुए नहीं दिखाई देंगे. कोलकाता नाइट राइडर्स टीम के कप्तान श्रेयस अय्यर को लेकर भी ऐसी खबरें सामने आ रही हैं कि वह आईपीएल 2023 सीजन के पहले हाफ में अपनी पीठ की समस्या की वजह से बाहर रह सकते हैं.', '\xa0', 'यह भी पढ़े...', 'Exclusive: IPL 2023 में कौन लेगा ऋषभ पंत की जगह, क्या सरफराज खान करेंगे विकेटकीपिंग? abp से बातचीत में कैफ ने दिया जवाब', 'Rishabh Pant Comeback: मैदान पर वापसी के लिए ऋषभ पंत कर रहे हैं मेहनत, स्वीमिंग पूल का वीडियो देख फैंस ने बढ़ाया हौसला', 'Ind vs Aus, 1st ODI: ऑस्ट्रेलिया के खिलाफ पहले वनडे में पांड्या करेंगे कप्तानी, 10 साल बाद होगी इस खिलाड़ी की वापसी', 'IND vs AUS: टेस्ट सीरीज के बाद पत्नी ऋतिका के भाई की शादी में शामिल होने पहुंचे रोहित शर्मा, देखें Photos', 'Exclusive: IPL 2023 में कौन लेगा ऋषभ पंत की जगह, क्या सरफराज खान करेंगे विकेटकीपिंग? abp से बातचीत में कैफ ने दिया जवाब', 'WTC Final 2023: गांगुली ने फाइनल से पहले टीम को लेकर दी प्रतिक्रिया, बताया किस खिलाड़ी को सबसे पहले मिलेगी जगह', 'सिलिकॉन वैली: <text:s/>हिंदू-मुसलमान या फिर सिख, कोई भी हो अब हर युवा यहीं जाना चाहता है, जानिए क्यों?', 'Sonu Sood को ऑफर हुए राज्यसभा और डिप्टी सीएम बनने के पद, पॉलिटिक्स जॉइन करने के सवाल पर एक्टर ने किया खुलासा', 'Mobile Tariff: रिलायंस जियो के इस धमाकेदार नए पोस्ट-पेड टैरिफ प्लान ने बढ़ाई एयरटेल-वोडाफोन आइडिया की मुश्किल!', 'SCO Summit: एससीओ समिट के लिए भारत ने पाकिस्तान के रक्षा मंत्री को भेजा न्यौता, अगले महीने दिल्ली में होगी मीटिंग', 'Mumbai Crime: मां को 23 साल की बेटी ने ही उतार दिया मौत के घाट, हत्या के बाद मार्बल कटर से किए पांच टुकड़े']</text:p>
          </table:table-cell>
        </table:table-row>
        <table:table-row table:style-name="ro8">
          <table:table-cell office:value-type="string" calcext:value-type="string">
            <text:p>सिलिकॉन वैली: <text:s/>हिंदू-मुसलमान या फिर सिख, कोई भी हो अब हर युवा यहीं जाना चाहता है, जानिए क्यों?</text:p>
          </table:table-cell>
          <table:table-cell office:value-type="string" calcext:value-type="string">
            <text:p>By: नाज़िया नाज़ | Updated at : 15 Mar 2023 05:53 PM (IST) <text:s/></text:p>
          </table:table-cell>
          <table:table-cell office:value-type="string" calcext:value-type="string">
            <text:p>https://feeds.abplive.com/onecms/images/uploaded-images/2023/03/15/54ce8409c87767b362ac1619d712c1451678881544525524_original.jpg?impolicy=abp_cdn&amp;imwidth=720</text:p>
          </table:table-cell>
          <table:table-cell office:value-type="string" calcext:value-type="string">
            <text:p>['By: नाज़िया नाज़ | Updated at : 15 Mar 2023 05:53 PM (IST) <text:s/>', '\n', 'सिलिकॉन वैली एक शहर जहां सपने सच होते हैं <text:s/>( Image Source : AFP )', 'अमेरिका का सिलिकॉन वैली, यहां बात लाखों या करोड़ों की सलाना पैकेज वाली सैलरी की नहीं होती है, अगर आपके पास आइडिया है, टैलेंट है या फिर तकनीकी की दुनिया में कुछ कर गुजरने की चाहत है तो कंपनियां आपको सोने से भी तौलने को तैयार हैं. दुनिया का हर बड़ा टेक्नोक्रेट है और जिनका सपना है वो पहले इसी शहर में आना चाहते हैं.\xa0', 'कांच से बनीं बड़ी-बड़ी बिल्डिंगे, दुनिया की अर्थव्यवस्था को अपनी उंगलियों पर नचाने वाली बड़ी बिजनेस डीलें और ऐसी नवाचार जो सिलिकॉन में बैठ-बैठे आपके किचन और बेडरूम की जरूरतें उपलब्ध करा रहे हैं. यहां एक बिल्डिंग में लगीं आर्टिफिशियल मशीनें हजारों किलोमीटर दूर भारत के किसी गांव में बैठे युवा की मनोदशा को समझ रही हैं.\xa0', 'अंदाजा इसी बात से लगा सकते हैं कि जैसे ही आप अपने घर में एसी, टीवी या मोबाइल की चर्चा करते हैं तो ये प्रोडक्ट आपके मोबाइल पर दिखने लगतें हैं. ई-कॉर्मस साइट फ्लिपकॉर्ट, एमेजन अपने प्रचार\xa0 से आपको प्रोडक्ट रीदने के लिए मजबूर कर देते हैं. ऐसी ही तमाम कंपनियां हर सेक्टर के बिजनेस को इस सिलिकॉन वैली से चला रही हैं. इनमें से कई बड़े नाम हैं जैसे गूगल, फेसबुक, जूम, नेटफ्लिक्स, एडोब, एपल..यानी ऐसी तमाम कंपनियां जो आपकी जिंदगी का हिस्सा हैं.\xa0', 'अब आपके मन में आ रहा होगा कि आखिर ये सिलिकॉन वैली है क्या और इसके पीछे का क्या इतिहास है. इस सवाल का जवाब अगर सीधे शब्दों में समझें तो यही कहा जा सकता है कि सिलिकॉन वैली आधुनिक विज्ञान का तीर्थस्थल है जहां हर धर्म का युवा जाने के ख्वाब देख रहा है. ये शहर अब पूरी दुनिया का टकसाल है. जहां टैलेंट है तो यहां आपकी हर सेकेंड को डॉलरों से तौल दिया जाएगा. News Reels', 'लेकिन इसी शहर के नाम से जुड़ा सिलिकॉन वैली बैंक इस समय चर्चा में है. इसकी बड़ी वजह है इस बैंक का दिवालिया हो जाना. \xa0सिलिकॉन वैली बैंक के फेल होने की खबर ने जमाकर्ताओं, स्टार्टअप्स और अमेरिकी बैंकिंग प्रणाली में दहशत और डर का माहौल पैदा कर दिया है. इसी के साथ सिलिकॉन वैली में जो बड़ी टेक कंपनियां हैं उनको भी चिंता हो रही है. यहीं से सभी मॉडर्न माइक्रोप्रोसेसर सिलिकॉन कंपनियों ने अपनी पहचान बनाई. बड़ी-बड़ी टेक कंपनियों के हेड ऑफिस यहीं पर है. इसमें फेसबुक. अमेजन, गूगल जैसी कंपनियां भी शामिल हैं. यूं समझ लें कि सैंकड़ों टेक कंपनियां सिलिकॉन वैली को अपना घर कहती हैं. \xa0', 'सिलिकॉन वैली को आप एक शहर मान सकते हैं जहां पर बड़ी टेक दिग्गज कंपनियों के हेड ऑफिस हैं. यहीं पर गूगल, मेटा जैसी कंपनियों का भी मुख्यालय है. हाल में डूबी एसवीबी बैंक भी यहीं पर है. 31 दिसंबर 2022 तक इस बैंक के खाते में कुल 1743.4 अरब डॉलर जमा थे, और इस बैंक की संपत्ति 209 अरब डॉलर थी.\xa0', 'क्या है सिलिकॉन वैली के बनने की कहानी\xa0', 'सिलिकॉन वैली शब्द का पहली बार इस्तेमाल इलेक्ट्रॉनिक न्यूज ने 10 जनवरी, 1971 के अपने एक कवर पर किया. तब जर्नलिस्ट डॉन होफ्लर एक कवर स्टोरी कर रहे थे. धीरे-धीरे ये शब्द इस्तेमाल में आने लगा.\xa0\xa0आज सिलिकॉन वैली 1, 854 वर्ग मील के क्षेत्र में फैली है. यहां पर 3 मिलियन से ज्यादा लोगों का घर भी है. \xa0यह कैलिफोर्निया के खाड़ी क्षेत्र में स्थित है. सिलिकॉन वैली में ही सांता क्लारा और सैन मेटियो काउंटी के सभी क्षेत्र हैं. इसके अलावा अलामेडा काउंटी का पश्चिमी किनारा और सांता क्रूज़ काउंटी का स्कॉट्स वैली इसी में आती है. सिलिकॉन वैली का सबसे बड़ा शहर सैन जोस है. यहीं पर स्टैनफोर्ड यूनिवर्सिटी भी है.', '\xa0तो इसलिए दुनिया भर टेक्नोक्रेट यहां जाने का सपना देखते हैं', 'बड़ी हाई प्रोफाइल टेक कपंनियां सिलिकॉन वैली में ही बनीं और विकसित हुई हैं. यही वजह है कि यहां पर सारे टेक स्टार और निवेशक अपना पैसा लगाते हैं. दिसंबर 2020 की शुरुआत तक इस क्षेत्र में 117 \xa0टेक और उद्यम \xa0कपंनियों के ऑफिस खुल चुके थे. इनका कारोबार 253 अरब डॉलर तक पहुंच गया है. इन कंपनियों में ऐप्पल, अल्फाबेट की Google, मेटा (पहले \xa0फेसबुक), और नेटफ्लिक्स, सिस्को सिस्टम्स, इंटेल, ओरेकल और एनवीडिया जैसी हार्डवेयर और सॉफ्टवेयर कंपनियां वीज़ा और शेवरॉन सहित कई बड़ी कंपनियां शामिल हैं.\xa0 2020 तक, सिलिकॉन वैली की कंपनियों ने औसतन बिलियन 138,100 डॉलर की कमाई की है.', 'सिलिकॉन वैली दुनिया के सबसे अमीर क्षेत्रों में से एक है. फोर्ब्स मैगजीन की एक रिपोर्ट के मुताबिक दुनिया भर में कंप्यूटर टेक्नॉलजी से जुड़े 365 अरबपति थे, जिनकी कुल संपत्ति 2.5 ट्रिलियन थी. साल 2020 में,\xa0 81 अरबपति कथित तौर पर सिलिकॉन वैली में रह रहे थे.', 'हालांकि कई बड़े\xa0 बिजनेस मैन ने हाल ही में इसे छोड़ने का फैसला लिया और अपनी कंपनियों को संयुक्त राज्य अमेरिका के दूसरे हिस्सों या विदेशों में ले गए हैं. टेस्ला (टीएसएलए) के मुख्य कार्यकारी अधिकारी (सीईओ) एलोन मस्क ने घोषणा की कि वह दिसंबर 2020 में टेक्सास जा रहे हैं. इसके बाद हेवलेट पैकर्ड एंटरप्राइज (एचपीई) और ओरेकल ने भी ऐसा ही किया.', 'क्या है सिलिकॉन और वैली का इतिहास\xa0', '1939 में \xa0विलियम हेवलेट और डेविड पैकर्ड ने एक ऑडियो ऑसिलेटर की मदद से हेवलेट-पैकर्ड कंपनी की नींव रखी थी. इसके बाद 1940 के दशक में विलियम शॉकले, जॉन बर्डीन और वाल्टर एच ब्रैटन ने लैब में काम करने वाले एक ट्रांजिस्टर को बनाया. इस ट्रांजिस्टर में सिलिकॉन धातु का इस्तेमाल किया गया था. ये दोनों खोज सैन फ्रांसिस्को क्षेत्र में ही हुई. जो आज सिलिकॉन वैली के नाम से मशहूर है. लेकिन सैन फ्रांसिस्को क्षेत्र का सिलिकॉन वैली बनने का किस्सा कई खोजों के बाद गढ़ा गया था.', '1951 में फ्रेड टर्मन ने स्टैनफोर्ड यूनिवर्सिटी और पालो अल्टो शहर के बीच स्टैनफोर्ड रिसर्च पार्क की स्थापना की. ये दोनों भी सैन फ्रांसिस्को क्षेत्र में ही बनाए गए थे.\xa0', 'साल 1955 में \xa0विलियम शॉकले ने माउंटेन व्यू में अपनी खुद की फर्म, शॉकले सेमिकंडक्टर लेबोरेटरी खोली. साल 1957 में \xa0शॉकले के कई कर्मचारियों ने इस्तीफा दे दिया और एक प्रतिस्पर्धी फर्म, फेयरचाइल्ड सेमीकंडक्टर शुरू की. फेयरचाइल्ड के कर्मचारियों ने \xa0बाद में इंटेल और एएमडी सहित कई दूसरी कंपनियां सैन फ्रांसिस्को क्षेत्र में ही खोली.', '1958 से 1960 के बीच सिलिकॉन धातु का इस्तेमाल सिर्फ ट्रांजिस्टर बनाने में ही किया जाता था. बाद के सालों में इस धातु का इस्तेमाल बढ़ता गया और सिलिकॉन धातु बड़े इस्तेमाल की चीज बन गई. आज सिलिकॉन का इस्तेमाल सभी माइक्रोप्रोसेसरों में किया जाता है. जिसकी खोज तब के सैन फ्रांसिस्को क्षेत्र और अब के सिलिकॉन वैली में ही हुई थी.\xa0', '\xa0अब बात कैलिफोर्निया के सैन फ्रांसिस्को क्षेत्र की जो आज सिलिकॉन वैली के नाम से जाना जाता है.\xa0', 'सिलिकॉन वैली में बड़ी टेक कंपनियों पर एक नजर', 'इतनी मशहूर कैसे हुई सिलिकॉन वैली', 'बड़ी टेक कंपनियों ने धीरे-धीरे करके सिलिकॉन वैली में ही पंख पसारने शुरू किए.\xa0 ऐप्पल, मेटा, सिस्को और वीज़ा और शेवरॉन जैसी बड़ी\xa0 कंपनियों के यहीं पर खोले जाने के बाद ये और मशहूर हुआ. दुनिया के कुछ सबसे अमीर लोगों का घर भी यहीं पर है.', 'अब सिलिकॉन वैली बैंक के डूबने की कहानी समझिए', '\xa0रिपोर्ट ये बताती हैं कि ये बैंक 2500 से ज्यादा वेंचर कैपिटल फर्म्स को बैंकिंग सुविधाएं देता था. बैंक की वेबसाइट के मुताबिक मौसम तकनीक और सस्टेनेबिलिटी सेक्टर में इसके 1,550 से ज्यादा प्रमुख ग्राहक थे. अब इसको लेकर एक सवाल ये है कि आखिर ये बैंक इतना बड़ा बैंक कैसे बना और इसके पीछे दिवालिया होने की जड़े कहां से पनपी . \xa0क्या सिलिकॉन वैली बैंक के बंद होने से सिलिकॉन वैली में मौजूद टेक कंपनियों पर कोई असर पड़ेगा.\xa0\xa0', 'बैंक से निकासी की शुरुआत और दिवालिया होने की कहानी', 'सिलिकॉन वैली बैंक अमेरिका का 16वां सबसे बड़ा बैंक है. टेक स्टार्टअप्स को उधार देने के लिए इस बैंक का बड़ा नाम रहा है. जिसमें Pinterest Inc, Shopify Inc, और CrowdStrike Holdings Inc जैसी बड़ी कंपनियों ने यहां से उधार लिया है.\xa0', 'पिछले दिनों बैंक में डिपॉजिट कम होने लगे. इसकी वजह थी यूएस में स्टार्टअप्स चला रही ‘फंडिंग विंटर’ \xa0स्टार्टअप्स के लिए अपने बचत निकालने की शुरुआत कर दी.\xa0 इन स्टार्टअप्स कपंनियों ने एक्सटेंडेड पीरियड से निकलने के लिए भी ऐसा किया.', 'स्टार्टअप्स कपंनियों को ऐसा करने से बैंक की जमा राशि में गिरावट दर्ज की जाने लगी. इस मुसीबत को देखते हुए पिछले दिनों बैंक ने का कि वह शेयर बिक्री से 2.25 बिलियन डॉलर जुटा रहा है और उसने अपने मौजूदा पोर्टफोलियो से 21 बिलियन डॉलर मूल्य की प्रतिभूतियां भी बेची हैं. बैंक ने ये कदम नकदी जुटाने के लिए उठाया.\xa0', 'उसी समय एसवीबी ने अपने बॉन्ड भी बेचने शुरू कर दिए. और यही वो समय था जब पता चला कि एसवीबी बैंक ने अपने पास जमा राशि का बड़ा हिस्सा बॉन्ड में निवेश किया हुआ है. ये बॉन्ड एसवीबी ने तब खरीदा था जब अमेरिका में ब्याज दरें अपेक्षाकृत कम थीं. अमेरिकी फेडरल रिजर्व ने 2022 की शुरुआत से लगातार ब्याज दरों में 450 आधार अंकों की बढ़ोतरी की जिससे इन बांडों का मूल्य तेजी से गिरना शुरू हो गया.', 'परेशान करने वाली बात ये थी कि एसवीबी की वित्तीय तंगी की खबर के बाद से बैंक से पैसे की निकासी तेज हो गई. जमाराशियों की बड़े पैमाने पर निकासी से वेंचर कैपिटलिस्ट और स्टार्टअप \xa0काफी डर गए. इसी के साथ कंपनी के शेयर के दामों में तेजी से गिरावट शुरू हो गई. जिससे बैंक का कारोबार ठप होने लगा.', '9 मार्च, 2023 तक बैंक के पास 958 मिलियन डॉलर का नेगेटिव कैश बैलेंस था. 9 मार्च, 2023 से पहले बैंक की वित्तीय स्थिति अच्छी \xa0थी, लेकिन इसके बावजूद निवेशकों और जमाकर्ताओं ने 9 मार्च, 2023 को बैंक से 42 बिलियन डॉलर की निकासी शुरू कर दी.इससे बैंक पर उल्टा और गहरा असर पड़ने लगा. \xa0इस वजह से टेक इंडस्ट्री में हलचल मच गई.', 'भारतीय स्टार्ट-अप कंपनियां इससे अछूती नहीं रही. बैंक के दिवालिया होने से कंपनियों को ये चिंता सताने लगी बैंक के डूबने के बाद अपने कर्मचारियों को तनख्वाह कैसे दे पाएंगी. ऐसे समय में उनके लिए तो अपना खर्चा उठाना भी मुश्किल लगने लगा था.\xa0', 'भारतीय स्टार्टअप्स ने सिलिकॉन वैली बैंक में कितना निवेश किया है ये अंदाजा अभी नहीं लग पाया है. इसलिए फिलहाल ये पता लगाना मुश्किल है कि बैंक के बंद हो जाने से भारतीयों पर कितना गहरा असर पड़़ेगा.\xa0', 'बैंक का खत्म होने की कहानी जानिए\xa0', 'बीते शुक्रवार को कैलिफोर्निया डिपार्टमेंट ऑफ प्रोटेक्शन एंड इनोवेशन विभाग (FDIC )ने सिलिकॉन वैली बैंक को बंद करने का फैसला लिया. \xa0इस सिलसिले में FDIC ने ये ऐलान किया था कि जमाकर्ताओं की अपनी बीमाकृत जमा राशि अगले कुछ दिनों में दे दी जाएगी.\xa0', 'FDIC ने अपने बयान में कहा था कि , ‘सोमवार सुबह 13 मार्च, 2023 तक सभी इंश्योर्ड डिपॉजिटर्स को उनकी बीमित राशि मिल जाएगी. FDIC ने ये भी बताया था कि सभी बीमित जमाकर्ताओं की सुरक्षा के लिए डिपॉजिट इंश्योरेंस नेशनल बैंक ऑफ सांता क्लारा यानी DINB बनाया गया है जो ऐसे मौकों पर जरूरी कदम उठाता है. FDIC के नए नियमों के मुताबिक, जमाकर्ता 250,000 डॉलर तक की जमा राशि का बीमा कर सकते है.', 'ये भी बताया गया कि बीटीएफपी के लिए बैकस्टॉप की तर्ज पर एक्सचेंज स्टेबिलाइजेशन फंड से 25 बिलियन डॉलर उपलब्ध कराया जाएगा. इसके लिए अमेरिकी ट्रेजरी सचिव की मंजूरी ले ली गई है. बता दें कि स्टेबिलाइजेशन फंड एक इमरजेंसी रिजर्व है जिसका इस्तेमाल अलग-अलग वित्तीय क्षेत्रों में अस्थिरता को कम करने के लिए किया जा सकता है.', 'ट्रेजरी सचिव जेनेट येलेन, फेडरल रिजर्व बोर्ड के अध्यक्ष जेरोम पॉवेल और फेडरल डिपॉजिट इंश्योरेंस कॉरपोरेशन (FDIC) के अध्यक्ष मार्टिन ग्रुएनबर्ग ने अपने एक संयुक्त बयान में कहा था कि ‘सिलिकॉन वैली बैंक, सांता क्लारा, कैलिफॉर्निया की समस्या से निपटने के लिए एफडीआईसी और फेडरल रिजर्व के बोर्डों से एक सिफारिश की गई थी जिसे उसे मंजूरी मिल गई है.\xa0', 'वहीं, ट्रेजरी सचिव, फेडरल रिजर्व बोर्ड के अध्यक्ष और एफडीआईसी के अध्यक्ष के एक बयान के मुताबिक जमाकर्ताओं को सिर्फ अपनी बीमा राशि ही नहीं बल्कि उनकी सभी जमा राशि पहुंचाई जाएगी.\xa0', 'बता दें कि अमेरिका के राष्ट्रपति जो बिडेन ने भी बैंकिंग संकट के पीछे जुड़े लोगों को ‘पूरी तरह से इसकी जिम्मेदारी लेने और जवाबदेह ’ ठहराने का वादा किया है. \xa0बिडेन अपने एक भाषण में कहा था कि, ‘वे विश्वास कर सकते हैं कि अमेरिकी बैंकिंग प्रणाली अभी भी सुरक्षित है. \xa0बैंकिंग प्रणाली के सुरक्षित होने से मतलब ये है कि आपकी जमा राशि पूरी तरह से महफूज है. आपको जब भी उसकी जरूरत होगी वह आपके पास पहुंचा दी जाएगी.\xa0\xa0', 'इस बीच, एचएसबीसी होल्डिंग्स ने सोमवार को ऐलान किया था कि एचएसबीसी यूके बैंक एसवीबी की यूके शाखा, सिलिकॉन वैली बैंक यूके लिमिटेड का अधिग्रहण सिर्फ एक पाउंड में कर रही है.', 'भारतीय स्टार्टअप के इस बैंक को चुनने की वजह समझिए', 'स्टार्ट-अप हार्वेस्टिंग फार्मर नेटवर्क के हेड रुचिर गर्ग ने बीबीसी से बातचीत में कहा है कि\xa0 इस बैंक से जुड़े भारतीय स्टार्ट-अप्स की संख्या ज्यादा से ज्यादा 20-25 होगी. यहां पर एक सवाल ये भी उठता है कि किसी भारतीय स्टार्ट-अप को अमेरिका के बैंक में अकाउंट खुलवाने की जरूरत क्यों पड़ी. इसे आप ऐसे समझिए कि भारत में बहुत सारे स्टार्ट-अप्स को भारत से बाहर, जैसे जापान, सिंगापुर, अमेरिका या दूसरे देशों से फंडिग आती है. \xa0ऐसे में जब उनके निवेशक का अकाउंट भी एसवीबी में ही है तो उनके लिए बेहतर होता है कि वो भी इसी बैंक में अकाउंट खोलें.', 'रुचिर गर्ग ने बीबीसी को बताया कि बढ़ती हुई 50-60 \xa0बड़ी स्टार्ट-अप कंपनियों के अकाउंट इसी बैंक में हैं. वहीं अगर आपका बिजनेस अमेरिका में है तो आपको अमेरिका का लाइसेंस लेना होगा, आपको वहीं पर बैंक अकाउंट खुलवाना होगा.\xa0', 'जानकारों का कहना है कि, एसवीबी एक बैंक होने के साथ-साथ वेल्थ मैनेजर, फाइनेंशियल एडवाइजर, और एक नेटवर्कर भी था और ये स्टार्ट-अप्स का चहेता बैंक है. ये बैंक बैंकिंग के अलावा बैंक स्टार्ट-अप्स में \xa0भी इन्वेस्ट करता था. सिलिकॉन वैली बैंक उन्हें लोन भी देता था.\xa0', 'इस बैंक को स्टार्ट-अप और बिजनेस फ्रेंडली" बैंक भी माना जाता था. जिसमें \xa0आप भारत में बैठ कर सिर्फ पासपोर्ट की मदद से अकाउंट खुलवा सकते थे. साल 2014-15 से इस बैंक के ग्राहक रहे विनायक शर्मा ने बीबीसी को बताया था कि "हमारा बैंक के साथ शानदार अनुभव रहा है. छोटी से लेकर बड़ी बात तक के लिए बैंक ने हमारा साथ दिया था. आपको बैंक में कोई मिनिमम बैलेंस नहीं रखना है. बैंक जरूरी और बुनियादी गाइडेंस देता था.', 'बता दें कि इस बैंक में नॉर्थ अमेरिका, कैनेडा, यूरोप, कुवैत, और एशिया पेशिफिक जैसे देशों की कम से कम 43 से भी ज्यादा बड़ी स्टार्ट-अप कपंनियों ने अपना पैसा लगाया था .\xa0', 'दिवालिया हुए बैंक का बिजनेस समझिए', 'ब्लूमबर्ग न्यूज के मुताबिक एसवीबी का आधा बिजनेस यूएस वेंचर कैपिटल के इंवेस्ट वाली स्टार्टअप कंपनियों के साथ है. इसका 44 फीसदी बिजनस यूएस वेंचर के निवेश वाली टेक्नोलॉजी और हेल्थकेयर कंपनियों के साथ है.\xa0', 'आगे का रास्ता क्या है', 'इलेक्ट्रॉनिक्स और टेक्नॉलजी राज्य मंत्री राजीव चंद्रशेखर ने एसवीबी के टूटने के बाद एक ट्वीट में कहा था कि इस संकट से भारतीय स्टार्ट-अप्स को सबक लेने की जरूरत है कि वो भारतीय बैंकिंग सिस्टम पर भरोसा करें.', 'लेकिन स्टार्ट अप फाउंडर्स की मानें तो ये इतना भी आसान नहीं है. ये इसलिए क्योंकि स्टार्ट-अप \xa0फंडिंग करने वाली वेंचर कैपिटल कंपनियां ज्यादातर भारत से बाहर हैं. ऐसे में बाहर की कंपनियों की स्थितियों का ध्यान में रखना ही पड़ता है. कई बड़े स्टार्ट-अप के संस्थापक ये भी मानते हैं कि भारतीय कंपनियां एक से ज्यादा अकाउंट में पैसे रखें\xa0 जमाकर्ताओं के पूरे पैसे वापस होने के ऐलान से फिलहाल परेशानी टल गयी है. इसी के साथ स्टार्ट-अप्स ने अभी बड़े बैंकों के साथ अकाउंट खोलने की शुरूआत कर दी है. \xa0लेकिन कंपनियों के लिए ये जख्म गहरा है जिसे भरने में सालों का वक्त लगेगा. इस घटना से संस्थापक, निवेशक और बोर्ड अपने कदम फूंक-फूंक कर रखेगें.\xa0', 'Lava Yuva 2 Pro की ऑनलाइन सेल शुरू, इतनी कीमत वाला फोन तो स्टूडेंट भी खरीद लें... ये हैं फीचर्स', 'गाना सुनने के साथ पढ़कर गुनगुना भी सकते हैं... YouTube Music के लिरिक्स फीचर्स को ऐसे करें इस्तेमाल', 'फोन नंबर की जगह दिखाई देगा यूजरनेम... आ रहा है वॉट्सएप ग्रुप चैट के लिए खास फीचर, आपको ये होगा फायदा', '5G के नाम पर कोई भी फोन ना खरीद लें... जब भी लेने जाएं तो ये 6 चीजें भी देखें! वर्ना पैसे फालतू चले जाएंगे', 'iPhone 13 और iPhone 14 पर अब तक की सबसे शानदार छूट, लेकिन किसे खरीदने में है समझदारी?', 'IPL\xa02023: ऋषभ पंत से लेकर जसप्रीत बुमराह तक, आगामी सीजन में ये बड़े खिलाड़ी नहीं दिखेंगे मैदान पर', 'Sonu Sood को ऑफर हुए राज्यसभा और डिप्टी सीएम बनने के पद, पॉलिटिक्स जॉइन करने के सवाल पर एक्टर ने किया खुलासा', 'Mobile Tariff: रिलायंस जियो के इस धमाकेदार नए पोस्ट-पेड टैरिफ प्लान ने बढ़ाई एयरटेल-वोडाफोन आइडिया की मुश्किल!', 'SCO Summit: एससीओ समिट के लिए भारत ने पाकिस्तान के रक्षा मंत्री को भेजा न्यौता, अगले महीने दिल्ली में होगी मीटिंग', 'Mumbai Crime: मां को 23 साल की बेटी ने ही उतार दिया मौत के घाट, हत्या के बाद मार्बल कटर से किए पांच टुकड़े']</text:p>
          </table:table-cell>
        </table:table-row>
        <table:table-row table:style-name="ro3">
          <table:table-cell office:value-type="string" calcext:value-type="string">
            <text:p>Sonu Sood को ऑफर हुए राज्यसभा और डिप्टी सीएम बनने के पद, पॉलिटिक्स जॉइन करने के सवाल पर एक्टर ने किया खुलासा</text:p>
          </table:table-cell>
          <table:table-cell office:value-type="string" calcext:value-type="string">
            <text:p>By: ABP Live | Updated at : 15 Mar 2023 05:41 PM (IST) <text:s/></text:p>
          </table:table-cell>
          <table:table-cell office:value-type="string" calcext:value-type="string">
            <text:p>https://feeds.abplive.com/onecms/images/uploaded-images/2023/03/15/8e07a3b47612cedd0948a293fbfc21931678881385795612_original.jpg?impolicy=abp_cdn&amp;imwidth=720</text:p>
          </table:table-cell>
          <table:table-cell office:value-type="string" calcext:value-type="string">
            <text:p>['By: ABP Live | Updated at : 15 Mar 2023 05:41 PM (IST) <text:s/>', '\n', 'सोनू सूद दो बार ठुकरा चुके हैं राज्यसभा सांसद का ऑफर. <text:s/>( Image Source : Instagram )', 'Sonu Sood On Joining Politics: बॉलीवुड एक्टर सोनू सूद बेहतरीन एक्टर ही नहीं बल्कि एक नेकदिल इंसान भी हैं. कोविड टाइम में एक्टर ने जरूरतमंद लोगों की बहुत मदद की. खाने-पीने से लेकर उनके घर पहुंचने का इंतजाम करके सोनू सूद ने जमकर वाहवाह लूटी. इसके बाद लोग कयास लगाने लगे कि सोनू सूद बहुत जल्द राजनीति में एंट्री मार सकते हैं. अब उन्होंने पॉलिटिक्स जॉइन करने को लेकर अपना रिएक्शन दिया है.', 'दो बार मिला राज्य सभा सांसद का ऑफऱ', "न्यूज एजेंसी एएनआई के पॉडकास्ट शो में स्मिता प्रकाश के साथ इंटरव्यू के दौरान सोनू सूद से पॉलिटिक्स में जाने को लेकर सवाल पूछा तो एक्टर ने जवाब कहा, ''पॉलिटिक्स की बात करें तो मुझे दो बार राज्यसभा सांसद बनने का ऑफर मिल चुका है, लेकिन मैंने एक्सेप्ट नहीं किया. बड़े से बड़े पद ऑफर हो चुके हैं. यहां तक डिप्टी चीफ मिनिस्टर का पद भी ऑफर हो चुका है''.", 'ये चीजें मुझे नहीं करती एक्साइट', "सोनू सूद ने आगे कहा, ''मुझे बहुत चीजें ऑफर हुई हैं, लेकिन ये चीजें मुझे एक्साइट नहीं करती हैं. मैं खुद अपने नियम बनाना चाहता हूं क्योंकि मैं किसी के बनाए हुए रास्ते पर नहीं चलता चाहता.''", "'दबंग' को कर दिया था रिजेक्ट", "इसके अलावा पॉडकास्ट शो में सोनू सूद ने खुलासा किया उन्हें शुरुआत में छेदी सिंह का रोल पसंद नहीं आया था, जिसकी वजह से उन्होंने 'दबंग' को रिजेक्ट कर दिया था. एक्टर ने बताया कि फिल्म में उनका कैरेक्टर बहुत एरोगेंट था, लेकिन उन्होंने उसे कॉमिकल बनाया. मालूम हो कि ये फिल्म साल 2010 में रिलीज हुई थी, जिसमें सलमान खान चुलबुल पांडे के रोल में नजर आए थे.", 'सोनू सूद की फिल्में', "बताते चलें कि सोनू सूद ने पिछली बार अक्षय कुमार के साथ 'सम्राट पृथ्वीराज' में काम किया था. हालांकि, ये फिल्म बॉक्स ऑफिस पर बुरी तरह पिट गई थी. इन दिनों सोनू सूद अपनी नई फिल्म फतेह को लेकर चर्चा में बने हुए हैं. हाल ही में इस फिल्म का ऐलान किया गया है.", "यह भी पढ़ें-कंगना के साथ फिल्म करने पर मिली अंकिता लोखंडे को सजा? सुशांत की 'एक्स' के पास नहीं है काम! कारण क्या है", 'डेब्यू फिल्म में बनी शाहरुख की हीरोइन, मगर गायत्री जोशी ने फिर एक्टिंग से क्यों कर लिया किनारा?', "कंगना के साथ फिल्म करने पर मिली अंकिता लोखंडे को सजा? सुशांत की 'एक्स' के पास नहीं है काम! कारण क्या है", 'Oscars 2023: दीपिका पादुकोण को बता दिया ब्राजीलियन मॉडल, तो फूटा फैंस का गुस्सा, फोटो एजेंसीज को लगाई लताड़', "दीपिका की तारीफ करने पर हैरान हुए लोगों को Kangana Ranaut ने दिया जवाब, बोलीं - 'मैंने सिर्फ कृष्ण धर्म फॉलो किया'", 'Alia Bhatt Birthday: बर्थडे पर केक के सामने बैठकर विश मांगती नजर आईं आलिया भट्ट, रेड ड्रेस में दिखीं बेहद क्यूट', 'IPL\xa02023: ऋषभ पंत से लेकर जसप्रीत बुमराह तक, आगामी सीजन में ये बड़े खिलाड़ी नहीं दिखेंगे मैदान पर', 'सिलिकॉन वैली: <text:s/>हिंदू-मुसलमान या फिर सिख, कोई भी हो अब हर युवा यहीं जाना चाहता है, जानिए क्यों?', 'Mobile Tariff: रिलायंस जियो के इस धमाकेदार नए पोस्ट-पेड टैरिफ प्लान ने बढ़ाई एयरटेल-वोडाफोन आइडिया की मुश्किल!', 'SCO Summit: एससीओ समिट के लिए भारत ने पाकिस्तान के रक्षा मंत्री को भेजा न्यौता, अगले महीने दिल्ली में होगी मीटिंग', 'Mumbai Crime: मां को 23 साल की बेटी ने ही उतार दिया मौत के घाट, हत्या के बाद मार्बल कटर से किए पांच टुकड़े']</text:p>
          </table:table-cell>
        </table:table-row>
        <table:table-row table:style-name="ro3">
          <table:table-cell office:value-type="string" calcext:value-type="string">
            <text:p>Mobile Tariff: रिलायंस जियो के इस धमाकेदार नए पोस्ट-पेड टैरिफ प्लान ने बढ़ाई एयरटेल-वोडाफोन आइडिया की मुश्किल!</text:p>
          </table:table-cell>
          <table:table-cell office:value-type="string" calcext:value-type="string">
            <text:p>By: ABP Live | Updated at : 15 Mar 2023 04:25 PM (IST) <text:s/></text:p>
          </table:table-cell>
          <table:table-cell office:value-type="string" calcext:value-type="string">
            <text:p>https://feeds.abplive.com/onecms/images/uploaded-images/2023/03/15/3c3ccd1ebf42fd1a758bac9b7cba63201678877543404267_original.jpg?impolicy=abp_cdn&amp;imwidth=720</text:p>
          </table:table-cell>
          <table:table-cell office:value-type="string" calcext:value-type="string">
            <text:p>['By: ABP Live | Updated at : 15 Mar 2023 04:25 PM (IST) <text:s/>', '\n', 'ABP Live', 'Mobile Tariff Update: देश की सबसे बड़ी टेलीकॉम कंपनी रिलायंस जियो ने पोस्टपेड मोबाइल टैरिफ का ऐसा दांव चला है जिससे दूसरे टेलीकॉम ऑपरेटर भारती एयरटेल और वोडाफोन आइडिया की चुनौती बढ़ने वाली है. रिलायंस जियो प्री-पेड सेगमेंट का सबसे बड़ा प्लेयर था लेकिन कंपनी अब पोस्ट-पेड सेगमेंट में अपनी धमक बढ़ाने की तैयारी में है. \xa0रिलायंस जियो ने अपना नया पोस्टपेड फैमिली प्लान लॉन्च किया है जो 399 रुपये से शुरू होता है. और इसमें हर अलग से एक कनेक्शन के लिए 99 रुपये देने होंगे. यानि परिवार में चार सदस्यों के लिए 699 रुपये हर महीने टैरिफ देने होंगे.\xa0', 'रिलायंस जियो का नया पोस्टपेड टैरिफ प्लान अपने दूसरे प्रतिद्वंदियों के मुकाबले 30 फीसदी ज्यादा सस्ता है. रिलायंस जियो के इस कदम के बाद दूसरे टेलीकॉम ऑपरेटरों पर मिलता जुलता प्लान लॉन्च करने का दबाव बढ़ सकता है. वर्ना उनके कस्टमर्स छिटक सकते हैं. ऐसे में फिर से टैरिफ वॉर की शुरुआत हो सकती है. रिलायंस जियो प्री-पेड मोबाइल सेगमेंट की सबसे बड़ी खिलाड़ी है. कंपनी को सबसे ज्यादा रेवेन्यू प्री-पेड कस्टमर्स से आता है. लेकिन पोस्ट-पेड मोबाइल कैटगरी में रिजो अपनी प्रतिद्वंदी कंपनियों से काफी पीछे है.\xa0', 'रिलायंस जियो के नए पोस्ट-पेड टैरिफ प्लान के चलते मोबाइल टैरिफ बढ़ने की संभावनाओं पर भी फिलहाल ब्रेक लग सकता है. हाल ही भारती एंटरप्राइजेज के चेयरमैन सुनील भारती मित्तल ने मोबाइल टैरिफ बढ़ाने के संकेत दिए थे. उन्होंने कहा था कि इस वर्ष के मध्य में मोबाइल टैरिफ बढ़ सकता है. दरअसल कंपनियों ने 5जी टेलीकॉम सर्विस में काफी निवेश किया है. और पूंजी निवेश पर रिटर्न के लिए कंपनियां टैरिफ बढ़ाने की तैयारी में थी. लेकिन रिलायंस जियो के नए पोस्ट-पेड प्लान से प्रतिस्पर्धा बढ़ने वाली है. जिसके बाद टैरिफ बढ़ने पर संशय नजर आ रहा है.\xa0\xa0 ', 'रिलायंस जियो के सस्ते पोस्ट-पेड प्लान के लॉन्च करने का असर बुधवार को भारती एयरटेल और वोडाफोन आइडिया के शेयरों पर भी देखने को मिला. दोनों ही टेलीकॉम कंपनियों के शेयरों में इस खबर के चलते दबाव देखा गया. भारती एयरटेल का शेयर 1.96 फीसदी की गिरावट के साथ 756.55 रुपये पर बंद हुआ है तो वोडाफोन आइडिया का शेयर भी 2.29 फीसदी की गिरावट के साथ 6.40 रुपये पर क्लोज हुआ है.\xa0', 'ये भी पढ़ें\xa0', 'High Air Fare: एयरलाइंस के मनमाने हवाई किराये वसूलने पर संसद की स्थाई समिति ने जताई चिंता, लोअर- अपर बैंड फिक्स करने की सिफारिश की', 'RBI Governor: आरबीआई गवर्नर शक्तिकांत दास को गवर्नर ऑफ दि ईयर से किया गया सम्मानित', 'Samosa Singh: मल्टीनेशनल कंपनी की नौकरी छोड़ कपल ने शुरू किया समोसे का बिजनेस, हर दिन हो रही लाखों की कमाई!', 'Shark Tank India Season 2: नमिता थापर ने बाकी शार्क्स को पछाड़ कर किया सबसे ज्यादा निवेश, जानें कितना किया इन्वेस्ट', 'Adani Stock Closing Today: 6 फीसदी चढ़ा अडानी एंटरप्राइजेज, अडानी पावर और अडानी टोटल गैस को छोड़ समूह के सभी शेयरों में तेजी', 'Stock Market Closing: भारतीय शेयर बाजार पर गहराया संकट, सुबह की तेजी गंवाने के बाद पांचवें दिन गिरावट के साथ बंद हुआ बाजार', 'IPL\xa02023: ऋषभ पंत से लेकर जसप्रीत बुमराह तक, आगामी सीजन में ये बड़े खिलाड़ी नहीं दिखेंगे मैदान पर', 'सिलिकॉन वैली: <text:s/>हिंदू-मुसलमान या फिर सिख, कोई भी हो अब हर युवा यहीं जाना चाहता है, जानिए क्यों?', 'Sonu Sood को ऑफर हुए राज्यसभा और डिप्टी सीएम बनने के पद, पॉलिटिक्स जॉइन करने के सवाल पर एक्टर ने किया खुलासा', 'SCO Summit: एससीओ समिट के लिए भारत ने पाकिस्तान के रक्षा मंत्री को भेजा न्यौता, अगले महीने दिल्ली में होगी मीटिंग', 'Mumbai Crime: मां को 23 साल की बेटी ने ही उतार दिया मौत के घाट, हत्या के बाद मार्बल कटर से किए पांच टुकड़े']</text:p>
          </table:table-cell>
        </table:table-row>
        <table:table-row table:style-name="ro3">
          <table:table-cell office:value-type="string" calcext:value-type="string">
            <text:p>SCO Summit: एससीओ समिट के लिए भारत ने पाकिस्तान के रक्षा मंत्री को भेजा न्यौता, अगले महीने दिल्ली में होगी मीटिंग</text:p>
          </table:table-cell>
          <table:table-cell office:value-type="string" calcext:value-type="string">
            <text:p>By: ABP Live | Updated at : 15 Mar 2023 05:17 PM (IST) <text:s/></text:p>
          </table:table-cell>
          <table:table-cell office:value-type="string" calcext:value-type="string">
            <text:p>https://feeds.abplive.com/onecms/images/uploaded-images/2023/03/15/babc4f5091123c0337a31b967cb6e0151678880302418426_original.jpg?impolicy=abp_cdn&amp;imwidth=720</text:p>
          </table:table-cell>
          <table:table-cell office:value-type="string" calcext:value-type="string">
            <text:p>['By: ABP Live | Updated at : 15 Mar 2023 05:17 PM (IST) <text:s/>', '\n', 'एससीओ समिट (फाइल फोटो) <text:s/>( Image Source : PTI )', 'India Invites Pakistan In SCO Summit: अगले महीने दिल्ली में होने वाली रक्षा मंत्रियों शंघाई सहयोग संगठन (एससीओ) की बैठक के लिए भारत ने पाकिस्तान के रक्षा मंत्री ख्वाजा आसिफ को निमंत्रण भेजा है. एससीओ के रक्षा मंत्रियों की बैठक में सदस्य देशों को औपचारिक तौर पर आमंत्रित किया गया है. शंघाई सहयोग संगठन के देशों में भारत, पाकिस्तान, चीन, कजाकिस्तान, किर्गिस्तान, रूस, तजाकिस्तान और उज्बेकिस्तान शामिल हैं और फिलहाल भारत इस संगठन का अध्यक्ष है.', 'इस बैठक के लिए सभी मंत्रियों ने अपने समकक्ष सभी एससीओ सदस्य मंत्रियों को आमंत्रित किया है जिसमें गृह मंत्री ने पाकिस्तान के गृह मंत्री को भी आमंत्रित किया है. इसके साथ ही राष्ट्रीय सुरक्षा सलाहकार ने अपने समकक्ष को भी आमंत्रित किया है. मंगलवार (14 मार्च) को विदेश मंत्रालय ने पाकिस्तान के विदेश मंत्री को भी आमंत्रित किया है.', 'इससे पहले भी किया गया है आमंत्रित', 'भारत ने इससे पहले एससीओ के चीफ जस्टिस वाली बैठक के लिए पाकिस्तान के चीफ जस्टिस उमर अता बांदियाल को भी आमंत्रित किया था. हालांकि, वो इस बैठक में शामिल नहीं हुए थे. उनकी जगह पर जस्टिस मुनीब अख्तर वीडियो कॉन्फ्रेंसिंग के जरिए बैठक में शामिल हुए थे.', 'गोवा में होगी विदेश मंत्रियों की बैठक', 'एससीओ के रक्षा मंत्रियों की बैठक अप्रैल में होगा तो वहीं, विदेश मंत्रियों की बैठक मई के महीने में गोवा में होने वाली है. वहीं, पाकिस्तान सरकार का कहना है कि अभी इस बारे में कोई फैसला नहीं लिया गया है कि विदेश मंत्री बिलावल भुट्टो और रक्षा मंत्री ख्वाजा आसिफ भारत में होने वाली इन बैठकों में शामिल होंगे या नहीं. भारत ने पाकिस्तान के विदेश मंत्री सहित चीन के विदेश मंत्री किन गांग को भी इस बैठक में आमंत्रित किया है.', 'क्या है एससीओ समिट?', 'शंघाई सहयोग संगठन की स्थापना साल 1996 में 26 अप्रैल को हुई थी. इसकी स्थापना सदस्य देशों के बीच आर्थिक, राजनीतिक, और सैन्य सहयोग को बढ़ावा देने के लिए की गई थी. इसकी बैठक हर साल आयोजित की जाती है और इस साल एससीओ की अध्यक्षता भारत के पास है. \xa0', 'ये भी पढ़ें: बिलावल भुट्टो के भारत दौरे को लेकर कंफ्यूज पाकिस्तान, कह रहा हम अभी फैसला...', 'क्या प्रधानमंत्री नरेंद्र मोदी को मिल सकता है शांति का नोबेल पुरस्कार?', 'Viral Video: टिकट चेकर और महिला यात्री के बीच स्टेशन पर हुई झड़प, वीडियो वायरल हुआ तो रेलवे ने किया सस्पेंड', 'Congress On Adani: ईडी दफ्तर में अडानी मामले की शिकायत करने से रोका गया तो मल्लिकार्जुन खरगे ने कर दिया ईमेल', 'Cheating Case: मुख्यमंत्री जगन मोहन रेड्डी का PA बनकर पूर्व रणजी क्रिकेटर ने कर ली लाखों की ठगी, अब चढ़ा पुलिस के हत्थे', "Uddhav vs Shinde: 'शिंदे कैंप के विधायकों को उद्धव ठाकरे के कांग्रेस-NCP से गठबंधन पर एतराज था तो...', सुप्रीम कोर्ट की अहम टिप्पणी", 'IPL\xa02023: ऋषभ पंत से लेकर जसप्रीत बुमराह तक, आगामी सीजन में ये बड़े खिलाड़ी नहीं दिखेंगे मैदान पर', 'सिलिकॉन वैली: <text:s/>हिंदू-मुसलमान या फिर सिख, कोई भी हो अब हर युवा यहीं जाना चाहता है, जानिए क्यों?', 'Sonu Sood को ऑफर हुए राज्यसभा और डिप्टी सीएम बनने के पद, पॉलिटिक्स जॉइन करने के सवाल पर एक्टर ने किया खुलासा', 'Mobile Tariff: रिलायंस जियो के इस धमाकेदार नए पोस्ट-पेड टैरिफ प्लान ने बढ़ाई एयरटेल-वोडाफोन आइडिया की मुश्किल!', 'Mumbai Crime: मां को 23 साल की बेटी ने ही उतार दिया मौत के घाट, हत्या के बाद मार्बल कटर से किए पांच टुकड़े']</text:p>
          </table:table-cell>
        </table:table-row>
        <table:table-row table:style-name="ro2">
          <table:table-cell office:value-type="string" calcext:value-type="string">
            <text:p>Mumbai Crime: मां को 23 साल की बेटी ने ही उतार दिया मौत के घाट, हत्या के बाद मार्बल कटर से किए पांच टुकड़े</text:p>
          </table:table-cell>
          <table:table-cell office:value-type="string" calcext:value-type="string">
            <text:p>By: सूरज ओझा | Updated at : 15 Mar 2023 05:41 PM (IST) <text:s/></text:p>
          </table:table-cell>
          <table:table-cell office:value-type="string" calcext:value-type="string">
            <text:p>https://feeds.abplive.com/onecms/images/uploaded-images/2023/03/15/95938cc129263ee063d7383b68c9632b1678882182184356_original.jpg?impolicy=abp_cdn&amp;imwidth=720</text:p>
          </table:table-cell>
          <table:table-cell office:value-type="string" calcext:value-type="string">
            <text:p>['By: सूरज ओझा | Updated at : 15 Mar 2023 05:41 PM (IST) <text:s/>', '\n', 'मुंबई पुलिस ने आरोपी बेटी को किया गिरफ्तार <text:s/>( Image Source : abp live )', 'Mumbai Murder: मुंबई के मशहूर लालबाग के राजा के पंडाल के एकदम सामने वाली इमारत से सनसनी फैलाने वाली घटना सामने आई है. यहां 23 साल की बेटी ने अपनी ही मां की हत्या कर दी और बॉडी के हाथ-पैर मार्बल कटर से काटकर अलग कर दिये और बॉडी को कपाट में पॉलीथिन और कपड़े से बांधकर रख दिया, जिसमें से पैर को कपड़े से लपेटकर स्टील की पानी वाली टंकी में छिपा दिया था. मृतक का नाम वीणा जैन है, जिसकी उम्र 55 साल थी और उनकी बेटी का नाम रिंपल जैन है जिसकी उम्र 23 साल है.', 'मामा को हुआ बेटी पर शकमुंबई पुलिस के जोन-4 के डीसीपी डॉक्टर प्रवीण मुंढ़े ने बताया की कल के दिन (14 मार्च) शाम 08:00 बजे आरोपी रिंपल के मामा सुरेश कुमार पोरवल आरोपी के साथ कालाचौकी पुलिस स्टेशन आये थे और हमें बताया की उनकी बहन वीणा लापता है और उन्हें उनकी बेटी रिंपल पर शक हो रहा है. जिसके बाद हमारी टीम उनके इब्राहिम कासम चौल पहुँची, जहां पर वीणा अपनी बेटी रिंपल के साथ रहती थी. घर की स्थित देखी तो हमें शक हुआ की कुछ तो गड़बड़ है, जिसके बाद कपाट की तलाशी लेने के लिए जैसे ही खोला उसमे से बदबू आने लगी और जब ध्यान से देखा तो पता चला को उसमें एक डीकंपोज हो चुका शव है, जिसके बाद पुलिस ने वहां एफएसएल की टीम बुलाई जिसने घर की पूरी तरह से जांच की. बॉडी को पोस्टमॉर्टम के लिए केईएम अस्पताल भेजा गया ताकि पता चल सके की हत्या कैसे की गई और कब की गई.', 'मार्बल कटर, चॉपर और चाकू का इस्तेमालडीसीपी प्रवीण ने आगे बताया कि लड़की ने बॉडी के कुछ टुकड़े किए थे, जिसके लिये उसने इलेक्ट्रॉनिक मार्बल कटर, चॉपर और चाकू का इस्तेमाल किया था. पूछताछ के दौरान उसने शरीर के एक हिस्से को स्टील के पानी के टंकी में छिपाकर रखने की बात कही, जिसके बाद उस टंकी को देखा गया और उसमें से शरीर का एक हिस्सा मिला, जिसे की कपड़े में लपेट कर रखा गया था. उसे भी केईएम अस्पताल भेजा गया है. डीसीपी प्रवीण में आगे बताया की हमारी जांच के बाद हमने आरोपी बेटी रिंपल जैन को गिरफ़्तार कर लिया है और उसके कल कोर्ट में पेश किया जाएगा, उससे हम पूछताछ कर रहे हैं. हमने इस मामले में एफआईआर आईपीसी की धारा 302, 201 और आर्म्स एक्ट की धारा 4, 7, 25, 27 के तहत मामला दर्ज किया है.', 'मामा ने बयान में कही ये बातआरोपी रिंपल के मामा सुरेश कुमार पोरवाल ने पुलिस को अपने बयान में बताया कि इसके पहले वो पिछले साल 26 नवंबर के दिन वो वीणा से मिला था और उसके बाद नहीं मिल पाया था. वो उसे हर महीने का खर्चा दिया करता था. 14 मार्च के दिन पोरवाल की बेटी वीणा को पैसे देने के लिए गई थी, लेकिन रिंपल ने दरवाजा नहीं खोला, जिसकी वजह से उसे शक हुआ तो उसने अपने पापा (पोरवाल) को बताया और फिर उसकी मां वहां पहुंची, फिर भी रिंपल दरवाज़ा नहीं खोल रही थी. इसके बाद उसका भाई आया उसने दरवाज़ा ज़बरदस्ती खोला और जब वीणा नहीं दिखाई दी तो उसने रिंपल से पूछा कहां है वो तो उसने कहा वो कानपुर गई है और इसके बाद उन्हें शक हुआ की कुछ तो गड़बड़ है फिर जाकर ये लोग रिंपल को लेकर पुलिस स्टेशन पहुँचे.', 'पड़ोसी ने बताया बहुत बदबू आती थीएबीपी न्यूज़ से बातचीत में एक पड़ोसी ने बताया की मुझे कई बाद बदबू आई. लेकिन मुझे लगा यहां बड़े-बड़े चूहे हैं, शायद कोई मर गया होगा और रिंपल और उसकी माँ अक्सर साथ में शॉपिंग के लिये ज़ाया करते थे. लेकिन उसकी माँ की तबियत ख़राब होने के कारण वो नहीं जा पाती थी तो ये जाया करती थी. जैसे फुटपाथ पर भीख मांगने वाले होते हैं, पूरा शरीर पर काला होता है, धूल मिट्टी लगी होती है और कई दिनों तक ना नहाने की वजह से बदबू आती है, ठीक वैसे ही रिंपल को भी हमने देखा है ऐसा लगता था वो कई दिनों से नहाई नहीं थी. हमने कई दिनों से उसकी मां को भी नहीं देखा था, एक बार तो किसी ने पूछा था तो उसने कहा की वो कानपुर किसी के यहाँ गई है.', 'ये भी पढ़ें- UP Crime: छोटे कपड़े पहनकर छत में गई पत्नी तो गड़ासे से काटकर कर दी हत्या, खुद लोगों को दी जानकारी- आरोपी गिरफ्तार', 'Tamil Nadu Crime: चेन्नई में गर्ल्स हॉस्टल में चल रहा था देह व्यापार का रैकेट, महिला समेत दो लोग गिरफ्तार', 'Karnataka Crime: चप्पल में छिपाकर 69 लाख रुपये के सोने की कर रहा था तस्करी, बेंगलुरु एयरपोर्ट पर हुआ गिरफ्तार', 'Mumbai Crime: आंध्र प्रदेश के मुख्यमंत्री के नाम पर कर रहा था करोड़ों की ठगी, आरोपी को पुलिस ने किया गिरफ्तार', 'Lawrence Bishnoi: सलमान खान से क्यों नफरत करता है गैंगस्टर लॉरेंस बिश्नोई, ये है दुश्मनी की पूरी कहानी', 'Umesh Pal Murder Case: उमेश पाल हत्याकांड को लेकर यूपी STF का बड़ा खुलासा, एक नेता के संपर्क में था माफिया अतीक अहमद', 'IPL\xa02023: ऋषभ पंत से लेकर जसप्रीत बुमराह तक, आगामी सीजन में ये बड़े खिलाड़ी नहीं दिखेंगे मैदान पर', 'सिलिकॉन वैली: <text:s/>हिंदू-मुसलमान या फिर सिख, कोई भी हो अब हर युवा यहीं जाना चाहता है, जानिए क्यों?', 'Sonu Sood को ऑफर हुए राज्यसभा और डिप्टी सीएम बनने के पद, पॉलिटिक्स जॉइन करने के सवाल पर एक्टर ने किया खुलासा', 'Mobile Tariff: रिलायंस जियो के इस धमाकेदार नए पोस्ट-पेड टैरिफ प्लान ने बढ़ाई एयरटेल-वोडाफोन आइडिया की मुश्किल!', 'SCO Summit: एससीओ समिट के लिए भारत ने पाकिस्तान के रक्षा मंत्री को भेजा न्यौता, अगले महीने दिल्ली में होगी मीटिंग']</text:p>
          </table:table-cell>
        </table:table-row>
        <table:table-row table:style-name="ro5">
          <table:table-cell office:value-type="string" calcext:value-type="string">
            <text:p>Shiv Sena Symbol Row: एकनाथ शिंदे गुट को शिवसेना का चिह्न देने के मामले में EC ने SC में दाखिल किया जवाब, कहा- सही था फैसला</text:p>
          </table:table-cell>
          <table:table-cell office:value-type="string" calcext:value-type="string">
            <text:p>By: निपुण सहगल | Updated at : 15 Mar 2023 04:49 PM (IST) <text:s/></text:p>
          </table:table-cell>
          <table:table-cell office:value-type="string" calcext:value-type="string">
            <text:p>https://feeds.abplive.com/onecms/images/uploaded-images/2023/03/15/5d6aee74c20a1333ee1fd4eeeaa15b491678875012454426_original.jpg?impolicy=abp_cdn&amp;imwidth=720</text:p>
          </table:table-cell>
          <table:table-cell office:value-type="string" calcext:value-type="string">
            <text:p>['By: निपुण सहगल | Updated at : 15 Mar 2023 04:49 PM (IST) <text:s/>', '\n', 'सुप्रीम कोर्ट <text:s/>( Image Source : PTI )', 'Election Commission On Shiv Sena Symbol Issue: शिवसेना के दो गुट होने के बाद इसके चुनाव चिह्न को लेकर विवाद पर चुनाव आयोग ने सुप्रीम कोर्ट में जवाब दाखिल कर दिया है. चुनाव आयोग ने चुनाव आयोग ने शिंदे खेमे को चुनाव चिह्न आवंटित करने के अपने फैसले को सही ठहराया और कहा कि यह एक तर्कसंगत आदेश था और इसमें उद्धव खेमे के उठाए गए सभी मुद्दे शामिल हैं.\xa0', 'इससे पहले सुप्रीम कोर्ट ने शिदे गुट को राहत देते हुए कहा था कि फिलहाल शिंदे गुट के पास ही शिवसेना का नाम और सिंबल रहेगा. वहीं उद्धव ठाकरे के पास (उद्धव बालासाहेब ठाकरे) नाम और मशाल चुनाव चिह्न होगा. इसके साथ ही सुप्रीम कोर्ट ने चुनाव आयोग और शिंदे गुट से जवाब देने के लिए कहा था. चुनाव आयोग ने जवाब देते हुए कहा कि याचिकाकर्ता (उद्धव ठाकरे) की तरफ से रखी बातों का खंडन करते हैं. चुनाव आयोग का फैसला प्रशासनिक नहीं, अर्ध-न्यायिक था. फैसला लेने वाली संस्था को पक्ष बना कर जवाब नहीं मांगा जा सकता.', 'उद्धव की अर्जी पर नोटिस', 'सुप्रीम कोर्ट ने कहा था कि वह चुनाव आयोग के फैसले पर रोक नहीं लगा सकता. सुप्रीम कोर्ट की टिप्पणी से स्पष्ट हो गया कि फिलहाल शिंदे गुट ही असली शिवसेना कहलाएगा. इसके अलावा सुप्रीम कोर्ट ने चुनाव आयोग के फैसले के खिलाफ उद्धव की अर्जी पर नोटिस जारी किया था. कोर्ट ने दो हफ्ते के अंदर शिंदे गुट और चुनाव आयोग से जवाब मांगा था.', 'शिवसेना चुनाव चिन्ह मामले में चुनाव आयोग ने SC में दाखिल किया जवाब। कहा-* याचिकाकर्ता (उद्धव ठाकरे) की तरफ से रखी बातों का खंडन करते हैं* चुनाव आयोग का फैसला प्रशासनिक नहीं, अर्ध-न्यायिक था* फैसला लेने वाली संस्था को पक्ष बना कर जवाब नहीं मांगा जा सकता', '\n\n', 'चीफ जस्टिस डी वाई चंद्रचूड़, न्यायमूर्ति पीएस नरसिम्हा और न्यायमूर्ति जेबी पारदीवाला की बेंच ने नोटिस जारी किया लेकिन शिंदे खेमे को असली शिवसेना मानने वाले निर्वाचन आयोग के फैसले पर रोक लगाने से इनकार करते हुए कहा कि यह दूसरे पक्ष को सुने बिना नहीं किया जा सकता है.', 'शिंदे खेमे के वकील ने पीठ से कहा कि वह इस बीच ठाकरे गुट के विधायकों को अयोग्य घोषित करने के लिए कोई विप जारी नहीं करेगा या प्रक्रिया शुरू नहीं करेगा. बेंच ने कहा, ‘ठीक है, नोटिस जारी किया जाता है. जवाबी हलफनामा दो हफ्ते के भीतर दाखिल करें.’', 'ये भी पढ़ें: Bhushan Desai: उद्धव गुट को लगा झटका, उनके वफादार सुभाष देसाई के पुत्र ने थामा सीएम शिंदे की शिवसेना का हाथ', 'Viral Video: टिकट चेकर और महिला यात्री के बीच स्टेशन पर हुई झड़प, वीडियो वायरल हुआ तो रेलवे ने किया सस्पेंड', 'Congress On Adani: ईडी दफ्तर में अडानी मामले की शिकायत करने से रोका गया तो मल्लिकार्जुन खरगे ने कर दिया ईमेल', 'Cheating Case: मुख्यमंत्री जगन मोहन रेड्डी का PA बनकर पूर्व रणजी क्रिकेटर ने कर ली लाखों की ठगी, अब चढ़ा पुलिस के हत्थे', "Uddhav vs Shinde: 'शिंदे कैंप के विधायकों को उद्धव ठाकरे के कांग्रेस-NCP से गठबंधन पर एतराज था तो...', सुप्रीम कोर्ट की अहम टिप्पणी", 'Uddhav Vs Shinde: उद्धव ठाकरे को एक और झटका, पूर्व स्वास्थ्य मंत्री और करीबी नेता शिंदे गुट में होंगे शामिल', 'IPL\xa02023: ऋषभ पंत से लेकर जसप्रीत बुमराह तक, आगामी सीजन में ये बड़े खिलाड़ी नहीं दिखेंगे मैदान पर', 'सिलिकॉन वैली: <text:s/>हिंदू-मुसलमान या फिर सिख, कोई भी हो अब हर युवा यहीं जाना चाहता है, जानिए क्यों?', 'Sonu Sood को ऑफर हुए राज्यसभा और डिप्टी सीएम बनने के पद, पॉलिटिक्स जॉइन करने के सवाल पर एक्टर ने किया खुलासा', 'Mobile Tariff: रिलायंस जियो के इस धमाकेदार नए पोस्ट-पेड टैरिफ प्लान ने बढ़ाई एयरटेल-वोडाफोन आइडिया की मुश्किल!', 'SCO Summit: एससीओ समिट के लिए भारत ने पाकिस्तान के रक्षा मंत्री को भेजा न्यौता, अगले महीने दिल्ली में होगी मीटिंग']</text:p>
          </table:table-cell>
        </table:table-row>
        <table:table-row table:style-name="ro9">
          <table:table-cell table:number-columns-repeated="2"/>
          <table:table-cell office:value-type="string" calcext:value-type="string">
            <text:p>https://feeds.abplive.com/onecms/images/uploaded-images/2023/03/15/39bb6812d2f82b5e0017a30e0f4e54b51678881852496344_original.jpg?impolicy=abp_cdn&amp;imwidth=720</text:p>
          </table:table-cell>
          <table:table-cell office:value-type="string" calcext:value-type="string">
            <text:p>['भारत ने हाल ही में ऑस्ट्रेलिया को टेस्ट सीरीज में 2-1 से हराया है. इस सीरीज जीत के बाद टीम इंडिया के खिलाड़ी वनडे की तैयारी में जुट गए हैं. वहीं कप्तान रोहित शर्मा ने छोटा ब्रेक लिया है. उन्होंने हाल ही में मशहूर डच डीजे मार्टिन गैरिक्स से मुलाकात की.', 'रोहित ने गैरिक्स से मुलाकात के दौरान उन्हें अपनी टेस्ट जर्सी गिफ्ट की. गैरिक्स ने रोहित के साथ की तस्वीरों को इंस्टाग्राम पर शेयर किया है. इस पर फैंस कई तरह का रिएक्शन दे रहे हैं.', 'गैरिक्स इंडिया टूर पर हैं. इस दौरान उन्होंने भारत के कई बड़े शहरों में शो किए हैं. इसमें उनके लाखों फैंस पहुंचे हैं. गैरिक्स ने अपने शो की फोटो भी इंस्टाग्राम पर शेयर की है.', 'वे होली के दौरान भारत में ही थे. उन्होंने देश के पॉपुलर फेस्टिवल को मनाया. गैरिक्स ने होली की भी एक खास फोटो शेयर की है. इसमें वे ऑटो में बैठे दिखाई दे रहे हैं.', 'गौरतलब है कि रोहित शर्मा की कप्तानी वाली भारतीय टीम ने हाल ही में ऑस्ट्रेलिया को टेस्ट सीरीज में 2-1 से हराया है. इस सीरीज का आखिरी मुकाबला अहमदाबाद में खेला गया, जो कि ड्रॉ रहा.', 'भारत-ऑस्ट्रेलिया के बीच टेस्ट सीरीज के बीच अब वनडे सीरीज खेली जाएगी. इस सीरीज का पहला मैच 17 मार्च को खेला जाएगा.', "PHOTOS: विराट कोहली से लेकर रोहित शर्मा तक, भारतीय खिलाड़ियों के ये हैं 'चीट फूड'", 'PHOTO: भारतीय क्रिकेट के टॉप-5 अमीर खिलाड़ी, महेंद्र सिंह धोनी और विराट कोहली जानिए किस नंबर पर?', 'WTC Stats: वर्ल्ड टेस्ट चैंपियनशिप 2023 में अब तक इन सात गेंदबाजों ने चटकाए 50+ विकेट, टॉप पर हैं नाथन लायन', 'Photos: विमेंस प्रीमियर लीग में छाईं एयर फोर्स ऑफिसर, स्क्वाड्रन लीडर अपनी टीम के लिए झटक चुकी हैं सबसे ज्यादा विकेट', 'IPL 2023 में यह 5 मैच फिनिशर खिलाड़ी दिखा सकते हैं जलवा, जानिए कौन-कौन लिस्ट में शामिल', 'IPL\xa02023: ऋषभ पंत से लेकर जसप्रीत बुमराह तक, आगामी सीजन में ये बड़े खिलाड़ी नहीं दिखेंगे मैदान पर', 'सिलिकॉन वैली: <text:s/>हिंदू-मुसलमान या फिर सिख, कोई भी हो अब हर युवा यहीं जाना चाहता है, जानिए क्यों?', 'Sonu Sood को ऑफर हुए राज्यसभा और डिप्टी सीएम बनने के पद, पॉलिटिक्स जॉइन करने के सवाल पर एक्टर ने किया खुलासा', 'Mobile Tariff: रिलायंस जियो के इस धमाकेदार नए पोस्ट-पेड टैरिफ प्लान ने बढ़ाई एयरटेल-वोडाफोन आइडिया की मुश्किल!', 'SCO Summit: एससीओ समिट के लिए भारत ने पाकिस्तान के रक्षा मंत्री को भेजा न्यौता, अगले महीने दिल्ली में होगी मीटिंग']</text:p>
          </table:table-cell>
        </table:table-row>
        <table:table-row table:style-name="ro9">
          <table:table-cell table:number-columns-repeated="2"/>
          <table:table-cell office:value-type="string" calcext:value-type="string">
            <text:p>https://feeds.abplive.com/onecms/images/uploaded-images/2023/03/15/707aed9b4f2fd4b3ac459984480f037d1678879863935460_original.png?impolicy=abp_cdn&amp;imwidth=720</text:p>
          </table:table-cell>
          <table:table-cell office:value-type="string" calcext:value-type="string">
            <text:p>['स्टीम आयरन का इस्तेमाल करने से पहले आपको यह देखना चाहिए कि कपड़ा किस फैब्रिक या क्वालिटी का है. अब उसी हिसाब से आपको आयरन के टेंपरेचर को सेट करना चाहिए. टेंपरेचर सेट करने के बाद आपको प्रेस के गर्म होने का इंतजार करना है. गर्म होने के बाद कपड़ों पर आयरन फैरनी शुरू करनी है.', 'आयरन का इस्तेमाल करते समय इस बात का ध्यान रखें की आप कपड़े को किसी मजबूत सतह पर ही फैलाएं. इसके बाद सीधा कपड़ा रखकर प्रेस न करें बल्कि पहले सतह पर एक सूती कपड़ा बिछाएं और उसपर आयरन वाले कपड़े को रखें. दरअसल, कपड़ा बिछाएं आयरन करने से आपके कपड़े को नुकसान पहुंच सकता है.', 'कई बार स्टीम आयरन करने के लिए बटन दबाना पड़ता है तो कई बार भाप अपने आप निकलती है. ऐसे में, अगर आप किसी झुर्रिदार कपड़े पर प्रेस कर रहे हैं तो ध्यान से <text:s/>स्टीम ऑप्शन पर स्विच कर लें', 'स्टीम आयरन करते समय हमेशा डिस्टिल्ड वाटर का ही इस्तेमाल करें. टंकी के पानी का इस्तेमाल न ही किया जाए तो बेहतर होगा. दरअसल, टंकी के पानी में कई तरह के मिनरल्स होते हैं, जिनसे कपड़ों में दाग पड़ सकते हैं. इतना ही नहीं, टंकी के पानी से स्टीम होल्स ब्लॉक भी हो सकते हैं.', 'स्टीम आयरन करते समय ध्यान रखें कि उसका वाटर टैंक ठीक तरीके से लॉक रहे. क्योंकि, ऐसा नहीं होने पर पानी का रिसाव हो सकता है. पानी लीक होने से आपके कपड़े खराब हो सकते हैं.', 'Apple iPhone 15 की अब तक की सभी डिटेल, इतनी होगी कीमत और मिलेंगे ये खास फीचर्स', 'जैसे वोडाफोन-आइडिया मिलकर बना VI... वैसे ही इन दूसरी कंपनियों ने भी एक-दूसरे को खरीदा और अब बाजार में राज कर रही हैं!', 'बेहद काम के हैं ये इमरजेंसी ऐप्स! अभी कर ले इंस्टॉल मुसीबत में बनेंगे सुरक्षा कवच', 'क्या Google Translate का अनुवाद बिल्कुल सही होता है?', 'ये है दुनिया का पहला स्क्रीनलेस फोन, इतनी है कीमत', 'IPL\xa02023: ऋषभ पंत से लेकर जसप्रीत बुमराह तक, आगामी सीजन में ये बड़े खिलाड़ी नहीं दिखेंगे मैदान पर', 'सिलिकॉन वैली: <text:s/>हिंदू-मुसलमान या फिर सिख, कोई भी हो अब हर युवा यहीं जाना चाहता है, जानिए क्यों?', 'Sonu Sood को ऑफर हुए राज्यसभा और डिप्टी सीएम बनने के पद, पॉलिटिक्स जॉइन करने के सवाल पर एक्टर ने किया खुलासा', 'Mobile Tariff: रिलायंस जियो के इस धमाकेदार नए पोस्ट-पेड टैरिफ प्लान ने बढ़ाई एयरटेल-वोडाफोन आइडिया की मुश्किल!', 'SCO Summit: एससीओ समिट के लिए भारत ने पाकिस्तान के रक्षा मंत्री को भेजा न्यौता, अगले महीने दिल्ली में होगी मीटिंग']</text:p>
          </table:table-cell>
        </table:table-row>
        <table:table-row table:style-name="ro2">
          <table:table-cell office:value-type="string" calcext:value-type="string">
            <text:p>Budget Session: राहुल गांधी के बयान और JPC की मांग पर संसद में संग्राम जारी, विपक्ष ने निकाला मार्च, सरकार बोली- ध्यान हटाने की है कोशिश | बड़ी बातें</text:p>
          </table:table-cell>
          <table:table-cell office:value-type="string" calcext:value-type="string">
            <text:p>By: ABP Live | Updated at : 15 Mar 2023 04:18 PM (IST) <text:s/></text:p>
          </table:table-cell>
          <table:table-cell office:value-type="string" calcext:value-type="string">
            <text:p>https://feeds.abplive.com/onecms/images/uploaded-images/2023/03/15/e40749a30281c05b06bbcf7acaa656c31678874367669528_original.jpg?impolicy=abp_cdn&amp;imwidth=720</text:p>
          </table:table-cell>
          <table:table-cell office:value-type="string" calcext:value-type="string">
            <text:p>['By: ABP Live | Updated at : 15 Mar 2023 04:18 PM (IST) <text:s/>', '\n', 'विपक्षी दलों का मार्च <text:s/>( Image Source : PTI )', 'Parliament Budget Session: संसद के बजट सत्र के दूसरे चरण में लगातार तीसरे दिन हंगामा जारी रहा. विपक्षी पार्टियां जहां अडानी मामले में जेपीसी की मांग पर अड़ी है. वहीं सत्ता पक्ष राहुल गांधी के माइक बंद कर देने वाले बयान पर माफी की मांग को लेकर पीछे हटने को तैयार नहीं है. दिनभर की 10 बड़ी बातें-', '1. सरकार और विपक्ष के हंगामे को देखते हुए लोकसभा और राज्यसभा दोनों ही सदनों की कार्यवाही कल तक के लिए स्थगित कर दी गई. इससे पहले सोमवार और मंगलवार को भी सदन की कार्यवाही नहीं चल सकी.', '2.\xa0कांग्रेस समेत 16 विपक्षी दलों के नेताओं ने अडानी समूह से जुड़े मामले में प्रवर्तन निदेशालय (ईडी) के समक्ष ज्ञापन देने के लिए बुधवार (15 मार्च) को संसद भवन से मार्च निकाला, हालांकि पुलिस ने उन्हें विजय चौक पर ही रोक लिया. \xa0ईडी मुख्यालय के लिए संसद भवन से निकलने के बाद ही पुलिस ने विजय चौक पर विपक्षी सांसदों को रोका. पुलिस ने विजय चौक के निकट बैरिकेडिंग लगा रखे थे.', '3. विपक्षी दलों के मार्च में ममता बनर्जी की पार्टी टीएमसी ने हिस्सा नहीं लिया. टीएमसी के सांसदों ने घरेलू रसोई गैस (LPG) की कीमतों में वृद्धि को लेकर संसद भवन परिसर में महात्मा गांधी की प्रतिमा के सामने प्रदर्शन किया.\xa0', '4.\xa0राज्यसभा में नेता प्रतिपक्ष और कांग्रेस अध्यक्ष मल्लिकार्जुन खरगे ने कहा कि हम अडानी समूह के घोटाले के मामले में ज्ञापन देने के लिए ईडी निदेशक से मिलने जा रहे थे, लेकिन सरकार ने हमें रोक लिया और विजय चौक तक भी जाने नहीं दिया. उन्होंने कहा कि विपक्ष इस मामले पर ईडी के समक्ष विस्तृत पक्ष रखना चाहता है और आगे जाने की कोशिश करेगा. कांग्रेस समेत कई विपक्षी दल ने अडानी समूह के खिलाफ तीन पेजों का ज्ञापन तैयार किया है जिसमें शेल कंपनियों समेत कई आरोप लगाए गए हैं.\xa0', '5.\xa0कांग्रेस सांसद अधीर रंजन चौधरी ने कहा कि अडानी ग्रुप के मामले पर जेपीसी जांच की मांग कर रहे हैं. बीजेपी यह नहीं चाहती. ऐसे में बीजेपी का असली चेहरा दिख रहा है. कांग्रेस से केंद्र सरकार डर रही है. इस पर केंद्रीय मंत्री जी.किशन रेड्डी ने कहा कि हम सभी विषयों पर चर्चा करने के लिए तैयार हैं. हम पीछे हटने वाले नहीं है. हम विपक्ष की समस्या समझ रहे हैं. चुनाव आने वाला है इसलिए वो कीचड़ फेंकने का प्रयास करते हैं मगर उन्हें नहीं पता कि कीचड़ में ही कमल खिलेगा. \xa0', '6.\xa0कांग्रेस सहित अन्य विपक्षी दलों के आरोपों पर केंद्रीय मंत्री प्रह्लाद जोशी ने कहा कि विपक्ष ये सब ध्यान हटाने के लिए कर रही है क्योंकि उनके सांसदों को पता है कि राहुल गांधी ने जो किया है वो गलत है. इस पर चर्चा नहीं हो इसलिए ऐसा किया जा रहा है. साथ ही राहुल गांधी से माफी की मांग की है.\xa0', '7.\xa0कांग्रेस अध्यक्ष खरगे ने राहुल गांधी की माफी मांगने को लेकर कहा कि पार्टी नेता राहुल गांधी के ब्रिटेन के बयान पर माफी मांगने का कोई सवाल ही नहीं है और ऐसी मांग कर रहे लोगों को प्रधानमंत्री नरेंद्र मोदी देश की जनता को अपमानित करने वाले विदेश में दिये गये बयानों पर जवाब देना चाहिए. दरअसल राहुल गांधी ने ब्रिटेन दौरे के दौरान कहा था कि सदन में विपक्ष के लिए माइक बंद कर दिए जाते हैं. मोदी सरकार लोकतंत्र पर हमला कर रही है.\xa0', '8. कांग्रेस ने राहुल गांधी पर हमले को लेकर केंद्रीय मंत्री स्मृति ईरानी पर पलटवार करते हुए बुधवार को आरोप लगाया कि वह ‘राहुल गांधी ट्रोल मंत्रालय’ की मंत्री हैं. केंद्रीय मंत्री स्मृति ईरानी ने बुधवार को कांग्रेस नेता राहुल गांधी की ब्रिटेन में उनकी हालिया टिप्पणी को लेकर आलोचना की और कहा कि भारत का लोकतंत्र खतरे में नहीं है, लेकिन विदेशों में उन्होंने जिस तरह का ‘व्यवहार’ किया, उसके लिए लोगों ने उनकी पार्टी को ‘राजनीतिक तबाही’ की ओर धकेल दिया है.', '9. हाल ही में लंदन में एक कार्यक्रम में राहुल गांधी ने आरोप लगाया था कि भारतीय लोकतंत्र के ढांचे पर ‘‘बर्बर हमला’’ हो रहा है. उन्होंने अफसोस जताया कि अमेरिका और यूरोप समेत दुनिया के लोकतांत्रिक हिस्से इस पर ध्यान देने में नाकाम रहे हैं. राहुल ने व्याख्यान में यह आरोप भी लगाया था कि प्रधानमंत्री नरेन्द्र मोदी भारत के लोकतांत्रिक ढांचे को नष्ट कर रहे हैं.', '10. बीजेपी सांसद निशिकांत दुबे ने पूरे मामले पर लोकसभा स्पीकर ओम बिड़ला को लेटर लिखकर राहुल गांधी को बर्खास्त करने की मांग की है.\xa0 उन्होंने कहा कि राहुल गांधी ने देश के खिलाफ बयान दिया है.\xa0', "ये भी पढ़ें- Parliament Budget Session: 'जिस देश ने बनाया था गुलाम, उसी से मदद मांग रहे राहुल गांधी', स्मृति ईरानी बोलीं- टुकड़े-टुकड़े गैंग के समर्थक...", 'क्या प्रधानमंत्री नरेंद्र मोदी को मिल सकता है शांति का नोबेल पुरस्कार?', 'Viral Video: टिकट चेकर और महिला यात्री के बीच स्टेशन पर हुई झड़प, वीडियो वायरल हुआ तो रेलवे ने किया सस्पेंड', 'Congress On Adani: ईडी दफ्तर में अडानी मामले की शिकायत करने से रोका गया तो मल्लिकार्जुन खरगे ने कर दिया ईमेल', 'Cheating Case: मुख्यमंत्री जगन मोहन रेड्डी का PA बनकर पूर्व रणजी क्रिकेटर ने कर ली लाखों की ठगी, अब चढ़ा पुलिस के हत्थे', "Uddhav vs Shinde: 'शिंदे कैंप के विधायकों को उद्धव ठाकरे के कांग्रेस-NCP से गठबंधन पर एतराज था तो...', सुप्रीम कोर्ट की अहम टिप्पणी", 'IPL\xa02023: ऋषभ पंत से लेकर जसप्रीत बुमराह तक, आगामी सीजन में ये बड़े खिलाड़ी नहीं दिखेंगे मैदान पर', 'सिलिकॉन वैली: <text:s/>हिंदू-मुसलमान या फिर सिख, कोई भी हो अब हर युवा यहीं जाना चाहता है, जानिए क्यों?', 'Sonu Sood को ऑफर हुए राज्यसभा और डिप्टी सीएम बनने के पद, पॉलिटिक्स जॉइन करने के सवाल पर एक्टर ने किया खुलासा', 'Mobile Tariff: रिलायंस जियो के इस धमाकेदार नए पोस्ट-पेड टैरिफ प्लान ने बढ़ाई एयरटेल-वोडाफोन आइडिया की मुश्किल!', 'SCO Summit: एससीओ समिट के लिए भारत ने पाकिस्तान के रक्षा मंत्री को भेजा न्यौता, अगले महीने दिल्ली में होगी मीटिंग']</text:p>
          </table:table-cell>
        </table:table-row>
        <table:table-row table:style-name="ro1" table:number-rows-repeated="1048545">
          <table:table-cell table:number-columns-repeated="4"/>
        </table:table-row>
        <table:table-row table:style-name="ro1">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15">00/00/0000</text:date>, <text:time style:data-style-name="N2" text:time-value="18:41:03.05131792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3-15T18:38:19.318162625</dc:date>
    <meta:editing-duration>PT8M33S</meta:editing-duration>
    <meta:editing-cycles>2</meta:editing-cycles>
    <meta:generator>LibreOffice/6.0.7.3$Linux_X86_64 LibreOffice_project/00m0$Build-3</meta:generator>
    <meta:document-statistic meta:table-count="1" meta:cell-count="116" meta:object-count="0"/>
  </office:meta>
</office:document-meta>
</file>